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9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985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0.688cm"/>
    </style:style>
    <style:style style:name="co8" style:family="table-column">
      <style:table-column-properties fo:break-before="auto" style:column-width="1.36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tatistic_result_ppg_arous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hrv_madnn</text:p>
          </table:table-cell>
          <table:table-cell office:value-type="float" office:value="0.771136283874512" calcext:value-type="float">
            <text:p>0.771136283874512</text:p>
          </table:table-cell>
          <table:table-cell office:value-type="float" office:value="0.734757542610168" calcext:value-type="float">
            <text:p>0.734757542610168</text:p>
          </table:table-cell>
          <table:table-cell office:value-type="string" calcext:value-type="string">
            <text:p>arousal_b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14" calcext:value-type="float">
            <text:p>0.014</text:p>
          </table:table-cell>
          <table:table-cell office:value-type="float" office:value="0.622" calcext:value-type="float">
            <text:p>0.622</text:p>
          </table:table-cell>
          <table:table-cell table:number-columns-repeated="2" office:value-type="float" office:value="0.444" calcext:value-type="float">
            <text:p>0.444</text:p>
          </table:table-cell>
          <table:table-cell office:value-type="float" office:value="0.043" calcext:value-type="float">
            <text:p>0.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i</text:p>
          </table:table-cell>
          <table:table-cell office:value-type="float" office:value="0.170612141489983" calcext:value-type="float">
            <text:p>0.170612141489983</text:p>
          </table:table-cell>
          <table:table-cell office:value-type="float" office:value="0.168196961283684" calcext:value-type="float">
            <text:p>0.168196961283684</text:p>
          </table:table-cell>
          <table:table-cell office:value-type="string" calcext:value-type="string">
            <text:p>arousal_b</text:p>
          </table:table-cell>
          <table:table-cell office:value-type="float" office:value="0.067" calcext:value-type="float">
            <text:p>0.06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67" calcext:value-type="float">
            <text:p>0.067</text:p>
          </table:table-cell>
          <table:table-cell office:value-type="float" office:value="2.028" calcext:value-type="float">
            <text:p>2.028</text:p>
          </table:table-cell>
          <table:table-cell table:number-columns-repeated="2" office:value-type="float" office:value="0.176" calcext:value-type="float">
            <text:p>0.176</text:p>
          </table:table-cell>
          <table:table-cell office:value-type="float" office:value="0.127" calcext:value-type="float">
            <text:p>0.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pm</text:p>
          </table:table-cell>
          <table:table-cell office:value-type="float" office:value="0.138571098446846" calcext:value-type="float">
            <text:p>0.138571098446846</text:p>
          </table:table-cell>
          <table:table-cell office:value-type="float" office:value="0.159030869603157" calcext:value-type="float">
            <text:p>0.159030869603157</text:p>
          </table:table-cell>
          <table:table-cell office:value-type="string" calcext:value-type="string">
            <text:p>arousal_b</text:p>
          </table:table-cell>
          <table:table-cell office:value-type="float" office:value="0.154" calcext:value-type="float">
            <text:p>0.15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54" calcext:value-type="float">
            <text:p>0.154</text:p>
          </table:table-cell>
          <table:table-cell office:value-type="float" office:value="8.269" calcext:value-type="float">
            <text:p>8.269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371" calcext:value-type="float">
            <text:p>0.3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dnn</text:p>
          </table:table-cell>
          <table:table-cell office:value-type="float" office:value="1" calcext:value-type="float">
            <text:p>1</text:p>
          </table:table-cell>
          <table:table-cell office:value-type="float" office:value="0.16592700779438" calcext:value-type="float">
            <text:p>0.16592700779438</text:p>
          </table:table-cell>
          <table:table-cell office:value-type="string" calcext:value-type="string">
            <text:p>arousal_b</text:p>
          </table:table-cell>
          <table:table-cell office:value-type="float" office:value="0.048" calcext:value-type="float">
            <text:p>0.04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48" calcext:value-type="float">
            <text:p>0.048</text:p>
          </table:table-cell>
          <table:table-cell office:value-type="float" office:value="1.447" calcext:value-type="float">
            <text:p>1.447</text:p>
          </table:table-cell>
          <table:table-cell table:number-columns-repeated="2" office:value-type="float" office:value="0.249" calcext:value-type="float">
            <text:p>0.249</text:p>
          </table:table-cell>
          <table:table-cell office:value-type="float" office:value="0.094" calcext:value-type="float">
            <text:p>0.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d1</text:p>
          </table:table-cell>
          <table:table-cell office:value-type="float" office:value="1" calcext:value-type="float">
            <text:p>1</text:p>
          </table:table-cell>
          <table:table-cell office:value-type="float" office:value="0.0000527179945493117" calcext:value-type="float">
            <text:p>5.27179945493117E-05</text:p>
          </table:table-cell>
          <table:table-cell office:value-type="string" calcext:value-type="string">
            <text:p>arousal_b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4" calcext:value-type="float">
            <text:p>0.04</text:p>
          </table:table-cell>
          <table:table-cell office:value-type="float" office:value="1.348" calcext:value-type="float">
            <text:p>1.348</text:p>
          </table:table-cell>
          <table:table-cell table:number-columns-repeated="2" office:value-type="float" office:value="0.265" calcext:value-type="float">
            <text:p>0.265</text:p>
          </table:table-cell>
          <table:table-cell office:value-type="float" office:value="0.088" calcext:value-type="float">
            <text:p>0.0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mssd</text:p>
          </table:table-cell>
          <table:table-cell office:value-type="float" office:value="1" calcext:value-type="float">
            <text:p>1</text:p>
          </table:table-cell>
          <table:table-cell office:value-type="float" office:value="0.000650664966087788" calcext:value-type="float">
            <text:p>0.000650664966088</text:p>
          </table:table-cell>
          <table:table-cell office:value-type="string" calcext:value-type="string">
            <text:p>arousal_b</text:p>
          </table:table-cell>
          <table:table-cell office:value-type="float" office:value="0.046" calcext:value-type="float">
            <text:p>0.04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46" calcext:value-type="float">
            <text:p>0.046</text:p>
          </table:table-cell>
          <table:table-cell office:value-type="float" office:value="0.981" calcext:value-type="float">
            <text:p>0.981</text:p>
          </table:table-cell>
          <table:table-cell table:number-columns-repeated="2" office:value-type="float" office:value="0.339" calcext:value-type="float">
            <text:p>0.339</text:p>
          </table:table-cell>
          <table:table-cell office:value-type="float" office:value="0.066" calcext:value-type="float">
            <text:p>0.0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ean</text:p>
          </table:table-cell>
          <table:table-cell office:value-type="float" office:value="1" calcext:value-type="float">
            <text:p>1</text:p>
          </table:table-cell>
          <table:table-cell office:value-type="float" office:value="0.0000056900612435129" calcext:value-type="float">
            <text:p>5.6900612435129E-06</text:p>
          </table:table-cell>
          <table:table-cell office:value-type="string" calcext:value-type="string">
            <text:p>arousal_b</text:p>
          </table:table-cell>
          <table:table-cell office:value-type="float" office:value="0.053" calcext:value-type="float">
            <text:p>0.05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53" calcext:value-type="float">
            <text:p>0.053</text:p>
          </table:table-cell>
          <table:table-cell office:value-type="float" office:value="2.773" calcext:value-type="float">
            <text:p>2.773</text:p>
          </table:table-cell>
          <table:table-cell table:number-columns-repeated="2" office:value-type="float" office:value="0.118" calcext:value-type="float">
            <text:p>0.118</text:p>
          </table:table-cell>
          <table:table-cell office:value-type="float" office:value="0.165" calcext:value-type="float">
            <text:p>0.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edian</text:p>
          </table:table-cell>
          <table:table-cell office:value-type="float" office:value="1" calcext:value-type="float">
            <text:p>1</text:p>
          </table:table-cell>
          <table:table-cell office:value-type="float" office:value="0.00462078163400292" calcext:value-type="float">
            <text:p>0.004620781634003</text:p>
          </table:table-cell>
          <table:table-cell office:value-type="string" calcext:value-type="string">
            <text:p>arousal_b</text:p>
          </table:table-cell>
          <table:table-cell office:value-type="float" office:value="0.058" calcext:value-type="float">
            <text:p>0.05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58" calcext:value-type="float">
            <text:p>0.058</text:p>
          </table:table-cell>
          <table:table-cell office:value-type="float" office:value="1.288" calcext:value-type="float">
            <text:p>1.288</text:p>
          </table:table-cell>
          <table:table-cell table:number-columns-repeated="2" office:value-type="float" office:value="0.276" calcext:value-type="float">
            <text:p>0.276</text:p>
          </table:table-cell>
          <table:table-cell office:value-type="float" office:value="0.084" calcext:value-type="float">
            <text:p>0.0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ax</text:p>
          </table:table-cell>
          <table:table-cell office:value-type="float" office:value="1" calcext:value-type="float">
            <text:p>1</text:p>
          </table:table-cell>
          <table:table-cell office:value-type="float" office:value="0.000343085644999519" calcext:value-type="float">
            <text:p>0.000343085645</text:p>
          </table:table-cell>
          <table:table-cell office:value-type="string" calcext:value-type="string">
            <text:p>arousal_b</text:p>
          </table:table-cell>
          <table:table-cell office:value-type="float" office:value="0.048" calcext:value-type="float">
            <text:p>0.04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48" calcext:value-type="float">
            <text:p>0.048</text:p>
          </table:table-cell>
          <table:table-cell office:value-type="float" office:value="1.289" calcext:value-type="float">
            <text:p>1.289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0.084" calcext:value-type="float">
            <text:p>0.0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in</text:p>
          </table:table-cell>
          <table:table-cell office:value-type="float" office:value="1" calcext:value-type="float">
            <text:p>1</text:p>
          </table:table-cell>
          <table:table-cell office:value-type="float" office:value="0.000283641449641436" calcext:value-type="float">
            <text:p>0.000283641449641</text:p>
          </table:table-cell>
          <table:table-cell office:value-type="string" calcext:value-type="string">
            <text:p>arousal_b</text:p>
          </table:table-cell>
          <table:table-cell office:value-type="float" office:value="0.076" calcext:value-type="float">
            <text:p>0.07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76" calcext:value-type="float">
            <text:p>0.076</text:p>
          </table:table-cell>
          <table:table-cell office:value-type="float" office:value="1.899" calcext:value-type="float">
            <text:p>1.899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19" calcext:value-type="float">
            <text:p>0.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var</text:p>
          </table:table-cell>
          <table:table-cell office:value-type="float" office:value="0.255496978759766" calcext:value-type="float">
            <text:p>0.255496978759766</text:p>
          </table:table-cell>
          <table:table-cell office:value-type="float" office:value="0.270989149808884" calcext:value-type="float">
            <text:p>0.270989149808884</text:p>
          </table:table-cell>
          <table:table-cell office:value-type="string" calcext:value-type="string">
            <text:p>arousal_b</text:p>
          </table:table-cell>
          <table:table-cell office:value-type="float" office:value="0.172" calcext:value-type="float">
            <text:p>0.17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72" calcext:value-type="float">
            <text:p>0.172</text:p>
          </table:table-cell>
          <table:table-cell office:value-type="float" office:value="4.679" calcext:value-type="float">
            <text:p>4.679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std</text:p>
          </table:table-cell>
          <table:table-cell office:value-type="float" office:value="0.0732473358511925" calcext:value-type="float">
            <text:p>0.073247335851193</text:p>
          </table:table-cell>
          <table:table-cell office:value-type="float" office:value="0.0938167721033097" calcext:value-type="float">
            <text:p>0.09381677210331</text:p>
          </table:table-cell>
          <table:table-cell office:value-type="string" calcext:value-type="string">
            <text:p>arousal_b</text:p>
          </table:table-cell>
          <table:table-cell office:value-type="float" office:value="0.231" calcext:value-type="float">
            <text:p>0.23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231" calcext:value-type="float">
            <text:p>0.231</text:p>
          </table:table-cell>
          <table:table-cell office:value-type="float" office:value="4.241" calcext:value-type="float">
            <text:p>4.241</text:p>
          </table:table-cell>
          <table:table-cell table:number-columns-repeated="2" office:value-type="float" office:value="0.059" calcext:value-type="float">
            <text:p>0.059</text:p>
          </table:table-cell>
          <table:table-cell office:value-type="float" office:value="0.233" calcext:value-type="float">
            <text:p>0.2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skew</text:p>
          </table:table-cell>
          <table:table-cell office:value-type="float" office:value="0.0367911942303181" calcext:value-type="float">
            <text:p>0.036791194230318</text:p>
          </table:table-cell>
          <table:table-cell office:value-type="float" office:value="0.0312790684401989" calcext:value-type="float">
            <text:p>0.031279068440199</text:p>
          </table:table-cell>
          <table:table-cell office:value-type="string" calcext:value-type="string">
            <text:p>arousal_b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18" calcext:value-type="float">
            <text:p>0.018</text:p>
          </table:table-cell>
          <table:table-cell office:value-type="float" office:value="0.449" calcext:value-type="float">
            <text:p>0.449</text:p>
          </table:table-cell>
          <table:table-cell table:number-columns-repeated="2" office:value-type="float" office:value="0.514" calcext:value-type="float">
            <text:p>0.514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kurt</text:p>
          </table:table-cell>
          <table:table-cell office:value-type="float" office:value="0.0500019080936909" calcext:value-type="float">
            <text:p>0.050001908093691</text:p>
          </table:table-cell>
          <table:table-cell office:value-type="float" office:value="0.297566562891007" calcext:value-type="float">
            <text:p>0.297566562891007</text:p>
          </table:table-cell>
          <table:table-cell office:value-type="string" calcext:value-type="string">
            <text:p>arousal_b</text:p>
          </table:table-cell>
          <table:table-cell office:value-type="float" office:value="0.165" calcext:value-type="float">
            <text:p>0.16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65" calcext:value-type="float">
            <text:p>0.165</text:p>
          </table:table-cell>
          <table:table-cell office:value-type="float" office:value="4.345" calcext:value-type="float">
            <text:p>4.345</text:p>
          </table:table-cell>
          <table:table-cell table:number-columns-repeated="2" office:value-type="float" office:value="0.056" calcext:value-type="float">
            <text:p>0.056</text:p>
          </table:table-cell>
          <table:table-cell office:value-type="float" office:value="0.237" calcext:value-type="float">
            <text:p>0.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pos_derivative</text:p>
          </table:table-cell>
          <table:table-cell office:value-type="float" office:value="0.0956555902957916" calcext:value-type="float">
            <text:p>0.095655590295792</text:p>
          </table:table-cell>
          <table:table-cell office:value-type="float" office:value="0.0625902563333511" calcext:value-type="float">
            <text:p>0.062590256333351</text:p>
          </table:table-cell>
          <table:table-cell office:value-type="string" calcext:value-type="string">
            <text:p>arousal_b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31" calcext:value-type="float">
            <text:p>0.031</text:p>
          </table:table-cell>
          <table:table-cell office:value-type="float" office:value="0.868" calcext:value-type="float">
            <text:p>0.868</text:p>
          </table:table-cell>
          <table:table-cell table:number-columns-repeated="2" office:value-type="float" office:value="0.367" calcext:value-type="float">
            <text:p>0.367</text:p>
          </table:table-cell>
          <table:table-cell office:value-type="float" office:value="0.058" calcext:value-type="float">
            <text:p>0.0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neg_derivative</text:p>
          </table:table-cell>
          <table:table-cell office:value-type="float" office:value="0.277145087718964" calcext:value-type="float">
            <text:p>0.277145087718964</text:p>
          </table:table-cell>
          <table:table-cell office:value-type="float" office:value="0.205191642045975" calcext:value-type="float">
            <text:p>0.205191642045975</text:p>
          </table:table-cell>
          <table:table-cell office:value-type="string" calcext:value-type="string">
            <text:p>arousal_b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3" calcext:value-type="float">
            <text:p>0.03</text:p>
          </table:table-cell>
          <table:table-cell office:value-type="float" office:value="1.265" calcext:value-type="float">
            <text:p>1.265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083" calcext:value-type="float">
            <text:p>0.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ean</text:p>
          </table:table-cell>
          <table:table-cell office:value-type="float" office:value="0.614596843719482" calcext:value-type="float">
            <text:p>0.614596843719482</text:p>
          </table:table-cell>
          <table:table-cell office:value-type="float" office:value="0.727887511253357" calcext:value-type="float">
            <text:p>0.727887511253357</text:p>
          </table:table-cell>
          <table:table-cell office:value-type="string" calcext:value-type="string">
            <text:p>arousal_b</text:p>
          </table:table-cell>
          <table:table-cell office:value-type="float" office:value="0.527" calcext:value-type="float">
            <text:p>0.52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527" calcext:value-type="float">
            <text:p>0.527</text:p>
          </table:table-cell>
          <table:table-cell office:value-type="float" office:value="9.491" calcext:value-type="float">
            <text:p>9.491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404" calcext:value-type="float">
            <text:p>0.4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edian</text:p>
          </table:table-cell>
          <table:table-cell office:value-type="float" office:value="0.0190738420933485" calcext:value-type="float">
            <text:p>0.019073842093349</text:p>
          </table:table-cell>
          <table:table-cell office:value-type="float" office:value="0.550758302211762" calcext:value-type="float">
            <text:p>0.550758302211762</text:p>
          </table:table-cell>
          <table:table-cell office:value-type="string" calcext:value-type="string">
            <text:p>arousal_b</text:p>
          </table:table-cell>
          <table:table-cell office:value-type="float" office:value="0.872" calcext:value-type="float">
            <text:p>0.87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872" calcext:value-type="float">
            <text:p>0.872</text:p>
          </table:table-cell>
          <table:table-cell office:value-type="float" office:value="10.78" calcext:value-type="float">
            <text:p>10.78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435" calcext:value-type="float">
            <text:p>0.4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ax</text:p>
          </table:table-cell>
          <table:table-cell office:value-type="float" office:value="0.0421959459781647" calcext:value-type="float">
            <text:p>0.042195945978165</text:p>
          </table:table-cell>
          <table:table-cell office:value-type="float" office:value="0.0705904364585877" calcext:value-type="float">
            <text:p>0.070590436458588</text:p>
          </table:table-cell>
          <table:table-cell office:value-type="string" calcext:value-type="string">
            <text:p>arousal_b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4" calcext:value-type="float">
            <text:p>0.064</text:p>
          </table:table-cell>
          <table:table-cell table:number-columns-repeated="2" office:value-type="float" office:value="0.804" calcext:value-type="float">
            <text:p>0.804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in</text:p>
          </table:table-cell>
          <table:table-cell office:value-type="float" office:value="0.0911267995834351" calcext:value-type="float">
            <text:p>0.091126799583435</text:p>
          </table:table-cell>
          <table:table-cell office:value-type="float" office:value="0.0919291377067566" calcext:value-type="float">
            <text:p>0.091929137706757</text:p>
          </table:table-cell>
          <table:table-cell office:value-type="string" calcext:value-type="string">
            <text:p>arousal_b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135" calcext:value-type="float">
            <text:p>0.135</text:p>
          </table:table-cell>
          <table:table-cell table:number-columns-repeated="2" office:value-type="float" office:value="0.718" calcext:value-type="float">
            <text:p>0.718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var</text:p>
          </table:table-cell>
          <table:table-cell office:value-type="float" office:value="0.343807339668274" calcext:value-type="float">
            <text:p>0.343807339668274</text:p>
          </table:table-cell>
          <table:table-cell office:value-type="float" office:value="0.452338486909866" calcext:value-type="float">
            <text:p>0.452338486909866</text:p>
          </table:table-cell>
          <table:table-cell office:value-type="string" calcext:value-type="string">
            <text:p>arousal_b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965" calcext:value-type="float">
            <text:p>0.965</text:p>
          </table:table-cell>
          <table:table-cell table:number-columns-repeated="2" office:value-type="float" office:value="0.342" calcext:value-type="float">
            <text:p>0.342</text:p>
          </table:table-cell>
          <table:table-cell office:value-type="float" office:value="0.065" calcext:value-type="float">
            <text:p>0.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std</text:p>
          </table:table-cell>
          <table:table-cell office:value-type="float" office:value="0.0483258701860905" calcext:value-type="float">
            <text:p>0.048325870186091</text:p>
          </table:table-cell>
          <table:table-cell office:value-type="float" office:value="0.159126535058022" calcext:value-type="float">
            <text:p>0.159126535058022</text:p>
          </table:table-cell>
          <table:table-cell office:value-type="string" calcext:value-type="string">
            <text:p>arousal_b</text:p>
          </table:table-cell>
          <table:table-cell office:value-type="float" office:value="0.216" calcext:value-type="float">
            <text:p>0.2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216" calcext:value-type="float">
            <text:p>0.216</text:p>
          </table:table-cell>
          <table:table-cell office:value-type="float" office:value="6.215" calcext:value-type="float">
            <text:p>6.215</text:p>
          </table:table-cell>
          <table:table-cell table:number-columns-repeated="2" office:value-type="float" office:value="0.026" calcext:value-type="float">
            <text:p>0.026</text:p>
          </table:table-cell>
          <table:table-cell office:value-type="float" office:value="0.307" calcext:value-type="float">
            <text:p>0.3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skew</text:p>
          </table:table-cell>
          <table:table-cell office:value-type="float" office:value="0.0139055605977774" calcext:value-type="float">
            <text:p>0.013905560597777</text:p>
          </table:table-cell>
          <table:table-cell office:value-type="float" office:value="0.0419858172535896" calcext:value-type="float">
            <text:p>0.04198581725359</text:p>
          </table:table-cell>
          <table:table-cell office:value-type="string" calcext:value-type="string">
            <text:p>arousal_b</text:p>
          </table:table-cell>
          <table:table-cell office:value-type="float" office:value="0.189" calcext:value-type="float">
            <text:p>0.18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89" calcext:value-type="float">
            <text:p>0.189</text:p>
          </table:table-cell>
          <table:table-cell office:value-type="float" office:value="4.449" calcext:value-type="float">
            <text:p>4.449</text:p>
          </table:table-cell>
          <table:table-cell table:number-columns-repeated="2" office:value-type="float" office:value="0.053" calcext:value-type="float">
            <text:p>0.053</text:p>
          </table:table-cell>
          <table:table-cell office:value-type="float" office:value="0.241" calcext:value-type="float">
            <text:p>0.2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kurt</text:p>
          </table:table-cell>
          <table:table-cell office:value-type="float" office:value="0.133526012301445" calcext:value-type="float">
            <text:p>0.133526012301445</text:p>
          </table:table-cell>
          <table:table-cell office:value-type="float" office:value="0.169448241591454" calcext:value-type="float">
            <text:p>0.169448241591454</text:p>
          </table:table-cell>
          <table:table-cell office:value-type="string" calcext:value-type="string">
            <text:p>arousal_b</text:p>
          </table:table-cell>
          <table:table-cell office:value-type="float" office:value="0.023" calcext:value-type="float">
            <text:p>0.02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23" calcext:value-type="float">
            <text:p>0.023</text:p>
          </table:table-cell>
          <table:table-cell office:value-type="float" office:value="0.579" calcext:value-type="float">
            <text:p>0.579</text:p>
          </table:table-cell>
          <table:table-cell table:number-columns-repeated="2" office:value-type="float" office:value="0.459" calcext:value-type="float">
            <text:p>0.459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pos_derivative</text:p>
          </table:table-cell>
          <table:table-cell office:value-type="float" office:value="0.947883188724518" calcext:value-type="float">
            <text:p>0.947883188724518</text:p>
          </table:table-cell>
          <table:table-cell office:value-type="float" office:value="0.949150204658508" calcext:value-type="float">
            <text:p>0.949150204658508</text:p>
          </table:table-cell>
          <table:table-cell office:value-type="string" calcext:value-type="string">
            <text:p>arousal_b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table:number-columns-repeated="2" office:value-type="float" office:value="0.819" calcext:value-type="float">
            <text:p>0.819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neg_derivative</text:p>
          </table:table-cell>
          <table:table-cell office:value-type="float" office:value="0.0304537825286388" calcext:value-type="float">
            <text:p>0.030453782528639</text:p>
          </table:table-cell>
          <table:table-cell office:value-type="float" office:value="0.46432825922966" calcext:value-type="float">
            <text:p>0.46432825922966</text:p>
          </table:table-cell>
          <table:table-cell office:value-type="string" calcext:value-type="string">
            <text:p>arousal_b</text:p>
          </table:table-cell>
          <table:table-cell office:value-type="float" office:value="0.072" calcext:value-type="float">
            <text:p>0.07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72" calcext:value-type="float">
            <text:p>0.072</text:p>
          </table:table-cell>
          <table:table-cell office:value-type="float" office:value="3.535" calcext:value-type="float">
            <text:p>3.535</text:p>
          </table:table-cell>
          <table:table-cell table:number-columns-repeated="2" office:value-type="float" office:value="0.081" calcext:value-type="float">
            <text:p>0.081</text:p>
          </table:table-cell>
          <table:table-cell office:value-type="float" office:value="0.202" calcext:value-type="float">
            <text:p>0.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eanNN</text:p>
          </table:table-cell>
          <table:table-cell office:value-type="float" office:value="0.0758185014128685" calcext:value-type="float">
            <text:p>0.075818501412869</text:p>
          </table:table-cell>
          <table:table-cell office:value-type="float" office:value="0.326609551906586" calcext:value-type="float">
            <text:p>0.326609551906586</text:p>
          </table:table-cell>
          <table:table-cell office:value-type="string" calcext:value-type="string">
            <text:p>arousal_b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8" calcext:value-type="float">
            <text:p>0.08</text:p>
          </table:table-cell>
          <table:table-cell office:value-type="float" office:value="4.87" calcext:value-type="float">
            <text:p>4.87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258" calcext:value-type="float">
            <text:p>0.2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NN</text:p>
          </table:table-cell>
          <table:table-cell office:value-type="float" office:value="0.601974964141846" calcext:value-type="float">
            <text:p>0.601974964141846</text:p>
          </table:table-cell>
          <table:table-cell office:value-type="float" office:value="0.828769981861115" calcext:value-type="float">
            <text:p>0.828769981861115</text:p>
          </table:table-cell>
          <table:table-cell office:value-type="string" calcext:value-type="string">
            <text:p>arousal_b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5" calcext:value-type="float">
            <text:p>0.005</text:p>
          </table:table-cell>
          <table:table-cell office:value-type="float" office:value="0.154" calcext:value-type="float">
            <text:p>0.154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ANN1</text:p>
          </table:table-cell>
          <table:table-cell office:value-type="float" office:value="0.0119464145973325" calcext:value-type="float">
            <text:p>0.011946414597333</text:p>
          </table:table-cell>
          <table:table-cell office:value-type="float" office:value="0.0591769106686115" calcext:value-type="float">
            <text:p>0.059176910668612</text:p>
          </table:table-cell>
          <table:table-cell office:value-type="string" calcext:value-type="string">
            <text:p>arousal_b</text:p>
          </table:table-cell>
          <table:table-cell office:value-type="float" office:value="0.028" calcext:value-type="float">
            <text:p>0.02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28" calcext:value-type="float">
            <text:p>0.028</text:p>
          </table:table-cell>
          <table:table-cell office:value-type="float" office:value="0.364" calcext:value-type="float">
            <text:p>0.364</text:p>
          </table:table-cell>
          <table:table-cell table:number-columns-repeated="2" office:value-type="float" office:value="0.556" calcext:value-type="float">
            <text:p>0.556</text:p>
          </table:table-cell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NNI1</text:p>
          </table:table-cell>
          <table:table-cell office:value-type="float" office:value="0.0692655295133591" calcext:value-type="float">
            <text:p>0.069265529513359</text:p>
          </table:table-cell>
          <table:table-cell office:value-type="float" office:value="0.840293705463409" calcext:value-type="float">
            <text:p>0.840293705463409</text:p>
          </table:table-cell>
          <table:table-cell office:value-type="string" calcext:value-type="string">
            <text:p>arousal_b</text:p>
          </table:table-cell>
          <table:table-cell office:value-type="float" office:value="0.153" calcext:value-type="float">
            <text:p>0.15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53" calcext:value-type="float">
            <text:p>0.153</text:p>
          </table:table-cell>
          <table:table-cell office:value-type="float" office:value="4.808" calcext:value-type="float">
            <text:p>4.808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float" office:value="0.256" calcext:value-type="float">
            <text:p>0.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ANN2</text:p>
          </table:table-cell>
          <table:table-cell office:value-type="float" office:value="0.0636033192276955" calcext:value-type="float">
            <text:p>0.063603319227696</text:p>
          </table:table-cell>
          <table:table-cell office:value-type="float" office:value="0.342073857784271" calcext:value-type="float">
            <text:p>0.342073857784271</text:p>
          </table:table-cell>
          <table:table-cell office:value-type="string" calcext:value-type="string">
            <text:p>arousal_b</text:p>
          </table:table-cell>
          <table:table-cell office:value-type="float" office:value="0.033" calcext:value-type="float">
            <text:p>0.0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33" calcext:value-type="float">
            <text:p>0.033</text:p>
          </table:table-cell>
          <table:table-cell office:value-type="float" office:value="3.844" calcext:value-type="float">
            <text:p>3.844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215" calcext:value-type="float">
            <text:p>0.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NNI2</text:p>
          </table:table-cell>
          <table:table-cell office:value-type="float" office:value="0.0447064749896526" calcext:value-type="float">
            <text:p>0.044706474989653</text:p>
          </table:table-cell>
          <table:table-cell office:value-type="float" office:value="0.0406386815011501" calcext:value-type="float">
            <text:p>0.04063868150115</text:p>
          </table:table-cell>
          <table:table-cell office:value-type="string" calcext:value-type="string">
            <text:p>arousal_b</text:p>
          </table:table-cell>
          <table:table-cell office:value-type="float" office:value="0.106" calcext:value-type="float">
            <text:p>0.10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06" calcext:value-type="float">
            <text:p>0.106</text:p>
          </table:table-cell>
          <table:table-cell office:value-type="float" office:value="4.955" calcext:value-type="float">
            <text:p>4.955</text:p>
          </table:table-cell>
          <table:table-cell table:number-columns-repeated="2" office:value-type="float" office:value="0.043" calcext:value-type="float">
            <text:p>0.043</text:p>
          </table:table-cell>
          <table:table-cell office:value-type="float" office:value="0.261" calcext:value-type="float">
            <text:p>0.2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ANN5</text:p>
          </table:table-cell>
          <table:table-cell office:value-type="float" office:value="0.0501879528164864" calcext:value-type="float">
            <text:p>0.050187952816486</text:p>
          </table:table-cell>
          <table:table-cell office:value-type="float" office:value="0.633663833141327" calcext:value-type="float">
            <text:p>0.633663833141327</text:p>
          </table:table-cell>
          <table:table-cell office:value-type="string" calcext:value-type="string">
            <text:p>arousal_b</text:p>
          </table:table-cell>
          <table:table-cell office:value-type="float" office:value="0.024" calcext:value-type="float">
            <text:p>0.02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24" calcext:value-type="float">
            <text:p>0.024</text:p>
          </table:table-cell>
          <table:table-cell office:value-type="float" office:value="0.652" calcext:value-type="float">
            <text:p>0.652</text:p>
          </table:table-cell>
          <table:table-cell table:number-columns-repeated="2" office:value-type="float" office:value="0.433" calcext:value-type="float">
            <text:p>0.433</text:p>
          </table:table-cell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adNN</text:p>
          </table:table-cell>
          <table:table-cell office:value-type="float" office:value="0.0433204732835293" calcext:value-type="float">
            <text:p>0.043320473283529</text:p>
          </table:table-cell>
          <table:table-cell office:value-type="float" office:value="0.642866432666779" calcext:value-type="float">
            <text:p>0.642866432666779</text:p>
          </table:table-cell>
          <table:table-cell office:value-type="string" calcext:value-type="string">
            <text:p>arousal_b</text:p>
          </table:table-cell>
          <table:table-cell office:value-type="float" office:value="0.037" calcext:value-type="float">
            <text:p>0.03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37" calcext:value-type="float">
            <text:p>0.037</text:p>
          </table:table-cell>
          <table:table-cell office:value-type="float" office:value="0.753" calcext:value-type="float">
            <text:p>0.75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051" calcext:value-type="float">
            <text:p>0.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CVNN</text:p>
          </table:table-cell>
          <table:table-cell office:value-type="float" office:value="0.0429824516177177" calcext:value-type="float">
            <text:p>0.042982451617718</text:p>
          </table:table-cell>
          <table:table-cell office:value-type="float" office:value="0.640359818935394" calcext:value-type="float">
            <text:p>0.640359818935394</text:p>
          </table:table-cell>
          <table:table-cell office:value-type="string" calcext:value-type="string">
            <text:p>arousal_b</text:p>
          </table:table-cell>
          <table:table-cell office:value-type="float" office:value="0.037" calcext:value-type="float">
            <text:p>0.03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37" calcext:value-type="float">
            <text:p>0.037</text:p>
          </table:table-cell>
          <table:table-cell office:value-type="float" office:value="0.753" calcext:value-type="float">
            <text:p>0.75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051" calcext:value-type="float">
            <text:p>0.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IQRNN</text:p>
          </table:table-cell>
          <table:table-cell office:value-type="float" office:value="0.0299248564988375" calcext:value-type="float">
            <text:p>0.029924856498838</text:p>
          </table:table-cell>
          <table:table-cell office:value-type="float" office:value="0.559820830821991" calcext:value-type="float">
            <text:p>0.559820830821991</text:p>
          </table:table-cell>
          <table:table-cell office:value-type="string" calcext:value-type="string">
            <text:p>arousal_b</text:p>
          </table:table-cell>
          <table:table-cell office:value-type="float" office:value="0.047" calcext:value-type="float">
            <text:p>0.04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47" calcext:value-type="float">
            <text:p>0.047</text:p>
          </table:table-cell>
          <table:table-cell office:value-type="float" office:value="1.377" calcext:value-type="float">
            <text:p>1.377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pNN50</text:p>
          </table:table-cell>
          <table:table-cell office:value-type="float" office:value="0.0262145884335041" calcext:value-type="float">
            <text:p>0.026214588433504</text:p>
          </table:table-cell>
          <table:table-cell office:value-type="float" office:value="0.570272266864777" calcext:value-type="float">
            <text:p>0.570272266864777</text:p>
          </table:table-cell>
          <table:table-cell office:value-type="string" calcext:value-type="string">
            <text:p>arousal_b</text:p>
          </table:table-cell>
          <table:table-cell office:value-type="float" office:value="0.052" calcext:value-type="float">
            <text:p>0.05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52" calcext:value-type="float">
            <text:p>0.052</text:p>
          </table:table-cell>
          <table:table-cell office:value-type="float" office:value="1.176" calcext:value-type="float">
            <text:p>1.176</text:p>
          </table:table-cell>
          <table:table-cell table:number-columns-repeated="2" office:value-type="float" office:value="0.296" calcext:value-type="float">
            <text:p>0.296</text:p>
          </table:table-cell>
          <table:table-cell office:value-type="float" office:value="0.078" calcext:value-type="float">
            <text:p>0.0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pNN20</text:p>
          </table:table-cell>
          <table:table-cell office:value-type="float" office:value="0.0432120636105537" calcext:value-type="float">
            <text:p>0.043212063610554</text:p>
          </table:table-cell>
          <table:table-cell office:value-type="float" office:value="0.0433841906487942" calcext:value-type="float">
            <text:p>0.043384190648794</text:p>
          </table:table-cell>
          <table:table-cell office:value-type="string" calcext:value-type="string">
            <text:p>arousal_b</text:p>
          </table:table-cell>
          <table:table-cell office:value-type="float" office:value="0.101" calcext:value-type="float">
            <text:p>0.10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01" calcext:value-type="float">
            <text:p>0.101</text:p>
          </table:table-cell>
          <table:table-cell office:value-type="float" office:value="5.615" calcext:value-type="float">
            <text:p>5.615</text:p>
          </table:table-cell>
          <table:table-cell table:number-columns-repeated="2" office:value-type="float" office:value="0.033" calcext:value-type="float">
            <text:p>0.033</text:p>
          </table:table-cell>
          <table:table-cell office:value-type="float" office:value="0.286" calcext:value-type="float">
            <text:p>0.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HTI</text:p>
          </table:table-cell>
          <table:table-cell office:value-type="float" office:value="0.218765169382095" calcext:value-type="float">
            <text:p>0.218765169382095</text:p>
          </table:table-cell>
          <table:table-cell office:value-type="float" office:value="0.213347896933556" calcext:value-type="float">
            <text:p>0.213347896933556</text:p>
          </table:table-cell>
          <table:table-cell office:value-type="string" calcext:value-type="string">
            <text:p>arousal_b</text:p>
          </table:table-cell>
          <table:table-cell office:value-type="float" office:value="0.171" calcext:value-type="float">
            <text:p>0.17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71" calcext:value-type="float">
            <text:p>0.171</text:p>
          </table:table-cell>
          <table:table-cell office:value-type="float" office:value="7.518" calcext:value-type="float">
            <text:p>7.518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349" calcext:value-type="float">
            <text:p>0.3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TINN</text:p>
          </table:table-cell>
          <table:table-cell office:value-type="float" office:value="0.234768286347389" calcext:value-type="float">
            <text:p>0.234768286347389</text:p>
          </table:table-cell>
          <table:table-cell office:value-type="float" office:value="0.499367117881775" calcext:value-type="float">
            <text:p>0.499367117881775</text:p>
          </table:table-cell>
          <table:table-cell office:value-type="string" calcext:value-type="string">
            <text:p>arousal_b</text:p>
          </table:table-cell>
          <table:table-cell office:value-type="float" office:value="0.202" calcext:value-type="float">
            <text:p>0.20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202" calcext:value-type="float">
            <text:p>0.202</text:p>
          </table:table-cell>
          <table:table-cell office:value-type="float" office:value="10.095" calcext:value-type="float">
            <text:p>10.095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419" calcext:value-type="float">
            <text:p>0.4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adnn</text:p>
          </table:table-cell>
          <table:table-cell office:value-type="float" office:value="0.771136283874512" calcext:value-type="float">
            <text:p>0.771136283874512</text:p>
          </table:table-cell>
          <table:table-cell office:value-type="float" office:value="0.734757542610168" calcext:value-type="float">
            <text:p>0.734757542610168</text:p>
          </table:table-cell>
          <table:table-cell office:value-type="string" calcext:value-type="string">
            <text:p>arousal_b * task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595" calcext:value-type="float">
            <text:p>0.595</text:p>
          </table:table-cell>
          <table:table-cell table:number-columns-repeated="2" office:value-type="float" office:value="0.453" calcext:value-type="float">
            <text:p>0.453</text:p>
          </table:table-cell>
          <table:table-cell office:value-type="float" office:value="0.041" calcext:value-type="float">
            <text:p>0.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i</text:p>
          </table:table-cell>
          <table:table-cell office:value-type="float" office:value="0.170612141489983" calcext:value-type="float">
            <text:p>0.170612141489983</text:p>
          </table:table-cell>
          <table:table-cell office:value-type="float" office:value="0.168196961283684" calcext:value-type="float">
            <text:p>0.168196961283684</text:p>
          </table:table-cell>
          <table:table-cell office:value-type="string" calcext:value-type="string">
            <text:p>arousal_b * task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894" calcext:value-type="float">
            <text:p>0.894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pm</text:p>
          </table:table-cell>
          <table:table-cell office:value-type="float" office:value="0.138571098446846" calcext:value-type="float">
            <text:p>0.138571098446846</text:p>
          </table:table-cell>
          <table:table-cell office:value-type="float" office:value="0.159030869603157" calcext:value-type="float">
            <text:p>0.159030869603157</text:p>
          </table:table-cell>
          <table:table-cell office:value-type="string" calcext:value-type="string">
            <text:p>arousal_b * task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69" calcext:value-type="float">
            <text:p>0.069</text:p>
          </table:table-cell>
          <table:table-cell table:number-columns-repeated="2" office:value-type="float" office:value="0.797" calcext:value-type="float">
            <text:p>0.797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dnn</text:p>
          </table:table-cell>
          <table:table-cell office:value-type="float" office:value="1" calcext:value-type="float">
            <text:p>1</text:p>
          </table:table-cell>
          <table:table-cell office:value-type="float" office:value="0.16592700779438" calcext:value-type="float">
            <text:p>0.16592700779438</text:p>
          </table:table-cell>
          <table:table-cell office:value-type="string" calcext:value-type="string">
            <text:p>arousal_b * task</text:p>
          </table:table-cell>
          <table:table-cell office:value-type="float" office:value="0.087" calcext:value-type="float">
            <text:p>0.08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87" calcext:value-type="float">
            <text:p>0.087</text:p>
          </table:table-cell>
          <table:table-cell office:value-type="float" office:value="1.627" calcext:value-type="float">
            <text:p>1.627</text:p>
          </table:table-cell>
          <table:table-cell table:number-columns-repeated="2" office:value-type="float" office:value="0.223" calcext:value-type="float">
            <text:p>0.223</text:p>
          </table:table-cell>
          <table:table-cell office:value-type="float" office:value="0.104" calcext:value-type="float">
            <text:p>0.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d1</text:p>
          </table:table-cell>
          <table:table-cell office:value-type="float" office:value="1" calcext:value-type="float">
            <text:p>1</text:p>
          </table:table-cell>
          <table:table-cell office:value-type="float" office:value="0.0000527179945493117" calcext:value-type="float">
            <text:p>5.27179945493117E-05</text:p>
          </table:table-cell>
          <table:table-cell office:value-type="string" calcext:value-type="string">
            <text:p>arousal_b * task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8" calcext:value-type="float">
            <text:p>0.008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629" calcext:value-type="float">
            <text:p>0.629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mssd</text:p>
          </table:table-cell>
          <table:table-cell office:value-type="float" office:value="1" calcext:value-type="float">
            <text:p>1</text:p>
          </table:table-cell>
          <table:table-cell office:value-type="float" office:value="0.000650664966087788" calcext:value-type="float">
            <text:p>0.000650664966088</text:p>
          </table:table-cell>
          <table:table-cell office:value-type="string" calcext:value-type="string">
            <text:p>arousal_b * task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257" calcext:value-type="float">
            <text:p>0.257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ean</text:p>
          </table:table-cell>
          <table:table-cell office:value-type="float" office:value="1" calcext:value-type="float">
            <text:p>1</text:p>
          </table:table-cell>
          <table:table-cell office:value-type="float" office:value="0.0000056900612435129" calcext:value-type="float">
            <text:p>5.6900612435129E-06</text:p>
          </table:table-cell>
          <table:table-cell office:value-type="string" calcext:value-type="string">
            <text:p>arousal_b * task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87" calcext:value-type="float">
            <text:p>0.087</text:p>
          </table:table-cell>
          <table:table-cell table:number-columns-repeated="2" office:value-type="float" office:value="0.773" calcext:value-type="float">
            <text:p>0.773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edian</text:p>
          </table:table-cell>
          <table:table-cell office:value-type="float" office:value="1" calcext:value-type="float">
            <text:p>1</text:p>
          </table:table-cell>
          <table:table-cell office:value-type="float" office:value="0.00462078163400292" calcext:value-type="float">
            <text:p>0.004620781634003</text:p>
          </table:table-cell>
          <table:table-cell office:value-type="string" calcext:value-type="string">
            <text:p>arousal_b * task</text:p>
          </table:table-cell>
          <table:table-cell office:value-type="float" office:value="0.261" calcext:value-type="float">
            <text:p>0.26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261" calcext:value-type="float">
            <text:p>0.261</text:p>
          </table:table-cell>
          <table:table-cell office:value-type="float" office:value="4.794" calcext:value-type="float">
            <text:p>4.794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float" office:value="0.255" calcext:value-type="float">
            <text:p>0.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ax</text:p>
          </table:table-cell>
          <table:table-cell office:value-type="float" office:value="1" calcext:value-type="float">
            <text:p>1</text:p>
          </table:table-cell>
          <table:table-cell office:value-type="float" office:value="0.000343085644999519" calcext:value-type="float">
            <text:p>0.000343085645</text:p>
          </table:table-cell>
          <table:table-cell office:value-type="string" calcext:value-type="string">
            <text:p>arousal_b * task</text:p>
          </table:table-cell>
          <table:table-cell office:value-type="float" office:value="0.059" calcext:value-type="float">
            <text:p>0.05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59" calcext:value-type="float">
            <text:p>0.059</text:p>
          </table:table-cell>
          <table:table-cell office:value-type="float" office:value="0.973" calcext:value-type="float">
            <text:p>0.973</text:p>
          </table:table-cell>
          <table:table-cell table:number-columns-repeated="2" office:value-type="float" office:value="0.341" calcext:value-type="float">
            <text:p>0.341</text:p>
          </table:table-cell>
          <table:table-cell office:value-type="float" office:value="0.065" calcext:value-type="float">
            <text:p>0.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in</text:p>
          </table:table-cell>
          <table:table-cell office:value-type="float" office:value="1" calcext:value-type="float">
            <text:p>1</text:p>
          </table:table-cell>
          <table:table-cell office:value-type="float" office:value="0.000283641449641436" calcext:value-type="float">
            <text:p>0.000283641449641</text:p>
          </table:table-cell>
          <table:table-cell office:value-type="string" calcext:value-type="string">
            <text:p>arousal_b * task</text:p>
          </table:table-cell>
          <table:table-cell office:value-type="float" office:value="0.068" calcext:value-type="float">
            <text:p>0.06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68" calcext:value-type="float">
            <text:p>0.068</text:p>
          </table:table-cell>
          <table:table-cell office:value-type="float" office:value="1.096" calcext:value-type="float">
            <text:p>1.096</text:p>
          </table:table-cell>
          <table:table-cell table:number-columns-repeated="2" office:value-type="float" office:value="0.313" calcext:value-type="float">
            <text:p>0.313</text:p>
          </table:table-cell>
          <table:table-cell office:value-type="float" office:value="0.073" calcext:value-type="float">
            <text:p>0.0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var</text:p>
          </table:table-cell>
          <table:table-cell office:value-type="float" office:value="0.255496978759766" calcext:value-type="float">
            <text:p>0.255496978759766</text:p>
          </table:table-cell>
          <table:table-cell office:value-type="float" office:value="0.270989149808884" calcext:value-type="float">
            <text:p>0.270989149808884</text:p>
          </table:table-cell>
          <table:table-cell office:value-type="string" calcext:value-type="string">
            <text:p>arousal_b * t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std</text:p>
          </table:table-cell>
          <table:table-cell office:value-type="float" office:value="0.0732473358511925" calcext:value-type="float">
            <text:p>0.073247335851193</text:p>
          </table:table-cell>
          <table:table-cell office:value-type="float" office:value="0.0938167721033097" calcext:value-type="float">
            <text:p>0.09381677210331</text:p>
          </table:table-cell>
          <table:table-cell office:value-type="string" calcext:value-type="string">
            <text:p>arousal_b * task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.799" calcext:value-type="float">
            <text:p>0.799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skew</text:p>
          </table:table-cell>
          <table:table-cell office:value-type="float" office:value="0.0367911942303181" calcext:value-type="float">
            <text:p>0.036791194230318</text:p>
          </table:table-cell>
          <table:table-cell office:value-type="float" office:value="0.0312790684401989" calcext:value-type="float">
            <text:p>0.031279068440199</text:p>
          </table:table-cell>
          <table:table-cell office:value-type="string" calcext:value-type="string">
            <text:p>arousal_b * task</text:p>
          </table:table-cell>
          <table:table-cell office:value-type="float" office:value="0.073" calcext:value-type="float">
            <text:p>0.07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73" calcext:value-type="float">
            <text:p>0.073</text:p>
          </table:table-cell>
          <table:table-cell office:value-type="float" office:value="1.778" calcext:value-type="float">
            <text:p>1.778</text:p>
          </table:table-cell>
          <table:table-cell table:number-columns-repeated="2" office:value-type="float" office:value="0.204" calcext:value-type="float">
            <text:p>0.204</text:p>
          </table:table-cell>
          <table:table-cell office:value-type="float" office:value="0.113" calcext:value-type="float">
            <text:p>0.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kurt</text:p>
          </table:table-cell>
          <table:table-cell office:value-type="float" office:value="0.0500019080936909" calcext:value-type="float">
            <text:p>0.050001908093691</text:p>
          </table:table-cell>
          <table:table-cell office:value-type="float" office:value="0.297566562891007" calcext:value-type="float">
            <text:p>0.297566562891007</text:p>
          </table:table-cell>
          <table:table-cell office:value-type="string" calcext:value-type="string">
            <text:p>arousal_b * task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.885" calcext:value-type="float">
            <text:p>0.885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pos_derivative</text:p>
          </table:table-cell>
          <table:table-cell office:value-type="float" office:value="0.0956555902957916" calcext:value-type="float">
            <text:p>0.095655590295792</text:p>
          </table:table-cell>
          <table:table-cell office:value-type="float" office:value="0.0625902563333511" calcext:value-type="float">
            <text:p>0.062590256333351</text:p>
          </table:table-cell>
          <table:table-cell office:value-type="string" calcext:value-type="string">
            <text:p>arousal_b * task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1" calcext:value-type="float">
            <text:p>0.11</text:p>
          </table:table-cell>
          <table:table-cell office:value-type="float" office:value="2.165" calcext:value-type="float">
            <text:p>2.165</text:p>
          </table:table-cell>
          <table:table-cell table:number-columns-repeated="2" office:value-type="float" office:value="0.163" calcext:value-type="float">
            <text:p>0.163</text:p>
          </table:table-cell>
          <table:table-cell office:value-type="float" office:value="0.134" calcext:value-type="float">
            <text:p>0.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neg_derivative</text:p>
          </table:table-cell>
          <table:table-cell office:value-type="float" office:value="0.277145087718964" calcext:value-type="float">
            <text:p>0.277145087718964</text:p>
          </table:table-cell>
          <table:table-cell office:value-type="float" office:value="0.205191642045975" calcext:value-type="float">
            <text:p>0.205191642045975</text:p>
          </table:table-cell>
          <table:table-cell office:value-type="string" calcext:value-type="string">
            <text:p>arousal_b * task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float" office:value="1.182" calcext:value-type="float">
            <text:p>1.182</text:p>
          </table:table-cell>
          <table:table-cell table:number-columns-repeated="2" office:value-type="float" office:value="0.295" calcext:value-type="float">
            <text:p>0.295</text:p>
          </table:table-cell>
          <table:table-cell office:value-type="float" office:value="0.078" calcext:value-type="float">
            <text:p>0.0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ean</text:p>
          </table:table-cell>
          <table:table-cell office:value-type="float" office:value="0.614596843719482" calcext:value-type="float">
            <text:p>0.614596843719482</text:p>
          </table:table-cell>
          <table:table-cell office:value-type="float" office:value="0.727887511253357" calcext:value-type="float">
            <text:p>0.727887511253357</text:p>
          </table:table-cell>
          <table:table-cell office:value-type="string" calcext:value-type="string">
            <text:p>arousal_b * task</text:p>
          </table:table-cell>
          <table:table-cell office:value-type="float" office:value="0.023" calcext:value-type="float">
            <text:p>0.02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23" calcext:value-type="float">
            <text:p>0.023</text:p>
          </table:table-cell>
          <table:table-cell office:value-type="float" office:value="0.609" calcext:value-type="float">
            <text:p>0.609</text:p>
          </table:table-cell>
          <table:table-cell table:number-columns-repeated="2" office:value-type="float" office:value="0.448" calcext:value-type="float">
            <text:p>0.448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edian</text:p>
          </table:table-cell>
          <table:table-cell office:value-type="float" office:value="0.0190738420933485" calcext:value-type="float">
            <text:p>0.019073842093349</text:p>
          </table:table-cell>
          <table:table-cell office:value-type="float" office:value="0.550758302211762" calcext:value-type="float">
            <text:p>0.550758302211762</text:p>
          </table:table-cell>
          <table:table-cell office:value-type="string" calcext:value-type="string">
            <text:p>arousal_b * task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55" calcext:value-type="float">
            <text:p>0.055</text:p>
          </table:table-cell>
          <table:table-cell office:value-type="float" office:value="0.906" calcext:value-type="float">
            <text:p>0.906</text:p>
          </table:table-cell>
          <table:table-cell table:number-columns-repeated="2" office:value-type="float" office:value="0.357" calcext:value-type="float">
            <text:p>0.357</text:p>
          </table:table-cell>
          <table:table-cell office:value-type="float" office:value="0.061" calcext:value-type="float">
            <text:p>0.0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ax</text:p>
          </table:table-cell>
          <table:table-cell office:value-type="float" office:value="0.0421959459781647" calcext:value-type="float">
            <text:p>0.042195945978165</text:p>
          </table:table-cell>
          <table:table-cell office:value-type="float" office:value="0.0705904364585877" calcext:value-type="float">
            <text:p>0.070590436458588</text:p>
          </table:table-cell>
          <table:table-cell office:value-type="string" calcext:value-type="string">
            <text:p>arousal_b * task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.852" calcext:value-type="float">
            <text:p>0.852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in</text:p>
          </table:table-cell>
          <table:table-cell office:value-type="float" office:value="0.0911267995834351" calcext:value-type="float">
            <text:p>0.091126799583435</text:p>
          </table:table-cell>
          <table:table-cell office:value-type="float" office:value="0.0919291377067566" calcext:value-type="float">
            <text:p>0.091929137706757</text:p>
          </table:table-cell>
          <table:table-cell office:value-type="string" calcext:value-type="string">
            <text:p>arousal_b * t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895" calcext:value-type="float">
            <text:p>0.895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var</text:p>
          </table:table-cell>
          <table:table-cell office:value-type="float" office:value="0.343807339668274" calcext:value-type="float">
            <text:p>0.343807339668274</text:p>
          </table:table-cell>
          <table:table-cell office:value-type="float" office:value="0.452338486909866" calcext:value-type="float">
            <text:p>0.452338486909866</text:p>
          </table:table-cell>
          <table:table-cell office:value-type="string" calcext:value-type="string">
            <text:p>arousal_b * task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11" calcext:value-type="float">
            <text:p>0.011</text:p>
          </table:table-cell>
          <table:table-cell office:value-type="float" office:value="1.609" calcext:value-type="float">
            <text:p>1.609</text:p>
          </table:table-cell>
          <table:table-cell table:number-columns-repeated="2" office:value-type="float" office:value="0.225" calcext:value-type="float">
            <text:p>0.225</text:p>
          </table:table-cell>
          <table:table-cell office:value-type="float" office:value="0.103" calcext:value-type="float">
            <text:p>0.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std</text:p>
          </table:table-cell>
          <table:table-cell office:value-type="float" office:value="0.0483258701860905" calcext:value-type="float">
            <text:p>0.048325870186091</text:p>
          </table:table-cell>
          <table:table-cell office:value-type="float" office:value="0.159126535058022" calcext:value-type="float">
            <text:p>0.159126535058022</text:p>
          </table:table-cell>
          <table:table-cell office:value-type="string" calcext:value-type="string">
            <text:p>arousal_b * t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968" calcext:value-type="float">
            <text:p>0.9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skew</text:p>
          </table:table-cell>
          <table:table-cell office:value-type="float" office:value="0.0139055605977774" calcext:value-type="float">
            <text:p>0.013905560597777</text:p>
          </table:table-cell>
          <table:table-cell office:value-type="float" office:value="0.0419858172535896" calcext:value-type="float">
            <text:p>0.04198581725359</text:p>
          </table:table-cell>
          <table:table-cell office:value-type="string" calcext:value-type="string">
            <text:p>arousal_b * task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68" calcext:value-type="float">
            <text:p>0.068</text:p>
          </table:table-cell>
          <table:table-cell table:number-columns-repeated="2" office:value-type="float" office:value="0.798" calcext:value-type="float">
            <text:p>0.798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kurt</text:p>
          </table:table-cell>
          <table:table-cell office:value-type="float" office:value="0.133526012301445" calcext:value-type="float">
            <text:p>0.133526012301445</text:p>
          </table:table-cell>
          <table:table-cell office:value-type="float" office:value="0.169448241591454" calcext:value-type="float">
            <text:p>0.169448241591454</text:p>
          </table:table-cell>
          <table:table-cell office:value-type="string" calcext:value-type="string">
            <text:p>arousal_b * task</text:p>
          </table:table-cell>
          <table:table-cell office:value-type="float" office:value="0.058" calcext:value-type="float">
            <text:p>0.05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58" calcext:value-type="float">
            <text:p>0.058</text:p>
          </table:table-cell>
          <table:table-cell office:value-type="float" office:value="3.093" calcext:value-type="float">
            <text:p>3.09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81" calcext:value-type="float">
            <text:p>0.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pos_derivative</text:p>
          </table:table-cell>
          <table:table-cell office:value-type="float" office:value="0.947883188724518" calcext:value-type="float">
            <text:p>0.947883188724518</text:p>
          </table:table-cell>
          <table:table-cell office:value-type="float" office:value="0.949150204658508" calcext:value-type="float">
            <text:p>0.949150204658508</text:p>
          </table:table-cell>
          <table:table-cell office:value-type="string" calcext:value-type="string">
            <text:p>arousal_b * task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864" calcext:value-type="float">
            <text:p>0.864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neg_derivative</text:p>
          </table:table-cell>
          <table:table-cell office:value-type="float" office:value="0.0304537825286388" calcext:value-type="float">
            <text:p>0.030453782528639</text:p>
          </table:table-cell>
          <table:table-cell office:value-type="float" office:value="0.46432825922966" calcext:value-type="float">
            <text:p>0.46432825922966</text:p>
          </table:table-cell>
          <table:table-cell office:value-type="string" calcext:value-type="string">
            <text:p>arousal_b * task</text:p>
          </table:table-cell>
          <table:table-cell office:value-type="float" office:value="0.039" calcext:value-type="float">
            <text:p>0.03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39" calcext:value-type="float">
            <text:p>0.039</text:p>
          </table:table-cell>
          <table:table-cell office:value-type="float" office:value="0.515" calcext:value-type="float">
            <text:p>0.515</text:p>
          </table:table-cell>
          <table:table-cell table:number-columns-repeated="2" office:value-type="float" office:value="0.485" calcext:value-type="float">
            <text:p>0.485</text:p>
          </table:table-cell>
          <table:table-cell office:value-type="float" office:value="0.035" calcext:value-type="float">
            <text:p>0.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eanNN</text:p>
          </table:table-cell>
          <table:table-cell office:value-type="float" office:value="0.0758185014128685" calcext:value-type="float">
            <text:p>0.075818501412869</text:p>
          </table:table-cell>
          <table:table-cell office:value-type="float" office:value="0.326609551906586" calcext:value-type="float">
            <text:p>0.326609551906586</text:p>
          </table:table-cell>
          <table:table-cell office:value-type="string" calcext:value-type="string">
            <text:p>arousal_b * task</text:p>
          </table:table-cell>
          <table:table-cell office:value-type="float" office:value="0.028" calcext:value-type="float">
            <text:p>0.02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28" calcext:value-type="float">
            <text:p>0.028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0.479" calcext:value-type="float">
            <text:p>0.479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NN</text:p>
          </table:table-cell>
          <table:table-cell office:value-type="float" office:value="0.601974964141846" calcext:value-type="float">
            <text:p>0.601974964141846</text:p>
          </table:table-cell>
          <table:table-cell office:value-type="float" office:value="0.828769981861115" calcext:value-type="float">
            <text:p>0.828769981861115</text:p>
          </table:table-cell>
          <table:table-cell office:value-type="string" calcext:value-type="string">
            <text:p>arousal_b * task</text:p>
          </table:table-cell>
          <table:table-cell office:value-type="float" office:value="0.027" calcext:value-type="float">
            <text:p>0.02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27" calcext:value-type="float">
            <text:p>0.027</text:p>
          </table:table-cell>
          <table:table-cell office:value-type="float" office:value="1.138" calcext:value-type="float">
            <text:p>1.138</text:p>
          </table:table-cell>
          <table:table-cell table:number-columns-repeated="2" office:value-type="float" office:value="0.304" calcext:value-type="float">
            <text:p>0.304</text:p>
          </table:table-cell>
          <table:table-cell office:value-type="float" office:value="0.075" calcext:value-type="float">
            <text:p>0.0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ANN1</text:p>
          </table:table-cell>
          <table:table-cell office:value-type="float" office:value="0.0119464145973325" calcext:value-type="float">
            <text:p>0.011946414597333</text:p>
          </table:table-cell>
          <table:table-cell office:value-type="float" office:value="0.0591769106686115" calcext:value-type="float">
            <text:p>0.059176910668612</text:p>
          </table:table-cell>
          <table:table-cell office:value-type="string" calcext:value-type="string">
            <text:p>arousal_b * task</text:p>
          </table:table-cell>
          <table:table-cell office:value-type="float" office:value="0.034" calcext:value-type="float">
            <text:p>0.03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34" calcext:value-type="float">
            <text:p>0.034</text:p>
          </table:table-cell>
          <table:table-cell office:value-type="float" office:value="0.582" calcext:value-type="float">
            <text:p>0.582</text:p>
          </table:table-cell>
          <table:table-cell table:number-columns-repeated="2" office:value-type="float" office:value="0.458" calcext:value-type="float">
            <text:p>0.458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NNI1</text:p>
          </table:table-cell>
          <table:table-cell office:value-type="float" office:value="0.0692655295133591" calcext:value-type="float">
            <text:p>0.069265529513359</text:p>
          </table:table-cell>
          <table:table-cell office:value-type="float" office:value="0.840293705463409" calcext:value-type="float">
            <text:p>0.840293705463409</text:p>
          </table:table-cell>
          <table:table-cell office:value-type="string" calcext:value-type="string">
            <text:p>arousal_b * task</text:p>
          </table:table-cell>
          <table:table-cell office:value-type="float" office:value="0.083" calcext:value-type="float">
            <text:p>0.08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83" calcext:value-type="float">
            <text:p>0.083</text:p>
          </table:table-cell>
          <table:table-cell office:value-type="float" office:value="1.285" calcext:value-type="float">
            <text:p>1.285</text:p>
          </table:table-cell>
          <table:table-cell table:number-columns-repeated="2" office:value-type="float" office:value="0.276" calcext:value-type="float">
            <text:p>0.276</text:p>
          </table:table-cell>
          <table:table-cell office:value-type="float" office:value="0.084" calcext:value-type="float">
            <text:p>0.0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ANN2</text:p>
          </table:table-cell>
          <table:table-cell office:value-type="float" office:value="0.0636033192276955" calcext:value-type="float">
            <text:p>0.063603319227696</text:p>
          </table:table-cell>
          <table:table-cell office:value-type="float" office:value="0.342073857784271" calcext:value-type="float">
            <text:p>0.342073857784271</text:p>
          </table:table-cell>
          <table:table-cell office:value-type="string" calcext:value-type="string">
            <text:p>arousal_b * task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21" calcext:value-type="float">
            <text:p>0.021</text:p>
          </table:table-cell>
          <table:table-cell office:value-type="float" office:value="1.252" calcext:value-type="float">
            <text:p>1.252</text:p>
          </table:table-cell>
          <table:table-cell table:number-columns-repeated="2" office:value-type="float" office:value="0.282" calcext:value-type="float">
            <text:p>0.282</text:p>
          </table:table-cell>
          <table:table-cell office:value-type="float" office:value="0.082" calcext:value-type="float">
            <text:p>0.0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NNI2</text:p>
          </table:table-cell>
          <table:table-cell office:value-type="float" office:value="0.0447064749896526" calcext:value-type="float">
            <text:p>0.044706474989653</text:p>
          </table:table-cell>
          <table:table-cell office:value-type="float" office:value="0.0406386815011501" calcext:value-type="float">
            <text:p>0.04063868150115</text:p>
          </table:table-cell>
          <table:table-cell office:value-type="string" calcext:value-type="string">
            <text:p>arousal_b * t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943" calcext:value-type="float">
            <text:p>0.9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ANN5</text:p>
          </table:table-cell>
          <table:table-cell office:value-type="float" office:value="0.0501879528164864" calcext:value-type="float">
            <text:p>0.050187952816486</text:p>
          </table:table-cell>
          <table:table-cell office:value-type="float" office:value="0.633663833141327" calcext:value-type="float">
            <text:p>0.633663833141327</text:p>
          </table:table-cell>
          <table:table-cell office:value-type="string" calcext:value-type="string">
            <text:p>arousal_b * task</text:p>
          </table:table-cell>
          <table:table-cell office:value-type="float" office:value="0.034" calcext:value-type="float">
            <text:p>0.03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34" calcext:value-type="float">
            <text:p>0.034</text:p>
          </table:table-cell>
          <table:table-cell office:value-type="float" office:value="0.508" calcext:value-type="float">
            <text:p>0.508</text:p>
          </table:table-cell>
          <table:table-cell table:number-columns-repeated="2" office:value-type="float" office:value="0.488" calcext:value-type="float">
            <text:p>0.488</text:p>
          </table:table-cell>
          <table:table-cell office:value-type="float" office:value="0.035" calcext:value-type="float">
            <text:p>0.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adNN</text:p>
          </table:table-cell>
          <table:table-cell office:value-type="float" office:value="0.0433204732835293" calcext:value-type="float">
            <text:p>0.043320473283529</text:p>
          </table:table-cell>
          <table:table-cell office:value-type="float" office:value="0.642866432666779" calcext:value-type="float">
            <text:p>0.642866432666779</text:p>
          </table:table-cell>
          <table:table-cell office:value-type="string" calcext:value-type="string">
            <text:p>arousal_b * task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CVNN</text:p>
          </table:table-cell>
          <table:table-cell office:value-type="float" office:value="0.0429824516177177" calcext:value-type="float">
            <text:p>0.042982451617718</text:p>
          </table:table-cell>
          <table:table-cell office:value-type="float" office:value="0.640359818935394" calcext:value-type="float">
            <text:p>0.640359818935394</text:p>
          </table:table-cell>
          <table:table-cell office:value-type="string" calcext:value-type="string">
            <text:p>arousal_b * task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float" office:value="0.761" calcext:value-type="float">
            <text:p>0.761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IQRNN</text:p>
          </table:table-cell>
          <table:table-cell office:value-type="float" office:value="0.0299248564988375" calcext:value-type="float">
            <text:p>0.029924856498838</text:p>
          </table:table-cell>
          <table:table-cell office:value-type="float" office:value="0.559820830821991" calcext:value-type="float">
            <text:p>0.559820830821991</text:p>
          </table:table-cell>
          <table:table-cell office:value-type="string" calcext:value-type="string">
            <text:p>arousal_b * task</text:p>
          </table:table-cell>
          <table:table-cell office:value-type="float" office:value="0.024" calcext:value-type="float">
            <text:p>0.02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24" calcext:value-type="float">
            <text:p>0.024</text:p>
          </table:table-cell>
          <table:table-cell office:value-type="float" office:value="0.303" calcext:value-type="float">
            <text:p>0.303</text:p>
          </table:table-cell>
          <table:table-cell table:number-columns-repeated="2" office:value-type="float" office:value="0.591" calcext:value-type="float">
            <text:p>0.591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pNN50</text:p>
          </table:table-cell>
          <table:table-cell office:value-type="float" office:value="0.0262145884335041" calcext:value-type="float">
            <text:p>0.026214588433504</text:p>
          </table:table-cell>
          <table:table-cell office:value-type="float" office:value="0.570272266864777" calcext:value-type="float">
            <text:p>0.570272266864777</text:p>
          </table:table-cell>
          <table:table-cell office:value-type="string" calcext:value-type="string">
            <text:p>arousal_b * task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73" calcext:value-type="float">
            <text:p>0.073</text:p>
          </table:table-cell>
          <table:table-cell table:number-columns-repeated="2" office:value-type="float" office:value="0.791" calcext:value-type="float">
            <text:p>0.791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pNN20</text:p>
          </table:table-cell>
          <table:table-cell office:value-type="float" office:value="0.0432120636105537" calcext:value-type="float">
            <text:p>0.043212063610554</text:p>
          </table:table-cell>
          <table:table-cell office:value-type="float" office:value="0.0433841906487942" calcext:value-type="float">
            <text:p>0.043384190648794</text:p>
          </table:table-cell>
          <table:table-cell office:value-type="string" calcext:value-type="string">
            <text:p>arousal_b * t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918" calcext:value-type="float">
            <text:p>0.918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HTI</text:p>
          </table:table-cell>
          <table:table-cell office:value-type="float" office:value="0.218765169382095" calcext:value-type="float">
            <text:p>0.218765169382095</text:p>
          </table:table-cell>
          <table:table-cell office:value-type="float" office:value="0.213347896933556" calcext:value-type="float">
            <text:p>0.213347896933556</text:p>
          </table:table-cell>
          <table:table-cell office:value-type="string" calcext:value-type="string">
            <text:p>arousal_b * task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21" calcext:value-type="float">
            <text:p>0.021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675" calcext:value-type="float">
            <text:p>0.675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TINN</text:p>
          </table:table-cell>
          <table:table-cell office:value-type="float" office:value="0.234768286347389" calcext:value-type="float">
            <text:p>0.234768286347389</text:p>
          </table:table-cell>
          <table:table-cell office:value-type="float" office:value="0.499367117881775" calcext:value-type="float">
            <text:p>0.499367117881775</text:p>
          </table:table-cell>
          <table:table-cell office:value-type="string" calcext:value-type="string">
            <text:p>arousal_b * task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19" calcext:value-type="float">
            <text:p>0.019</text:p>
          </table:table-cell>
          <table:table-cell office:value-type="float" office:value="0.202" calcext:value-type="float">
            <text:p>0.202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adnn</text:p>
          </table:table-cell>
          <table:table-cell office:value-type="float" office:value="0.771136283874512" calcext:value-type="float">
            <text:p>0.771136283874512</text:p>
          </table:table-cell>
          <table:table-cell office:value-type="float" office:value="0.734757542610168" calcext:value-type="float">
            <text:p>0.734757542610168</text:p>
          </table:table-cell>
          <table:table-cell office:value-type="string" calcext:value-type="string">
            <text:p>task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796" calcext:value-type="float">
            <text:p>0.796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i</text:p>
          </table:table-cell>
          <table:table-cell office:value-type="float" office:value="0.170612141489983" calcext:value-type="float">
            <text:p>0.170612141489983</text:p>
          </table:table-cell>
          <table:table-cell office:value-type="float" office:value="0.168196961283684" calcext:value-type="float">
            <text:p>0.168196961283684</text:p>
          </table:table-cell>
          <table:table-cell office:value-type="string" calcext:value-type="string">
            <text:p>task</text:p>
          </table:table-cell>
          <table:table-cell office:value-type="float" office:value="1.234" calcext:value-type="float">
            <text:p>1.23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.234" calcext:value-type="float">
            <text:p>1.234</text:p>
          </table:table-cell>
          <table:table-cell office:value-type="float" office:value="8.828" calcext:value-type="float">
            <text:p>8.82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387" calcext:value-type="float">
            <text:p>0.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pm</text:p>
          </table:table-cell>
          <table:table-cell office:value-type="float" office:value="0.138571098446846" calcext:value-type="float">
            <text:p>0.138571098446846</text:p>
          </table:table-cell>
          <table:table-cell office:value-type="float" office:value="0.159030869603157" calcext:value-type="float">
            <text:p>0.159030869603157</text:p>
          </table:table-cell>
          <table:table-cell office:value-type="string" calcext:value-type="string">
            <text:p>task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29" calcext:value-type="float">
            <text:p>0.29</text:p>
          </table:table-cell>
          <table:table-cell office:value-type="float" office:value="4.843" calcext:value-type="float">
            <text:p>4.843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257" calcext:value-type="float">
            <text:p>0.2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dnn</text:p>
          </table:table-cell>
          <table:table-cell office:value-type="float" office:value="1" calcext:value-type="float">
            <text:p>1</text:p>
          </table:table-cell>
          <table:table-cell office:value-type="float" office:value="0.16592700779438" calcext:value-type="float">
            <text:p>0.16592700779438</text:p>
          </table:table-cell>
          <table:table-cell office:value-type="string" calcext:value-type="string">
            <text:p>task</text:p>
          </table:table-cell>
          <table:table-cell office:value-type="float" office:value="0.569" calcext:value-type="float">
            <text:p>0.56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569" calcext:value-type="float">
            <text:p>0.569</text:p>
          </table:table-cell>
          <table:table-cell office:value-type="float" office:value="4.596" calcext:value-type="float">
            <text:p>4.59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47" calcext:value-type="float">
            <text:p>0.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d1</text:p>
          </table:table-cell>
          <table:table-cell office:value-type="float" office:value="1" calcext:value-type="float">
            <text:p>1</text:p>
          </table:table-cell>
          <table:table-cell office:value-type="float" office:value="0.0000527179945493117" calcext:value-type="float">
            <text:p>5.27179945493117E-05</text:p>
          </table:table-cell>
          <table:table-cell office:value-type="string" calcext:value-type="string">
            <text:p>task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7" calcext:value-type="float">
            <text:p>0.027</text:p>
          </table:table-cell>
          <table:table-cell table:number-columns-repeated="2" office:value-type="float" office:value="0.871" calcext:value-type="float">
            <text:p>0.871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mssd</text:p>
          </table:table-cell>
          <table:table-cell office:value-type="float" office:value="1" calcext:value-type="float">
            <text:p>1</text:p>
          </table:table-cell>
          <table:table-cell office:value-type="float" office:value="0.000650664966087788" calcext:value-type="float">
            <text:p>0.000650664966088</text:p>
          </table:table-cell>
          <table:table-cell office:value-type="string" calcext:value-type="string">
            <text:p>task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912" calcext:value-type="float">
            <text:p>0.912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ean</text:p>
          </table:table-cell>
          <table:table-cell office:value-type="float" office:value="1" calcext:value-type="float">
            <text:p>1</text:p>
          </table:table-cell>
          <table:table-cell office:value-type="float" office:value="0.0000056900612435129" calcext:value-type="float">
            <text:p>5.6900612435129E-06</text:p>
          </table:table-cell>
          <table:table-cell office:value-type="string" calcext:value-type="string">
            <text:p>task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36" calcext:value-type="float">
            <text:p>0.036</text:p>
          </table:table-cell>
          <table:table-cell office:value-type="float" office:value="0.272" calcext:value-type="float">
            <text:p>0.272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edian</text:p>
          </table:table-cell>
          <table:table-cell office:value-type="float" office:value="1" calcext:value-type="float">
            <text:p>1</text:p>
          </table:table-cell>
          <table:table-cell office:value-type="float" office:value="0.00462078163400292" calcext:value-type="float">
            <text:p>0.004620781634003</text:p>
          </table:table-cell>
          <table:table-cell office:value-type="string" calcext:value-type="string">
            <text:p>task</text:p>
          </table:table-cell>
          <table:table-cell office:value-type="float" office:value="0.555" calcext:value-type="float">
            <text:p>0.55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555" calcext:value-type="float">
            <text:p>0.555</text:p>
          </table:table-cell>
          <table:table-cell office:value-type="float" office:value="4.078" calcext:value-type="float">
            <text:p>4.078</text:p>
          </table:table-cell>
          <table:table-cell table:number-columns-repeated="2" office:value-type="float" office:value="0.063" calcext:value-type="float">
            <text:p>0.063</text:p>
          </table:table-cell>
          <table:table-cell office:value-type="float" office:value="0.226" calcext:value-type="float">
            <text:p>0.2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ax</text:p>
          </table:table-cell>
          <table:table-cell office:value-type="float" office:value="1" calcext:value-type="float">
            <text:p>1</text:p>
          </table:table-cell>
          <table:table-cell office:value-type="float" office:value="0.000343085644999519" calcext:value-type="float">
            <text:p>0.000343085645</text:p>
          </table:table-cell>
          <table:table-cell office:value-type="string" calcext:value-type="string">
            <text:p>task</text:p>
          </table:table-cell>
          <table:table-cell office:value-type="float" office:value="0.151" calcext:value-type="float">
            <text:p>0.15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51" calcext:value-type="float">
            <text:p>0.151</text:p>
          </table:table-cell>
          <table:table-cell office:value-type="float" office:value="0.659" calcext:value-type="float">
            <text:p>0.659</text:p>
          </table:table-cell>
          <table:table-cell table:number-columns-repeated="2" office:value-type="float" office:value="0.431" calcext:value-type="float">
            <text:p>0.431</text:p>
          </table:table-cell>
          <table:table-cell office:value-type="float" office:value="0.045" calcext:value-type="float">
            <text:p>0.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in</text:p>
          </table:table-cell>
          <table:table-cell office:value-type="float" office:value="1" calcext:value-type="float">
            <text:p>1</text:p>
          </table:table-cell>
          <table:table-cell office:value-type="float" office:value="0.000283641449641436" calcext:value-type="float">
            <text:p>0.000283641449641</text:p>
          </table:table-cell>
          <table:table-cell office:value-type="string" calcext:value-type="string">
            <text:p>task</text:p>
          </table:table-cell>
          <table:table-cell office:value-type="float" office:value="0.172" calcext:value-type="float">
            <text:p>0.17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72" calcext:value-type="float">
            <text:p>0.172</text:p>
          </table:table-cell>
          <table:table-cell office:value-type="float" office:value="0.728" calcext:value-type="float">
            <text:p>0.728</text:p>
          </table:table-cell>
          <table:table-cell table:number-columns-repeated="2" office:value-type="float" office:value="0.408" calcext:value-type="float">
            <text:p>0.408</text:p>
          </table:table-cell>
          <table:table-cell office:value-type="float" office:value="0.049" calcext:value-type="float">
            <text:p>0.0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var</text:p>
          </table:table-cell>
          <table:table-cell office:value-type="float" office:value="0.255496978759766" calcext:value-type="float">
            <text:p>0.255496978759766</text:p>
          </table:table-cell>
          <table:table-cell office:value-type="float" office:value="0.270989149808884" calcext:value-type="float">
            <text:p>0.270989149808884</text:p>
          </table:table-cell>
          <table:table-cell office:value-type="string" calcext:value-type="string">
            <text:p>task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.09" calcext:value-type="float">
            <text:p>1.09</text:p>
          </table:table-cell>
          <table:table-cell office:value-type="float" office:value="8.822" calcext:value-type="float">
            <text:p>8.82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387" calcext:value-type="float">
            <text:p>0.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std</text:p>
          </table:table-cell>
          <table:table-cell office:value-type="float" office:value="0.0732473358511925" calcext:value-type="float">
            <text:p>0.073247335851193</text:p>
          </table:table-cell>
          <table:table-cell office:value-type="float" office:value="0.0938167721033097" calcext:value-type="float">
            <text:p>0.09381677210331</text:p>
          </table:table-cell>
          <table:table-cell office:value-type="string" calcext:value-type="string">
            <text:p>task</text:p>
          </table:table-cell>
          <table:table-cell office:value-type="float" office:value="1.162" calcext:value-type="float">
            <text:p>1.16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.162" calcext:value-type="float">
            <text:p>1.162</text:p>
          </table:table-cell>
          <table:table-cell office:value-type="float" office:value="8.943" calcext:value-type="float">
            <text:p>8.94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39" calcext:value-type="float">
            <text:p>0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skew</text:p>
          </table:table-cell>
          <table:table-cell office:value-type="float" office:value="0.0367911942303181" calcext:value-type="float">
            <text:p>0.036791194230318</text:p>
          </table:table-cell>
          <table:table-cell office:value-type="float" office:value="0.0312790684401989" calcext:value-type="float">
            <text:p>0.031279068440199</text:p>
          </table:table-cell>
          <table:table-cell office:value-type="string" calcext:value-type="string">
            <text:p>task</text:p>
          </table:table-cell>
          <table:table-cell office:value-type="float" office:value="0.497" calcext:value-type="float">
            <text:p>0.49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497" calcext:value-type="float">
            <text:p>0.497</text:p>
          </table:table-cell>
          <table:table-cell office:value-type="float" office:value="6.998" calcext:value-type="float">
            <text:p>6.998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333" calcext:value-type="float">
            <text:p>0.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kurt</text:p>
          </table:table-cell>
          <table:table-cell office:value-type="float" office:value="0.0500019080936909" calcext:value-type="float">
            <text:p>0.050001908093691</text:p>
          </table:table-cell>
          <table:table-cell office:value-type="float" office:value="0.297566562891007" calcext:value-type="float">
            <text:p>0.297566562891007</text:p>
          </table:table-cell>
          <table:table-cell office:value-type="string" calcext:value-type="string">
            <text:p>task</text:p>
          </table:table-cell>
          <table:table-cell office:value-type="float" office:value="0.811" calcext:value-type="float">
            <text:p>0.81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811" calcext:value-type="float">
            <text:p>0.811</text:p>
          </table:table-cell>
          <table:table-cell office:value-type="float" office:value="6.886" calcext:value-type="float">
            <text:p>6.88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pos_derivative</text:p>
          </table:table-cell>
          <table:table-cell office:value-type="float" office:value="0.0956555902957916" calcext:value-type="float">
            <text:p>0.095655590295792</text:p>
          </table:table-cell>
          <table:table-cell office:value-type="float" office:value="0.0625902563333511" calcext:value-type="float">
            <text:p>0.062590256333351</text:p>
          </table:table-cell>
          <table:table-cell office:value-type="string" calcext:value-type="string">
            <text:p>task</text:p>
          </table:table-cell>
          <table:table-cell office:value-type="float" office:value="0.927" calcext:value-type="float">
            <text:p>0.92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927" calcext:value-type="float">
            <text:p>0.927</text:p>
          </table:table-cell>
          <table:table-cell office:value-type="float" office:value="9.652" calcext:value-type="float">
            <text:p>9.652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408" calcext:value-type="float">
            <text:p>0.4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neg_derivative</text:p>
          </table:table-cell>
          <table:table-cell office:value-type="float" office:value="0.277145087718964" calcext:value-type="float">
            <text:p>0.277145087718964</text:p>
          </table:table-cell>
          <table:table-cell office:value-type="float" office:value="0.205191642045975" calcext:value-type="float">
            <text:p>0.205191642045975</text:p>
          </table:table-cell>
          <table:table-cell office:value-type="string" calcext:value-type="string">
            <text:p>task</text:p>
          </table:table-cell>
          <table:table-cell office:value-type="float" office:value="0.652" calcext:value-type="float">
            <text:p>0.65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652" calcext:value-type="float">
            <text:p>0.652</text:p>
          </table:table-cell>
          <table:table-cell office:value-type="float" office:value="8.765" calcext:value-type="float">
            <text:p>8.76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385" calcext:value-type="float">
            <text:p>0.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ean</text:p>
          </table:table-cell>
          <table:table-cell office:value-type="float" office:value="0.614596843719482" calcext:value-type="float">
            <text:p>0.614596843719482</text:p>
          </table:table-cell>
          <table:table-cell office:value-type="float" office:value="0.727887511253357" calcext:value-type="float">
            <text:p>0.727887511253357</text:p>
          </table:table-cell>
          <table:table-cell office:value-type="string" calcext:value-type="string">
            <text:p>task</text:p>
          </table:table-cell>
          <table:table-cell office:value-type="float" office:value="0.034" calcext:value-type="float">
            <text:p>0.03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34" calcext:value-type="float">
            <text:p>0.034</text:p>
          </table:table-cell>
          <table:table-cell office:value-type="float" office:value="0.609" calcext:value-type="float">
            <text:p>0.609</text:p>
          </table:table-cell>
          <table:table-cell table:number-columns-repeated="2" office:value-type="float" office:value="0.448" calcext:value-type="float">
            <text:p>0.448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edian</text:p>
          </table:table-cell>
          <table:table-cell office:value-type="float" office:value="0.0190738420933485" calcext:value-type="float">
            <text:p>0.019073842093349</text:p>
          </table:table-cell>
          <table:table-cell office:value-type="float" office:value="0.550758302211762" calcext:value-type="float">
            <text:p>0.550758302211762</text:p>
          </table:table-cell>
          <table:table-cell office:value-type="string" calcext:value-type="string">
            <text:p>task</text:p>
          </table:table-cell>
          <table:table-cell office:value-type="float" office:value="0.092" calcext:value-type="float">
            <text:p>0.09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92" calcext:value-type="float">
            <text:p>0.092</text:p>
          </table:table-cell>
          <table:table-cell office:value-type="float" office:value="0.655" calcext:value-type="float">
            <text:p>0.655</text:p>
          </table:table-cell>
          <table:table-cell table:number-columns-repeated="2" office:value-type="float" office:value="0.432" calcext:value-type="float">
            <text:p>0.432</text:p>
          </table:table-cell>
          <table:table-cell office:value-type="float" office:value="0.045" calcext:value-type="float">
            <text:p>0.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ax</text:p>
          </table:table-cell>
          <table:table-cell office:value-type="float" office:value="0.0421959459781647" calcext:value-type="float">
            <text:p>0.042195945978165</text:p>
          </table:table-cell>
          <table:table-cell office:value-type="float" office:value="0.0705904364585877" calcext:value-type="float">
            <text:p>0.070590436458588</text:p>
          </table:table-cell>
          <table:table-cell office:value-type="string" calcext:value-type="string">
            <text:p>task</text:p>
          </table:table-cell>
          <table:table-cell office:value-type="float" office:value="0.877" calcext:value-type="float">
            <text:p>0.87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877" calcext:value-type="float">
            <text:p>0.877</text:p>
          </table:table-cell>
          <table:table-cell office:value-type="float" office:value="8.692" calcext:value-type="float">
            <text:p>8.692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383" calcext:value-type="float">
            <text:p>0.3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in</text:p>
          </table:table-cell>
          <table:table-cell office:value-type="float" office:value="0.0911267995834351" calcext:value-type="float">
            <text:p>0.091126799583435</text:p>
          </table:table-cell>
          <table:table-cell office:value-type="float" office:value="0.0919291377067566" calcext:value-type="float">
            <text:p>0.091929137706757</text:p>
          </table:table-cell>
          <table:table-cell office:value-type="string" calcext:value-type="string">
            <text:p>task</text:p>
          </table:table-cell>
          <table:table-cell office:value-type="float" office:value="0.387" calcext:value-type="float">
            <text:p>0.38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387" calcext:value-type="float">
            <text:p>0.387</text:p>
          </table:table-cell>
          <table:table-cell office:value-type="float" office:value="8.538" calcext:value-type="float">
            <text:p>8.538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379" calcext:value-type="float">
            <text:p>0.3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var</text:p>
          </table:table-cell>
          <table:table-cell office:value-type="float" office:value="0.343807339668274" calcext:value-type="float">
            <text:p>0.343807339668274</text:p>
          </table:table-cell>
          <table:table-cell office:value-type="float" office:value="0.452338486909866" calcext:value-type="float">
            <text:p>0.452338486909866</text:p>
          </table:table-cell>
          <table:table-cell office:value-type="string" calcext:value-type="string">
            <text:p>task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18" calcext:value-type="float">
            <text:p>0.018</text:p>
          </table:table-cell>
          <table:table-cell office:value-type="float" office:value="1.349" calcext:value-type="float">
            <text:p>1.349</text:p>
          </table:table-cell>
          <table:table-cell table:number-columns-repeated="2" office:value-type="float" office:value="0.265" calcext:value-type="float">
            <text:p>0.265</text:p>
          </table:table-cell>
          <table:table-cell office:value-type="float" office:value="0.088" calcext:value-type="float">
            <text:p>0.0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std</text:p>
          </table:table-cell>
          <table:table-cell office:value-type="float" office:value="0.0483258701860905" calcext:value-type="float">
            <text:p>0.048325870186091</text:p>
          </table:table-cell>
          <table:table-cell office:value-type="float" office:value="0.159126535058022" calcext:value-type="float">
            <text:p>0.159126535058022</text:p>
          </table:table-cell>
          <table:table-cell office:value-type="string" calcext:value-type="string">
            <text:p>task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4" calcext:value-type="float">
            <text:p>0.034</text:p>
          </table:table-cell>
          <table:table-cell table:number-columns-repeated="2" office:value-type="float" office:value="0.856" calcext:value-type="float">
            <text:p>0.856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skew</text:p>
          </table:table-cell>
          <table:table-cell office:value-type="float" office:value="0.0139055605977774" calcext:value-type="float">
            <text:p>0.013905560597777</text:p>
          </table:table-cell>
          <table:table-cell office:value-type="float" office:value="0.0419858172535896" calcext:value-type="float">
            <text:p>0.04198581725359</text:p>
          </table:table-cell>
          <table:table-cell office:value-type="string" calcext:value-type="string">
            <text:p>task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9" calcext:value-type="float">
            <text:p>0.049</text:p>
          </table:table-cell>
          <table:table-cell table:number-columns-repeated="2" office:value-type="float" office:value="0.827" calcext:value-type="float">
            <text:p>0.827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kurt</text:p>
          </table:table-cell>
          <table:table-cell office:value-type="float" office:value="0.133526012301445" calcext:value-type="float">
            <text:p>0.133526012301445</text:p>
          </table:table-cell>
          <table:table-cell office:value-type="float" office:value="0.169448241591454" calcext:value-type="float">
            <text:p>0.169448241591454</text:p>
          </table:table-cell>
          <table:table-cell office:value-type="string" calcext:value-type="string">
            <text:p>task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586" calcext:value-type="float">
            <text:p>0.586</text:p>
          </table:table-cell>
          <table:table-cell table:number-columns-repeated="2" office:value-type="float" office:value="0.457" calcext:value-type="float">
            <text:p>0.457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pos_derivative</text:p>
          </table:table-cell>
          <table:table-cell office:value-type="float" office:value="0.947883188724518" calcext:value-type="float">
            <text:p>0.947883188724518</text:p>
          </table:table-cell>
          <table:table-cell office:value-type="float" office:value="0.949150204658508" calcext:value-type="float">
            <text:p>0.949150204658508</text:p>
          </table:table-cell>
          <table:table-cell office:value-type="string" calcext:value-type="string">
            <text:p>task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66" calcext:value-type="float">
            <text:p>0.066</text:p>
          </table:table-cell>
          <table:table-cell table:number-columns-repeated="2" office:value-type="float" office:value="0.801" calcext:value-type="float">
            <text:p>0.801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neg_derivative</text:p>
          </table:table-cell>
          <table:table-cell office:value-type="float" office:value="0.0304537825286388" calcext:value-type="float">
            <text:p>0.030453782528639</text:p>
          </table:table-cell>
          <table:table-cell office:value-type="float" office:value="0.46432825922966" calcext:value-type="float">
            <text:p>0.46432825922966</text:p>
          </table:table-cell>
          <table:table-cell office:value-type="string" calcext:value-type="string">
            <text:p>task</text:p>
          </table:table-cell>
          <table:table-cell office:value-type="float" office:value="0.268" calcext:value-type="float">
            <text:p>0.26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268" calcext:value-type="float">
            <text:p>0.268</text:p>
          </table:table-cell>
          <table:table-cell office:value-type="float" office:value="1.487" calcext:value-type="float">
            <text:p>1.487</text:p>
          </table:table-cell>
          <table:table-cell table:number-columns-repeated="2" office:value-type="float" office:value="0.243" calcext:value-type="float">
            <text:p>0.243</text:p>
          </table:table-cell>
          <table:table-cell office:value-type="float" office:value="0.096" calcext:value-type="float">
            <text:p>0.0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eanNN</text:p>
          </table:table-cell>
          <table:table-cell office:value-type="float" office:value="0.0758185014128685" calcext:value-type="float">
            <text:p>0.075818501412869</text:p>
          </table:table-cell>
          <table:table-cell office:value-type="float" office:value="0.326609551906586" calcext:value-type="float">
            <text:p>0.326609551906586</text:p>
          </table:table-cell>
          <table:table-cell office:value-type="string" calcext:value-type="string">
            <text:p>task</text:p>
          </table:table-cell>
          <table:table-cell office:value-type="float" office:value="0.185" calcext:value-type="float">
            <text:p>0.18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85" calcext:value-type="float">
            <text:p>0.185</text:p>
          </table:table-cell>
          <table:table-cell office:value-type="float" office:value="1.421" calcext:value-type="float">
            <text:p>1.421</text:p>
          </table:table-cell>
          <table:table-cell table:number-columns-repeated="2" office:value-type="float" office:value="0.253" calcext:value-type="float">
            <text:p>0.253</text:p>
          </table:table-cell>
          <table:table-cell office:value-type="float" office:value="0.092" calcext:value-type="float">
            <text:p>0.0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NN</text:p>
          </table:table-cell>
          <table:table-cell office:value-type="float" office:value="0.601974964141846" calcext:value-type="float">
            <text:p>0.601974964141846</text:p>
          </table:table-cell>
          <table:table-cell office:value-type="float" office:value="0.828769981861115" calcext:value-type="float">
            <text:p>0.828769981861115</text:p>
          </table:table-cell>
          <table:table-cell office:value-type="string" calcext:value-type="string">
            <text:p>task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59" calcext:value-type="float">
            <text:p>0.059</text:p>
          </table:table-cell>
          <table:table-cell table:number-columns-repeated="2" office:value-type="float" office:value="0.812" calcext:value-type="float">
            <text:p>0.812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ANN1</text:p>
          </table:table-cell>
          <table:table-cell office:value-type="float" office:value="0.0119464145973325" calcext:value-type="float">
            <text:p>0.011946414597333</text:p>
          </table:table-cell>
          <table:table-cell office:value-type="float" office:value="0.0591769106686115" calcext:value-type="float">
            <text:p>0.059176910668612</text:p>
          </table:table-cell>
          <table:table-cell office:value-type="string" calcext:value-type="string">
            <text:p>task</text:p>
          </table:table-cell>
          <table:table-cell office:value-type="float" office:value="0.379" calcext:value-type="float">
            <text:p>0.37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379" calcext:value-type="float">
            <text:p>0.379</text:p>
          </table:table-cell>
          <table:table-cell office:value-type="float" office:value="2.424" calcext:value-type="float">
            <text:p>2.424</text:p>
          </table:table-cell>
          <table:table-cell table:number-columns-repeated="2" office:value-type="float" office:value="0.142" calcext:value-type="float">
            <text:p>0.142</text:p>
          </table:table-cell>
          <table:table-cell office:value-type="float" office:value="0.148" calcext:value-type="float">
            <text:p>0.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NNI1</text:p>
          </table:table-cell>
          <table:table-cell office:value-type="float" office:value="0.0692655295133591" calcext:value-type="float">
            <text:p>0.069265529513359</text:p>
          </table:table-cell>
          <table:table-cell office:value-type="float" office:value="0.840293705463409" calcext:value-type="float">
            <text:p>0.840293705463409</text:p>
          </table:table-cell>
          <table:table-cell office:value-type="string" calcext:value-type="string">
            <text:p>task</text:p>
          </table:table-cell>
          <table:table-cell office:value-type="float" office:value="0.056" calcext:value-type="float">
            <text:p>0.05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56" calcext:value-type="float">
            <text:p>0.056</text:p>
          </table:table-cell>
          <table:table-cell office:value-type="float" office:value="0.382" calcext:value-type="float">
            <text:p>0.382</text:p>
          </table:table-cell>
          <table:table-cell table:number-columns-repeated="2" office:value-type="float" office:value="0.547" calcext:value-type="float">
            <text:p>0.547</text:p>
          </table:table-cell>
          <table:table-cell office:value-type="float" office:value="0.027" calcext:value-type="float">
            <text:p>0.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ANN2</text:p>
          </table:table-cell>
          <table:table-cell office:value-type="float" office:value="0.0636033192276955" calcext:value-type="float">
            <text:p>0.063603319227696</text:p>
          </table:table-cell>
          <table:table-cell office:value-type="float" office:value="0.342073857784271" calcext:value-type="float">
            <text:p>0.342073857784271</text:p>
          </table:table-cell>
          <table:table-cell office:value-type="string" calcext:value-type="string">
            <text:p>task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19" calcext:value-type="float">
            <text:p>0.019</text:p>
          </table:table-cell>
          <table:table-cell office:value-type="float" office:value="0.535" calcext:value-type="float">
            <text:p>0.535</text:p>
          </table:table-cell>
          <table:table-cell table:number-columns-repeated="2" office:value-type="float" office:value="0.476" calcext:value-type="float">
            <text:p>0.476</text:p>
          </table:table-cell>
          <table:table-cell office:value-type="float" office:value="0.037" calcext:value-type="float">
            <text:p>0.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NNI2</text:p>
          </table:table-cell>
          <table:table-cell office:value-type="float" office:value="0.0447064749896526" calcext:value-type="float">
            <text:p>0.044706474989653</text:p>
          </table:table-cell>
          <table:table-cell office:value-type="float" office:value="0.0406386815011501" calcext:value-type="float">
            <text:p>0.04063868150115</text:p>
          </table:table-cell>
          <table:table-cell office:value-type="string" calcext:value-type="string">
            <text:p>task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868" calcext:value-type="float">
            <text:p>0.868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ANN5</text:p>
          </table:table-cell>
          <table:table-cell office:value-type="float" office:value="0.0501879528164864" calcext:value-type="float">
            <text:p>0.050187952816486</text:p>
          </table:table-cell>
          <table:table-cell office:value-type="float" office:value="0.633663833141327" calcext:value-type="float">
            <text:p>0.633663833141327</text:p>
          </table:table-cell>
          <table:table-cell office:value-type="string" calcext:value-type="string">
            <text:p>task</text:p>
          </table:table-cell>
          <table:table-cell office:value-type="float" office:value="0.124" calcext:value-type="float">
            <text:p>0.12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24" calcext:value-type="float">
            <text:p>0.124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068" calcext:value-type="float">
            <text:p>0.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adNN</text:p>
          </table:table-cell>
          <table:table-cell office:value-type="float" office:value="0.0433204732835293" calcext:value-type="float">
            <text:p>0.043320473283529</text:p>
          </table:table-cell>
          <table:table-cell office:value-type="float" office:value="0.642866432666779" calcext:value-type="float">
            <text:p>0.642866432666779</text:p>
          </table:table-cell>
          <table:table-cell office:value-type="string" calcext:value-type="string">
            <text:p>task</text:p>
          </table:table-cell>
          <table:table-cell office:value-type="float" office:value="0.037" calcext:value-type="float">
            <text:p>0.03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37" calcext:value-type="float">
            <text:p>0.037</text:p>
          </table:table-cell>
          <table:table-cell office:value-type="float" office:value="0.239" calcext:value-type="float">
            <text:p>0.239</text:p>
          </table:table-cell>
          <table:table-cell table:number-columns-repeated="2" office:value-type="float" office:value="0.632" calcext:value-type="float">
            <text:p>0.632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CVNN</text:p>
          </table:table-cell>
          <table:table-cell office:value-type="float" office:value="0.0429824516177177" calcext:value-type="float">
            <text:p>0.042982451617718</text:p>
          </table:table-cell>
          <table:table-cell office:value-type="float" office:value="0.640359818935394" calcext:value-type="float">
            <text:p>0.640359818935394</text:p>
          </table:table-cell>
          <table:table-cell office:value-type="string" calcext:value-type="string">
            <text:p>task</text:p>
          </table:table-cell>
          <table:table-cell office:value-type="float" office:value="0.037" calcext:value-type="float">
            <text:p>0.03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37" calcext:value-type="float">
            <text:p>0.037</text:p>
          </table:table-cell>
          <table:table-cell office:value-type="float" office:value="0.239" calcext:value-type="float">
            <text:p>0.239</text:p>
          </table:table-cell>
          <table:table-cell table:number-columns-repeated="2" office:value-type="float" office:value="0.632" calcext:value-type="float">
            <text:p>0.632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IQRNN</text:p>
          </table:table-cell>
          <table:table-cell office:value-type="float" office:value="0.0299248564988375" calcext:value-type="float">
            <text:p>0.029924856498838</text:p>
          </table:table-cell>
          <table:table-cell office:value-type="float" office:value="0.559820830821991" calcext:value-type="float">
            <text:p>0.559820830821991</text:p>
          </table:table-cell>
          <table:table-cell office:value-type="string" calcext:value-type="string">
            <text:p>task</text:p>
          </table:table-cell>
          <table:table-cell office:value-type="float" office:value="0.109" calcext:value-type="float">
            <text:p>0.10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09" calcext:value-type="float">
            <text:p>0.109</text:p>
          </table:table-cell>
          <table:table-cell office:value-type="float" office:value="0.692" calcext:value-type="float">
            <text:p>0.692</text:p>
          </table:table-cell>
          <table:table-cell table:number-columns-repeated="2" office:value-type="float" office:value="0.419" calcext:value-type="float">
            <text:p>0.419</text:p>
          </table:table-cell>
          <table:table-cell office:value-type="float" office:value="0.047" calcext:value-type="float">
            <text:p>0.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pNN50</text:p>
          </table:table-cell>
          <table:table-cell office:value-type="float" office:value="0.0262145884335041" calcext:value-type="float">
            <text:p>0.026214588433504</text:p>
          </table:table-cell>
          <table:table-cell office:value-type="float" office:value="0.570272266864777" calcext:value-type="float">
            <text:p>0.570272266864777</text:p>
          </table:table-cell>
          <table:table-cell office:value-type="string" calcext:value-type="string">
            <text:p>task</text:p>
          </table:table-cell>
          <table:table-cell office:value-type="float" office:value="0.041" calcext:value-type="float">
            <text:p>0.04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41" calcext:value-type="float">
            <text:p>0.041</text:p>
          </table:table-cell>
          <table:table-cell office:value-type="float" office:value="0.262" calcext:value-type="float">
            <text:p>0.262</text:p>
          </table:table-cell>
          <table:table-cell table:number-columns-repeated="2" office:value-type="float" office:value="0.617" calcext:value-type="float">
            <text:p>0.617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pNN20</text:p>
          </table:table-cell>
          <table:table-cell office:value-type="float" office:value="0.0432120636105537" calcext:value-type="float">
            <text:p>0.043212063610554</text:p>
          </table:table-cell>
          <table:table-cell office:value-type="float" office:value="0.0433841906487942" calcext:value-type="float">
            <text:p>0.043384190648794</text:p>
          </table:table-cell>
          <table:table-cell office:value-type="string" calcext:value-type="string">
            <text:p>t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964" calcext:value-type="float">
            <text:p>0.9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HTI</text:p>
          </table:table-cell>
          <table:table-cell office:value-type="float" office:value="0.218765169382095" calcext:value-type="float">
            <text:p>0.218765169382095</text:p>
          </table:table-cell>
          <table:table-cell office:value-type="float" office:value="0.213347896933556" calcext:value-type="float">
            <text:p>0.213347896933556</text:p>
          </table:table-cell>
          <table:table-cell office:value-type="string" calcext:value-type="string">
            <text:p>task</text:p>
          </table:table-cell>
          <table:table-cell office:value-type="float" office:value="0.997" calcext:value-type="float">
            <text:p>0.99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997" calcext:value-type="float">
            <text:p>0.997</text:p>
          </table:table-cell>
          <table:table-cell office:value-type="float" office:value="4.064" calcext:value-type="float">
            <text:p>4.064</text:p>
          </table:table-cell>
          <table:table-cell table:number-columns-repeated="2" office:value-type="float" office:value="0.063" calcext:value-type="float">
            <text:p>0.063</text:p>
          </table:table-cell>
          <table:table-cell office:value-type="float" office:value="0.225" calcext:value-type="float">
            <text:p>0.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TINN</text:p>
          </table:table-cell>
          <table:table-cell office:value-type="float" office:value="0.234768286347389" calcext:value-type="float">
            <text:p>0.234768286347389</text:p>
          </table:table-cell>
          <table:table-cell office:value-type="float" office:value="0.499367117881775" calcext:value-type="float">
            <text:p>0.499367117881775</text:p>
          </table:table-cell>
          <table:table-cell office:value-type="string" calcext:value-type="string">
            <text:p>task</text:p>
          </table:table-cell>
          <table:table-cell office:value-type="float" office:value="0.799" calcext:value-type="float">
            <text:p>0.79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799" calcext:value-type="float">
            <text:p>0.799</text:p>
          </table:table-cell>
          <table:table-cell office:value-type="float" office:value="3.688" calcext:value-type="float">
            <text:p>3.688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0.209" calcext:value-type="float">
            <text:p>0.209</text:p>
          </table:table-cell>
          <table:table-cell office:value-type="float" office:value="1" calcext:value-type="float">
            <text:p>1</text:p>
          </table:table-cell>
        </table:table-row>
      </table:table>
      <table:table table:name="arousal" table:style-name="ta1">
        <table:table-column table:style-name="co9" table:number-columns-repeated="64" table:default-cell-style-name="ce5"/>
        <table:table-row table:style-name="ro1">
          <table:table-cell table:style-name="ce2" office:value-type="string" calcext:value-type="string">
            <text:p>bpm</text:p>
          </table:table-cell>
          <table:table-cell table:style-name="ce2" office:value-type="float" office:value="0.138571098446846" calcext:value-type="float">
            <text:p>0.138571098446846</text:p>
          </table:table-cell>
          <table:table-cell table:style-name="ce2" office:value-type="float" office:value="0.159030869603157" calcext:value-type="float">
            <text:p>0.159030869603157</text:p>
          </table:table-cell>
          <table:table-cell table:style-name="ce2" office:value-type="string" calcext:value-type="string">
            <text:p>arousal_b</text:p>
          </table:table-cell>
          <table:table-cell table:style-name="ce2" office:value-type="float" office:value="0.154" calcext:value-type="float">
            <text:p>0.1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154" calcext:value-type="float">
            <text:p>0.154</text:p>
          </table:table-cell>
          <table:table-cell table:style-name="ce2" office:value-type="float" office:value="8.269" calcext:value-type="float">
            <text:p>8.269</text:p>
          </table:table-cell>
          <table:table-cell table:number-columns-repeated="2" table:style-name="ce2" office:value-type="float" office:value="0.012" calcext:value-type="float">
            <text:p>0.012</text:p>
          </table:table-cell>
          <table:table-cell table:style-name="ce2" office:value-type="float" office:value="0.371" calcext:value-type="float">
            <text:p>0.37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HRV_HTI</text:p>
          </table:table-cell>
          <table:table-cell table:style-name="ce2" office:value-type="float" office:value="0.218765169382095" calcext:value-type="float">
            <text:p>0.218765169382095</text:p>
          </table:table-cell>
          <table:table-cell table:style-name="ce2" office:value-type="float" office:value="0.213347896933556" calcext:value-type="float">
            <text:p>0.213347896933556</text:p>
          </table:table-cell>
          <table:table-cell table:style-name="ce2" office:value-type="string" calcext:value-type="string">
            <text:p>arousal_b</text:p>
          </table:table-cell>
          <table:table-cell table:style-name="ce2" office:value-type="float" office:value="0.171" calcext:value-type="float">
            <text:p>0.17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171" calcext:value-type="float">
            <text:p>0.171</text:p>
          </table:table-cell>
          <table:table-cell table:style-name="ce2" office:value-type="float" office:value="7.518" calcext:value-type="float">
            <text:p>7.518</text:p>
          </table:table-cell>
          <table:table-cell table:number-columns-repeated="2" table:style-name="ce2" office:value-type="float" office:value="0.016" calcext:value-type="float">
            <text:p>0.016</text:p>
          </table:table-cell>
          <table:table-cell table:style-name="ce2" office:value-type="float" office:value="0.349" calcext:value-type="float">
            <text:p>0.34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HRV_IQRNN</text:p>
          </table:table-cell>
          <table:table-cell office:value-type="float" office:value="0.0299248564988375" calcext:value-type="float">
            <text:p>0.029924856498838</text:p>
          </table:table-cell>
          <table:table-cell office:value-type="float" office:value="0.559820830821991" calcext:value-type="float">
            <text:p>0.559820830821991</text:p>
          </table:table-cell>
          <table:table-cell office:value-type="string" calcext:value-type="string">
            <text:p>arousal_b</text:p>
          </table:table-cell>
          <table:table-cell office:value-type="float" office:value="0.047" calcext:value-type="float">
            <text:p>0.04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47" calcext:value-type="float">
            <text:p>0.047</text:p>
          </table:table-cell>
          <table:table-cell office:value-type="float" office:value="1.377" calcext:value-type="float">
            <text:p>1.377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HRV_MadNN</text:p>
          </table:table-cell>
          <table:table-cell office:value-type="float" office:value="0.0433204732835293" calcext:value-type="float">
            <text:p>0.043320473283529</text:p>
          </table:table-cell>
          <table:table-cell office:value-type="float" office:value="0.642866432666779" calcext:value-type="float">
            <text:p>0.642866432666779</text:p>
          </table:table-cell>
          <table:table-cell office:value-type="string" calcext:value-type="string">
            <text:p>arousal_b</text:p>
          </table:table-cell>
          <table:table-cell office:value-type="float" office:value="0.037" calcext:value-type="float">
            <text:p>0.03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37" calcext:value-type="float">
            <text:p>0.037</text:p>
          </table:table-cell>
          <table:table-cell office:value-type="float" office:value="0.753" calcext:value-type="float">
            <text:p>0.75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051" calcext:value-type="float">
            <text:p>0.051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Default" office:value-type="string" calcext:value-type="string">
            <text:p>hrv_madnn</text:p>
          </table:table-cell>
          <table:table-cell table:style-name="Default" office:value-type="float" office:value="0.771136283874512" calcext:value-type="float">
            <text:p>0.771136283874512</text:p>
          </table:table-cell>
          <table:table-cell table:style-name="Default" office:value-type="float" office:value="0.734757542610168" calcext:value-type="float">
            <text:p>0.734757542610168</text:p>
          </table:table-cell>
          <table:table-cell table:style-name="Default" office:value-type="string" calcext:value-type="string">
            <text:p>arousal_b</text:p>
          </table:table-cell>
          <table:table-cell table:style-name="Default" office:value-type="float" office:value="0.014" calcext:value-type="float">
            <text:p>0.0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14" calcext:value-type="float">
            <text:p>0.014</text:p>
          </table:table-cell>
          <table:table-cell table:style-name="Default" office:value-type="float" office:value="0.622" calcext:value-type="float">
            <text:p>0.622</text:p>
          </table:table-cell>
          <table:table-cell table:number-columns-repeated="2" table:style-name="Default" office:value-type="float" office:value="0.444" calcext:value-type="float">
            <text:p>0.444</text:p>
          </table:table-cell>
          <table:table-cell table:style-name="Default" office:value-type="float" office:value="0.043" calcext:value-type="float">
            <text:p>0.04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HRV_MCVNN</text:p>
          </table:table-cell>
          <table:table-cell office:value-type="float" office:value="0.0429824516177177" calcext:value-type="float">
            <text:p>0.042982451617718</text:p>
          </table:table-cell>
          <table:table-cell office:value-type="float" office:value="0.640359818935394" calcext:value-type="float">
            <text:p>0.640359818935394</text:p>
          </table:table-cell>
          <table:table-cell office:value-type="string" calcext:value-type="string">
            <text:p>arousal_b</text:p>
          </table:table-cell>
          <table:table-cell office:value-type="float" office:value="0.037" calcext:value-type="float">
            <text:p>0.03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37" calcext:value-type="float">
            <text:p>0.037</text:p>
          </table:table-cell>
          <table:table-cell office:value-type="float" office:value="0.753" calcext:value-type="float">
            <text:p>0.75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051" calcext:value-type="float">
            <text:p>0.051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HRV_MeanNN</text:p>
          </table:table-cell>
          <table:table-cell table:style-name="ce2" office:value-type="float" office:value="0.0758185014128685" calcext:value-type="float">
            <text:p>0.075818501412869</text:p>
          </table:table-cell>
          <table:table-cell table:style-name="ce2" office:value-type="float" office:value="0.326609551906586" calcext:value-type="float">
            <text:p>0.326609551906586</text:p>
          </table:table-cell>
          <table:table-cell table:style-name="ce2" office:value-type="string" calcext:value-type="string">
            <text:p>arousal_b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4.87" calcext:value-type="float">
            <text:p>4.87</text:p>
          </table:table-cell>
          <table:table-cell table:number-columns-repeated="2" table:style-name="ce2" office:value-type="float" office:value="0.045" calcext:value-type="float">
            <text:p>0.045</text:p>
          </table:table-cell>
          <table:table-cell table:style-name="ce2" office:value-type="float" office:value="0.258" calcext:value-type="float">
            <text:p>0.25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HRV_pNN20</text:p>
          </table:table-cell>
          <table:table-cell office:value-type="float" office:value="0.0432120636105537" calcext:value-type="float">
            <text:p>0.043212063610554</text:p>
          </table:table-cell>
          <table:table-cell office:value-type="float" office:value="0.0433841906487942" calcext:value-type="float">
            <text:p>0.043384190648794</text:p>
          </table:table-cell>
          <table:table-cell office:value-type="string" calcext:value-type="string">
            <text:p>arousal_b</text:p>
          </table:table-cell>
          <table:table-cell office:value-type="float" office:value="0.101" calcext:value-type="float">
            <text:p>0.10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01" calcext:value-type="float">
            <text:p>0.101</text:p>
          </table:table-cell>
          <table:table-cell office:value-type="float" office:value="5.615" calcext:value-type="float">
            <text:p>5.615</text:p>
          </table:table-cell>
          <table:table-cell table:number-columns-repeated="2" office:value-type="float" office:value="0.033" calcext:value-type="float">
            <text:p>0.033</text:p>
          </table:table-cell>
          <table:table-cell office:value-type="float" office:value="0.286" calcext:value-type="float">
            <text:p>0.286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HRV_pNN50</text:p>
          </table:table-cell>
          <table:table-cell office:value-type="float" office:value="0.0262145884335041" calcext:value-type="float">
            <text:p>0.026214588433504</text:p>
          </table:table-cell>
          <table:table-cell office:value-type="float" office:value="0.570272266864777" calcext:value-type="float">
            <text:p>0.570272266864777</text:p>
          </table:table-cell>
          <table:table-cell office:value-type="string" calcext:value-type="string">
            <text:p>arousal_b</text:p>
          </table:table-cell>
          <table:table-cell office:value-type="float" office:value="0.052" calcext:value-type="float">
            <text:p>0.05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52" calcext:value-type="float">
            <text:p>0.052</text:p>
          </table:table-cell>
          <table:table-cell office:value-type="float" office:value="1.176" calcext:value-type="float">
            <text:p>1.176</text:p>
          </table:table-cell>
          <table:table-cell table:number-columns-repeated="2" office:value-type="float" office:value="0.296" calcext:value-type="float">
            <text:p>0.296</text:p>
          </table:table-cell>
          <table:table-cell office:value-type="float" office:value="0.078" calcext:value-type="float">
            <text:p>0.078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HRV_SDANN1</text:p>
          </table:table-cell>
          <table:table-cell office:value-type="float" office:value="0.0119464145973325" calcext:value-type="float">
            <text:p>0.011946414597333</text:p>
          </table:table-cell>
          <table:table-cell office:value-type="float" office:value="0.0591769106686115" calcext:value-type="float">
            <text:p>0.059176910668612</text:p>
          </table:table-cell>
          <table:table-cell office:value-type="string" calcext:value-type="string">
            <text:p>arousal_b</text:p>
          </table:table-cell>
          <table:table-cell office:value-type="float" office:value="0.028" calcext:value-type="float">
            <text:p>0.02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28" calcext:value-type="float">
            <text:p>0.028</text:p>
          </table:table-cell>
          <table:table-cell office:value-type="float" office:value="0.364" calcext:value-type="float">
            <text:p>0.364</text:p>
          </table:table-cell>
          <table:table-cell table:number-columns-repeated="2" office:value-type="float" office:value="0.556" calcext:value-type="float">
            <text:p>0.556</text:p>
          </table:table-cell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Default" office:value-type="string" calcext:value-type="string">
            <text:p>HRV_SDANN2</text:p>
          </table:table-cell>
          <table:table-cell table:style-name="Default" office:value-type="float" office:value="0.0636033192276955" calcext:value-type="float">
            <text:p>0.063603319227696</text:p>
          </table:table-cell>
          <table:table-cell table:style-name="Default" office:value-type="float" office:value="0.342073857784271" calcext:value-type="float">
            <text:p>0.342073857784271</text:p>
          </table:table-cell>
          <table:table-cell table:style-name="Default" office:value-type="string" calcext:value-type="string">
            <text:p>arousal_b</text:p>
          </table:table-cell>
          <table:table-cell table:style-name="Default" office:value-type="float" office:value="0.033" calcext:value-type="float">
            <text:p>0.03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33" calcext:value-type="float">
            <text:p>0.033</text:p>
          </table:table-cell>
          <table:table-cell table:style-name="Default" office:value-type="float" office:value="3.844" calcext:value-type="float">
            <text:p>3.844</text:p>
          </table:table-cell>
          <table:table-cell table:number-columns-repeated="2" table:style-name="Default" office:value-type="float" office:value="0.07" calcext:value-type="float">
            <text:p>0.07</text:p>
          </table:table-cell>
          <table:table-cell table:style-name="Default" office:value-type="float" office:value="0.215" calcext:value-type="float">
            <text:p>0.21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Default" office:value-type="string" calcext:value-type="string">
            <text:p>HRV_SDANN5</text:p>
          </table:table-cell>
          <table:table-cell table:style-name="Default" office:value-type="float" office:value="0.0501879528164864" calcext:value-type="float">
            <text:p>0.050187952816486</text:p>
          </table:table-cell>
          <table:table-cell table:style-name="Default" office:value-type="float" office:value="0.633663833141327" calcext:value-type="float">
            <text:p>0.633663833141327</text:p>
          </table:table-cell>
          <table:table-cell table:style-name="Default" office:value-type="string" calcext:value-type="string">
            <text:p>arousal_b</text:p>
          </table:table-cell>
          <table:table-cell table:style-name="Default" office:value-type="float" office:value="0.024" calcext:value-type="float">
            <text:p>0.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24" calcext:value-type="float">
            <text:p>0.024</text:p>
          </table:table-cell>
          <table:table-cell table:style-name="Default" office:value-type="float" office:value="0.652" calcext:value-type="float">
            <text:p>0.652</text:p>
          </table:table-cell>
          <table:table-cell table:number-columns-repeated="2" table:style-name="Default" office:value-type="float" office:value="0.433" calcext:value-type="float">
            <text:p>0.433</text:p>
          </table:table-cell>
          <table:table-cell table:style-name="Default" office:value-type="float" office:value="0.044" calcext:value-type="float">
            <text:p>0.04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Default" office:value-type="string" calcext:value-type="string">
            <text:p>HRV_SDNN</text:p>
          </table:table-cell>
          <table:table-cell table:style-name="Default" office:value-type="float" office:value="0.601974964141846" calcext:value-type="float">
            <text:p>0.601974964141846</text:p>
          </table:table-cell>
          <table:table-cell table:style-name="Default" office:value-type="float" office:value="0.828769981861115" calcext:value-type="float">
            <text:p>0.828769981861115</text:p>
          </table:table-cell>
          <table:table-cell table:style-name="Default" office:value-type="string" calcext:value-type="string">
            <text:p>arousal_b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0.154" calcext:value-type="float">
            <text:p>0.154</text:p>
          </table:table-cell>
          <table:table-cell table:number-columns-repeated="2" table:style-name="Default" office:value-type="float" office:value="0.7" calcext:value-type="float">
            <text:p>0.7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HRV_SDNNI1</text:p>
          </table:table-cell>
          <table:table-cell table:style-name="ce2" office:value-type="float" office:value="0.0692655295133591" calcext:value-type="float">
            <text:p>0.069265529513359</text:p>
          </table:table-cell>
          <table:table-cell table:style-name="ce2" office:value-type="float" office:value="0.840293705463409" calcext:value-type="float">
            <text:p>0.840293705463409</text:p>
          </table:table-cell>
          <table:table-cell table:style-name="ce2" office:value-type="string" calcext:value-type="string">
            <text:p>arousal_b</text:p>
          </table:table-cell>
          <table:table-cell table:style-name="ce2" office:value-type="float" office:value="0.153" calcext:value-type="float">
            <text:p>0.1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153" calcext:value-type="float">
            <text:p>0.153</text:p>
          </table:table-cell>
          <table:table-cell table:style-name="ce2" office:value-type="float" office:value="4.808" calcext:value-type="float">
            <text:p>4.808</text:p>
          </table:table-cell>
          <table:table-cell table:number-columns-repeated="2" table:style-name="ce2" office:value-type="float" office:value="0.046" calcext:value-type="float">
            <text:p>0.046</text:p>
          </table:table-cell>
          <table:table-cell table:style-name="ce2" office:value-type="float" office:value="0.256" calcext:value-type="float">
            <text:p>0.256</text:p>
          </table:table-cell>
          <table:table-cell table:style-name="ce2" office:value-type="float" office:value="1" calcext:value-type="float">
            <text:p>1</text:p>
          </table:table-cell>
          <table:table-cell table:style-name="Default" table:number-columns-repeated="51"/>
        </table:table-row>
        <table:table-row table:style-name="ro1">
          <table:table-cell office:value-type="string" calcext:value-type="string">
            <text:p>HRV_SDNNI2</text:p>
          </table:table-cell>
          <table:table-cell office:value-type="float" office:value="0.0447064749896526" calcext:value-type="float">
            <text:p>0.044706474989653</text:p>
          </table:table-cell>
          <table:table-cell office:value-type="float" office:value="0.0406386815011501" calcext:value-type="float">
            <text:p>0.04063868150115</text:p>
          </table:table-cell>
          <table:table-cell office:value-type="string" calcext:value-type="string">
            <text:p>arousal_b</text:p>
          </table:table-cell>
          <table:table-cell office:value-type="float" office:value="0.106" calcext:value-type="float">
            <text:p>0.10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06" calcext:value-type="float">
            <text:p>0.106</text:p>
          </table:table-cell>
          <table:table-cell office:value-type="float" office:value="4.955" calcext:value-type="float">
            <text:p>4.955</text:p>
          </table:table-cell>
          <table:table-cell table:number-columns-repeated="2" office:value-type="float" office:value="0.043" calcext:value-type="float">
            <text:p>0.043</text:p>
          </table:table-cell>
          <table:table-cell office:value-type="float" office:value="0.261" calcext:value-type="float">
            <text:p>0.26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51"/>
        </table:table-row>
        <table:table-row table:style-name="ro1">
          <table:table-cell table:style-name="ce2" office:value-type="string" calcext:value-type="string">
            <text:p>HRV_TINN</text:p>
          </table:table-cell>
          <table:table-cell table:style-name="ce2" office:value-type="float" office:value="0.234768286347389" calcext:value-type="float">
            <text:p>0.234768286347389</text:p>
          </table:table-cell>
          <table:table-cell table:style-name="ce2" office:value-type="float" office:value="0.499367117881775" calcext:value-type="float">
            <text:p>0.499367117881775</text:p>
          </table:table-cell>
          <table:table-cell table:style-name="ce2" office:value-type="string" calcext:value-type="string">
            <text:p>arousal_b</text:p>
          </table:table-cell>
          <table:table-cell table:style-name="ce2" office:value-type="float" office:value="0.202" calcext:value-type="float">
            <text:p>0.2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202" calcext:value-type="float">
            <text:p>0.202</text:p>
          </table:table-cell>
          <table:table-cell table:style-name="ce2" office:value-type="float" office:value="10.095" calcext:value-type="float">
            <text:p>10.095</text:p>
          </table:table-cell>
          <table:table-cell table:number-columns-repeated="2" table:style-name="ce2" office:value-type="float" office:value="0.007" calcext:value-type="float">
            <text:p>0.007</text:p>
          </table:table-cell>
          <table:table-cell table:style-name="ce2" office:value-type="float" office:value="0.419" calcext:value-type="float">
            <text:p>0.419</text:p>
          </table:table-cell>
          <table:table-cell table:style-name="ce2" office:value-type="float" office:value="1" calcext:value-type="float">
            <text:p>1</text:p>
          </table:table-cell>
          <table:table-cell table:style-name="Default" table:number-columns-repeated="51"/>
        </table:table-row>
        <table:table-row table:style-name="ro1">
          <table:table-cell table:style-name="Default" office:value-type="string" calcext:value-type="string">
            <text:p>ibi</text:p>
          </table:table-cell>
          <table:table-cell table:style-name="Default" office:value-type="float" office:value="0.170612141489983" calcext:value-type="float">
            <text:p>0.170612141489983</text:p>
          </table:table-cell>
          <table:table-cell table:style-name="Default" office:value-type="float" office:value="0.168196961283684" calcext:value-type="float">
            <text:p>0.168196961283684</text:p>
          </table:table-cell>
          <table:table-cell table:style-name="Default" office:value-type="string" calcext:value-type="string">
            <text:p>arousal_b</text:p>
          </table:table-cell>
          <table:table-cell table:style-name="Default" office:value-type="float" office:value="0.067" calcext:value-type="float">
            <text:p>0.06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67" calcext:value-type="float">
            <text:p>0.067</text:p>
          </table:table-cell>
          <table:table-cell table:style-name="Default" office:value-type="float" office:value="2.028" calcext:value-type="float">
            <text:p>2.028</text:p>
          </table:table-cell>
          <table:table-cell table:number-columns-repeated="2" table:style-name="Default" office:value-type="float" office:value="0.176" calcext:value-type="float">
            <text:p>0.176</text:p>
          </table:table-cell>
          <table:table-cell table:style-name="Default" office:value-type="float" office:value="0.127" calcext:value-type="float">
            <text:p>0.127</text:p>
          </table:table-cell>
          <table:table-cell table:style-name="Default" office:value-type="float" office:value="1" calcext:value-type="float">
            <text:p>1</text:p>
          </table:table-cell>
          <table:table-cell table:style-name="ce2" table:number-columns-repeated="51"/>
        </table:table-row>
        <table:table-row table:style-name="ro1">
          <table:table-cell table:style-name="Default" office:value-type="string" calcext:value-type="string">
            <text:p>peak_kurt</text:p>
          </table:table-cell>
          <table:table-cell table:style-name="Default" office:value-type="float" office:value="0.0500019080936909" calcext:value-type="float">
            <text:p>0.050001908093691</text:p>
          </table:table-cell>
          <table:table-cell table:style-name="Default" office:value-type="float" office:value="0.297566562891007" calcext:value-type="float">
            <text:p>0.297566562891007</text:p>
          </table:table-cell>
          <table:table-cell table:style-name="Default" office:value-type="string" calcext:value-type="string">
            <text:p>arousal_b</text:p>
          </table:table-cell>
          <table:table-cell table:style-name="Default" office:value-type="float" office:value="0.165" calcext:value-type="float">
            <text:p>0.16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165" calcext:value-type="float">
            <text:p>0.165</text:p>
          </table:table-cell>
          <table:table-cell table:style-name="Default" office:value-type="float" office:value="4.345" calcext:value-type="float">
            <text:p>4.345</text:p>
          </table:table-cell>
          <table:table-cell table:number-columns-repeated="2" table:style-name="Default" office:value-type="float" office:value="0.056" calcext:value-type="float">
            <text:p>0.056</text:p>
          </table:table-cell>
          <table:table-cell table:style-name="Default" office:value-type="float" office:value="0.237" calcext:value-type="float">
            <text:p>0.23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1"/>
        </table:table-row>
        <table:table-row table:style-name="ro1">
          <table:table-cell office:value-type="string" calcext:value-type="string">
            <text:p>peak_max</text:p>
          </table:table-cell>
          <table:table-cell office:value-type="float" office:value="1" calcext:value-type="float">
            <text:p>1</text:p>
          </table:table-cell>
          <table:table-cell office:value-type="float" office:value="0.000343085644999519" calcext:value-type="float">
            <text:p>0.000343085645</text:p>
          </table:table-cell>
          <table:table-cell office:value-type="string" calcext:value-type="string">
            <text:p>arousal_b</text:p>
          </table:table-cell>
          <table:table-cell office:value-type="float" office:value="0.048" calcext:value-type="float">
            <text:p>0.04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48" calcext:value-type="float">
            <text:p>0.048</text:p>
          </table:table-cell>
          <table:table-cell office:value-type="float" office:value="1.289" calcext:value-type="float">
            <text:p>1.289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0.084" calcext:value-type="float">
            <text:p>0.084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51"/>
        </table:table-row>
        <table:table-row table:style-name="ro1">
          <table:table-cell office:value-type="string" calcext:value-type="string">
            <text:p>peak_mean</text:p>
          </table:table-cell>
          <table:table-cell office:value-type="float" office:value="1" calcext:value-type="float">
            <text:p>1</text:p>
          </table:table-cell>
          <table:table-cell office:value-type="float" office:value="0.0000056900612435129" calcext:value-type="float">
            <text:p>5.6900612435129E-06</text:p>
          </table:table-cell>
          <table:table-cell office:value-type="string" calcext:value-type="string">
            <text:p>arousal_b</text:p>
          </table:table-cell>
          <table:table-cell office:value-type="float" office:value="0.053" calcext:value-type="float">
            <text:p>0.05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53" calcext:value-type="float">
            <text:p>0.053</text:p>
          </table:table-cell>
          <table:table-cell office:value-type="float" office:value="2.773" calcext:value-type="float">
            <text:p>2.773</text:p>
          </table:table-cell>
          <table:table-cell table:number-columns-repeated="2" office:value-type="float" office:value="0.118" calcext:value-type="float">
            <text:p>0.118</text:p>
          </table:table-cell>
          <table:table-cell office:value-type="float" office:value="0.165" calcext:value-type="float">
            <text:p>0.16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51"/>
        </table:table-row>
        <table:table-row table:style-name="ro1">
          <table:table-cell office:value-type="string" calcext:value-type="string">
            <text:p>peak_median</text:p>
          </table:table-cell>
          <table:table-cell office:value-type="float" office:value="1" calcext:value-type="float">
            <text:p>1</text:p>
          </table:table-cell>
          <table:table-cell office:value-type="float" office:value="0.00462078163400292" calcext:value-type="float">
            <text:p>0.004620781634003</text:p>
          </table:table-cell>
          <table:table-cell office:value-type="string" calcext:value-type="string">
            <text:p>arousal_b</text:p>
          </table:table-cell>
          <table:table-cell office:value-type="float" office:value="0.058" calcext:value-type="float">
            <text:p>0.05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58" calcext:value-type="float">
            <text:p>0.058</text:p>
          </table:table-cell>
          <table:table-cell office:value-type="float" office:value="1.288" calcext:value-type="float">
            <text:p>1.288</text:p>
          </table:table-cell>
          <table:table-cell table:number-columns-repeated="2" office:value-type="float" office:value="0.276" calcext:value-type="float">
            <text:p>0.276</text:p>
          </table:table-cell>
          <table:table-cell office:value-type="float" office:value="0.084" calcext:value-type="float">
            <text:p>0.08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51"/>
        </table:table-row>
        <table:table-row table:style-name="ro1">
          <table:table-cell office:value-type="string" calcext:value-type="string">
            <text:p>peak_min</text:p>
          </table:table-cell>
          <table:table-cell office:value-type="float" office:value="1" calcext:value-type="float">
            <text:p>1</text:p>
          </table:table-cell>
          <table:table-cell office:value-type="float" office:value="0.000283641449641436" calcext:value-type="float">
            <text:p>0.000283641449641</text:p>
          </table:table-cell>
          <table:table-cell office:value-type="string" calcext:value-type="string">
            <text:p>arousal_b</text:p>
          </table:table-cell>
          <table:table-cell office:value-type="float" office:value="0.076" calcext:value-type="float">
            <text:p>0.07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76" calcext:value-type="float">
            <text:p>0.076</text:p>
          </table:table-cell>
          <table:table-cell office:value-type="float" office:value="1.899" calcext:value-type="float">
            <text:p>1.899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19" calcext:value-type="float">
            <text:p>0.11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51"/>
        </table:table-row>
        <table:table-row table:style-name="ro1">
          <table:table-cell table:style-name="Default" office:value-type="string" calcext:value-type="string">
            <text:p>peak_neg_derivative</text:p>
          </table:table-cell>
          <table:table-cell table:style-name="Default" office:value-type="float" office:value="0.277145087718964" calcext:value-type="float">
            <text:p>0.277145087718964</text:p>
          </table:table-cell>
          <table:table-cell table:style-name="Default" office:value-type="float" office:value="0.205191642045975" calcext:value-type="float">
            <text:p>0.205191642045975</text:p>
          </table:table-cell>
          <table:table-cell table:style-name="Default" office:value-type="string" calcext:value-type="string">
            <text:p>arousal_b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.265" calcext:value-type="float">
            <text:p>1.265</text:p>
          </table:table-cell>
          <table:table-cell table:number-columns-repeated="2" table:style-name="Default" office:value-type="float" office:value="0.28" calcext:value-type="float">
            <text:p>0.28</text:p>
          </table:table-cell>
          <table:table-cell table:style-name="Default" office:value-type="float" office:value="0.083" calcext:value-type="float">
            <text:p>0.083</text:p>
          </table:table-cell>
          <table:table-cell table:style-name="Default" office:value-type="float" office:value="1" calcext:value-type="float">
            <text:p>1</text:p>
          </table:table-cell>
          <table:table-cell table:style-name="ce2" table:number-columns-repeated="51"/>
        </table:table-row>
        <table:table-row table:style-name="ro1">
          <table:table-cell table:style-name="Default" office:value-type="string" calcext:value-type="string">
            <text:p>peak_pos_derivative</text:p>
          </table:table-cell>
          <table:table-cell table:style-name="Default" office:value-type="float" office:value="0.0956555902957916" calcext:value-type="float">
            <text:p>0.095655590295792</text:p>
          </table:table-cell>
          <table:table-cell table:style-name="Default" office:value-type="float" office:value="0.0625902563333511" calcext:value-type="float">
            <text:p>0.062590256333351</text:p>
          </table:table-cell>
          <table:table-cell table:style-name="Default" office:value-type="string" calcext:value-type="string">
            <text:p>arousal_b</text:p>
          </table:table-cell>
          <table:table-cell table:style-name="Default" office:value-type="float" office:value="0.031" calcext:value-type="float">
            <text:p>0.03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31" calcext:value-type="float">
            <text:p>0.031</text:p>
          </table:table-cell>
          <table:table-cell table:style-name="Default" office:value-type="float" office:value="0.868" calcext:value-type="float">
            <text:p>0.868</text:p>
          </table:table-cell>
          <table:table-cell table:number-columns-repeated="2" table:style-name="Default" office:value-type="float" office:value="0.367" calcext:value-type="float">
            <text:p>0.367</text:p>
          </table:table-cell>
          <table:table-cell table:style-name="Default" office:value-type="float" office:value="0.058" calcext:value-type="float">
            <text:p>0.05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1"/>
        </table:table-row>
        <table:table-row table:style-name="ro1">
          <table:table-cell office:value-type="string" calcext:value-type="string">
            <text:p>peak_skew</text:p>
          </table:table-cell>
          <table:table-cell office:value-type="float" office:value="0.0367911942303181" calcext:value-type="float">
            <text:p>0.036791194230318</text:p>
          </table:table-cell>
          <table:table-cell office:value-type="float" office:value="0.0312790684401989" calcext:value-type="float">
            <text:p>0.031279068440199</text:p>
          </table:table-cell>
          <table:table-cell office:value-type="string" calcext:value-type="string">
            <text:p>arousal_b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18" calcext:value-type="float">
            <text:p>0.018</text:p>
          </table:table-cell>
          <table:table-cell office:value-type="float" office:value="0.449" calcext:value-type="float">
            <text:p>0.449</text:p>
          </table:table-cell>
          <table:table-cell table:number-columns-repeated="2" office:value-type="float" office:value="0.514" calcext:value-type="float">
            <text:p>0.514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51"/>
        </table:table-row>
        <table:table-row table:style-name="ro1">
          <table:table-cell table:style-name="Default" office:value-type="string" calcext:value-type="string">
            <text:p>peak_std</text:p>
          </table:table-cell>
          <table:table-cell table:style-name="Default" office:value-type="float" office:value="0.0732473358511925" calcext:value-type="float">
            <text:p>0.073247335851193</text:p>
          </table:table-cell>
          <table:table-cell table:style-name="Default" office:value-type="float" office:value="0.0938167721033097" calcext:value-type="float">
            <text:p>0.09381677210331</text:p>
          </table:table-cell>
          <table:table-cell table:style-name="Default" office:value-type="string" calcext:value-type="string">
            <text:p>arousal_b</text:p>
          </table:table-cell>
          <table:table-cell table:style-name="Default" office:value-type="float" office:value="0.231" calcext:value-type="float">
            <text:p>0.23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231" calcext:value-type="float">
            <text:p>0.231</text:p>
          </table:table-cell>
          <table:table-cell table:style-name="Default" office:value-type="float" office:value="4.241" calcext:value-type="float">
            <text:p>4.241</text:p>
          </table:table-cell>
          <table:table-cell table:number-columns-repeated="2" table:style-name="Default" office:value-type="float" office:value="0.059" calcext:value-type="float">
            <text:p>0.059</text:p>
          </table:table-cell>
          <table:table-cell table:style-name="Default" office:value-type="float" office:value="0.233" calcext:value-type="float">
            <text:p>0.233</text:p>
          </table:table-cell>
          <table:table-cell table:style-name="Default" office:value-type="float" office:value="1" calcext:value-type="float">
            <text:p>1</text:p>
          </table:table-cell>
          <table:table-cell table:style-name="ce2" table:number-columns-repeated="51"/>
        </table:table-row>
        <table:table-row table:style-name="ro1">
          <table:table-cell table:style-name="ce2" office:value-type="string" calcext:value-type="string">
            <text:p>peak_var</text:p>
          </table:table-cell>
          <table:table-cell table:style-name="ce2" office:value-type="float" office:value="0.255496978759766" calcext:value-type="float">
            <text:p>0.255496978759766</text:p>
          </table:table-cell>
          <table:table-cell table:style-name="ce2" office:value-type="float" office:value="0.270989149808884" calcext:value-type="float">
            <text:p>0.270989149808884</text:p>
          </table:table-cell>
          <table:table-cell table:style-name="ce2" office:value-type="string" calcext:value-type="string">
            <text:p>arousal_b</text:p>
          </table:table-cell>
          <table:table-cell table:style-name="ce2" office:value-type="float" office:value="0.172" calcext:value-type="float">
            <text:p>0.1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172" calcext:value-type="float">
            <text:p>0.172</text:p>
          </table:table-cell>
          <table:table-cell table:style-name="ce2" office:value-type="float" office:value="4.679" calcext:value-type="float">
            <text:p>4.679</text:p>
          </table:table-cell>
          <table:table-cell table:number-columns-repeated="2" table:style-name="ce2" office:value-type="float" office:value="0.048" calcext:value-type="float">
            <text:p>0.048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1"/>
        </table:table-row>
        <table:table-row table:style-name="ro1">
          <table:table-cell table:style-name="Default" office:value-type="string" calcext:value-type="string">
            <text:p>rate_kurt</text:p>
          </table:table-cell>
          <table:table-cell table:style-name="Default" office:value-type="float" office:value="0.133526012301445" calcext:value-type="float">
            <text:p>0.133526012301445</text:p>
          </table:table-cell>
          <table:table-cell table:style-name="Default" office:value-type="float" office:value="0.169448241591454" calcext:value-type="float">
            <text:p>0.169448241591454</text:p>
          </table:table-cell>
          <table:table-cell table:style-name="Default" office:value-type="string" calcext:value-type="string">
            <text:p>arousal_b</text:p>
          </table:table-cell>
          <table:table-cell table:style-name="Default" office:value-type="float" office:value="0.023" calcext:value-type="float">
            <text:p>0.02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23" calcext:value-type="float">
            <text:p>0.023</text:p>
          </table:table-cell>
          <table:table-cell table:style-name="Default" office:value-type="float" office:value="0.579" calcext:value-type="float">
            <text:p>0.579</text:p>
          </table:table-cell>
          <table:table-cell table:number-columns-repeated="2" table:style-name="Default" office:value-type="float" office:value="0.459" calcext:value-type="float">
            <text:p>0.459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1"/>
        </table:table-row>
        <table:table-row table:style-name="ro1">
          <table:table-cell office:value-type="string" calcext:value-type="string">
            <text:p>rate_max</text:p>
          </table:table-cell>
          <table:table-cell office:value-type="float" office:value="0.0421959459781647" calcext:value-type="float">
            <text:p>0.042195945978165</text:p>
          </table:table-cell>
          <table:table-cell office:value-type="float" office:value="0.0705904364585877" calcext:value-type="float">
            <text:p>0.070590436458588</text:p>
          </table:table-cell>
          <table:table-cell office:value-type="string" calcext:value-type="string">
            <text:p>arousal_b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4" calcext:value-type="float">
            <text:p>0.064</text:p>
          </table:table-cell>
          <table:table-cell table:number-columns-repeated="2" office:value-type="float" office:value="0.804" calcext:value-type="float">
            <text:p>0.804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51"/>
        </table:table-row>
        <table:table-row table:style-name="ro1">
          <table:table-cell table:style-name="ce2" office:value-type="string" calcext:value-type="string">
            <text:p>rate_mean</text:p>
          </table:table-cell>
          <table:table-cell table:style-name="ce2" office:value-type="float" office:value="0.614596843719482" calcext:value-type="float">
            <text:p>0.614596843719482</text:p>
          </table:table-cell>
          <table:table-cell table:style-name="ce2" office:value-type="float" office:value="0.727887511253357" calcext:value-type="float">
            <text:p>0.727887511253357</text:p>
          </table:table-cell>
          <table:table-cell table:style-name="ce2" office:value-type="string" calcext:value-type="string">
            <text:p>arousal_b</text:p>
          </table:table-cell>
          <table:table-cell table:style-name="ce2" office:value-type="float" office:value="0.527" calcext:value-type="float">
            <text:p>0.5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527" calcext:value-type="float">
            <text:p>0.527</text:p>
          </table:table-cell>
          <table:table-cell table:style-name="ce2" office:value-type="float" office:value="9.491" calcext:value-type="float">
            <text:p>9.491</text:p>
          </table:table-cell>
          <table:table-cell table:number-columns-repeated="2" table:style-name="ce2" office:value-type="float" office:value="0.008" calcext:value-type="float">
            <text:p>0.008</text:p>
          </table:table-cell>
          <table:table-cell table:style-name="ce2" office:value-type="float" office:value="0.404" calcext:value-type="float">
            <text:p>0.404</text:p>
          </table:table-cell>
          <table:table-cell table:style-name="ce2" office:value-type="float" office:value="1" calcext:value-type="float">
            <text:p>1</text:p>
          </table:table-cell>
          <table:table-cell table:style-name="Default" table:number-columns-repeated="51"/>
        </table:table-row>
        <table:table-row table:style-name="ro1">
          <table:table-cell office:value-type="string" calcext:value-type="string">
            <text:p>rate_median</text:p>
          </table:table-cell>
          <table:table-cell office:value-type="float" office:value="0.0190738420933485" calcext:value-type="float">
            <text:p>0.019073842093349</text:p>
          </table:table-cell>
          <table:table-cell office:value-type="float" office:value="0.550758302211762" calcext:value-type="float">
            <text:p>0.550758302211762</text:p>
          </table:table-cell>
          <table:table-cell office:value-type="string" calcext:value-type="string">
            <text:p>arousal_b</text:p>
          </table:table-cell>
          <table:table-cell office:value-type="float" office:value="0.872" calcext:value-type="float">
            <text:p>0.87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872" calcext:value-type="float">
            <text:p>0.872</text:p>
          </table:table-cell>
          <table:table-cell office:value-type="float" office:value="10.78" calcext:value-type="float">
            <text:p>10.78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435" calcext:value-type="float">
            <text:p>0.435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51"/>
        </table:table-row>
        <table:table-row table:style-name="ro1">
          <table:table-cell table:style-name="Default" office:value-type="string" calcext:value-type="string">
            <text:p>rate_min</text:p>
          </table:table-cell>
          <table:table-cell table:style-name="Default" office:value-type="float" office:value="0.0911267995834351" calcext:value-type="float">
            <text:p>0.091126799583435</text:p>
          </table:table-cell>
          <table:table-cell table:style-name="Default" office:value-type="float" office:value="0.0919291377067566" calcext:value-type="float">
            <text:p>0.091929137706757</text:p>
          </table:table-cell>
          <table:table-cell table:style-name="Default" office:value-type="string" calcext:value-type="string">
            <text:p>arousal_b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0.135" calcext:value-type="float">
            <text:p>0.135</text:p>
          </table:table-cell>
          <table:table-cell table:number-columns-repeated="2" table:style-name="Default" office:value-type="float" office:value="0.718" calcext:value-type="float">
            <text:p>0.718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1"/>
        </table:table-row>
        <table:table-row table:style-name="ro1">
          <table:table-cell office:value-type="string" calcext:value-type="string">
            <text:p>rate_neg_derivative</text:p>
          </table:table-cell>
          <table:table-cell office:value-type="float" office:value="0.0304537825286388" calcext:value-type="float">
            <text:p>0.030453782528639</text:p>
          </table:table-cell>
          <table:table-cell office:value-type="float" office:value="0.46432825922966" calcext:value-type="float">
            <text:p>0.46432825922966</text:p>
          </table:table-cell>
          <table:table-cell office:value-type="string" calcext:value-type="string">
            <text:p>arousal_b</text:p>
          </table:table-cell>
          <table:table-cell office:value-type="float" office:value="0.072" calcext:value-type="float">
            <text:p>0.07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72" calcext:value-type="float">
            <text:p>0.072</text:p>
          </table:table-cell>
          <table:table-cell office:value-type="float" office:value="3.535" calcext:value-type="float">
            <text:p>3.535</text:p>
          </table:table-cell>
          <table:table-cell table:number-columns-repeated="2" office:value-type="float" office:value="0.081" calcext:value-type="float">
            <text:p>0.081</text:p>
          </table:table-cell>
          <table:table-cell office:value-type="float" office:value="0.202" calcext:value-type="float">
            <text:p>0.20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51"/>
        </table:table-row>
        <table:table-row table:style-name="ro1">
          <table:table-cell table:style-name="Default" office:value-type="string" calcext:value-type="string">
            <text:p>rate_pos_derivative</text:p>
          </table:table-cell>
          <table:table-cell table:style-name="Default" office:value-type="float" office:value="0.947883188724518" calcext:value-type="float">
            <text:p>0.947883188724518</text:p>
          </table:table-cell>
          <table:table-cell table:style-name="Default" office:value-type="float" office:value="0.949150204658508" calcext:value-type="float">
            <text:p>0.949150204658508</text:p>
          </table:table-cell>
          <table:table-cell table:style-name="Default" office:value-type="string" calcext:value-type="string">
            <text:p>arousal_b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0.055" calcext:value-type="float">
            <text:p>0.055</text:p>
          </table:table-cell>
          <table:table-cell table:number-columns-repeated="2" table:style-name="Default" office:value-type="float" office:value="0.819" calcext:value-type="float">
            <text:p>0.819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ate_skew</text:p>
          </table:table-cell>
          <table:table-cell office:value-type="float" office:value="0.0139055605977774" calcext:value-type="float">
            <text:p>0.013905560597777</text:p>
          </table:table-cell>
          <table:table-cell office:value-type="float" office:value="0.0419858172535896" calcext:value-type="float">
            <text:p>0.04198581725359</text:p>
          </table:table-cell>
          <table:table-cell office:value-type="string" calcext:value-type="string">
            <text:p>arousal_b</text:p>
          </table:table-cell>
          <table:table-cell office:value-type="float" office:value="0.189" calcext:value-type="float">
            <text:p>0.18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89" calcext:value-type="float">
            <text:p>0.189</text:p>
          </table:table-cell>
          <table:table-cell office:value-type="float" office:value="4.449" calcext:value-type="float">
            <text:p>4.449</text:p>
          </table:table-cell>
          <table:table-cell table:number-columns-repeated="2" office:value-type="float" office:value="0.053" calcext:value-type="float">
            <text:p>0.053</text:p>
          </table:table-cell>
          <table:table-cell office:value-type="float" office:value="0.241" calcext:value-type="float">
            <text:p>0.241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ate_std</text:p>
          </table:table-cell>
          <table:table-cell office:value-type="float" office:value="0.0483258701860905" calcext:value-type="float">
            <text:p>0.048325870186091</text:p>
          </table:table-cell>
          <table:table-cell office:value-type="float" office:value="0.159126535058022" calcext:value-type="float">
            <text:p>0.159126535058022</text:p>
          </table:table-cell>
          <table:table-cell office:value-type="string" calcext:value-type="string">
            <text:p>arousal_b</text:p>
          </table:table-cell>
          <table:table-cell office:value-type="float" office:value="0.216" calcext:value-type="float">
            <text:p>0.2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216" calcext:value-type="float">
            <text:p>0.216</text:p>
          </table:table-cell>
          <table:table-cell office:value-type="float" office:value="6.215" calcext:value-type="float">
            <text:p>6.215</text:p>
          </table:table-cell>
          <table:table-cell table:number-columns-repeated="2" office:value-type="float" office:value="0.026" calcext:value-type="float">
            <text:p>0.026</text:p>
          </table:table-cell>
          <table:table-cell office:value-type="float" office:value="0.307" calcext:value-type="float">
            <text:p>0.307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Default" office:value-type="string" calcext:value-type="string">
            <text:p>rate_var</text:p>
          </table:table-cell>
          <table:table-cell table:style-name="Default" office:value-type="float" office:value="0.343807339668274" calcext:value-type="float">
            <text:p>0.343807339668274</text:p>
          </table:table-cell>
          <table:table-cell table:style-name="Default" office:value-type="float" office:value="0.452338486909866" calcext:value-type="float">
            <text:p>0.452338486909866</text:p>
          </table:table-cell>
          <table:table-cell table:style-name="Default" office:value-type="string" calcext:value-type="string">
            <text:p>arousal_b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float" office:value="0.965" calcext:value-type="float">
            <text:p>0.965</text:p>
          </table:table-cell>
          <table:table-cell table:number-columns-repeated="2" table:style-name="Default" office:value-type="float" office:value="0.342" calcext:value-type="float">
            <text:p>0.342</text:p>
          </table:table-cell>
          <table:table-cell table:style-name="Default" office:value-type="float" office:value="0.065" calcext:value-type="float">
            <text:p>0.06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mssd</text:p>
          </table:table-cell>
          <table:table-cell office:value-type="float" office:value="1" calcext:value-type="float">
            <text:p>1</text:p>
          </table:table-cell>
          <table:table-cell office:value-type="float" office:value="0.000650664966087788" calcext:value-type="float">
            <text:p>0.000650664966088</text:p>
          </table:table-cell>
          <table:table-cell office:value-type="string" calcext:value-type="string">
            <text:p>arousal_b</text:p>
          </table:table-cell>
          <table:table-cell office:value-type="float" office:value="0.046" calcext:value-type="float">
            <text:p>0.04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46" calcext:value-type="float">
            <text:p>0.046</text:p>
          </table:table-cell>
          <table:table-cell office:value-type="float" office:value="0.981" calcext:value-type="float">
            <text:p>0.981</text:p>
          </table:table-cell>
          <table:table-cell table:number-columns-repeated="2" office:value-type="float" office:value="0.339" calcext:value-type="float">
            <text:p>0.339</text:p>
          </table:table-cell>
          <table:table-cell office:value-type="float" office:value="0.066" calcext:value-type="float">
            <text:p>0.066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d1</text:p>
          </table:table-cell>
          <table:table-cell office:value-type="float" office:value="1" calcext:value-type="float">
            <text:p>1</text:p>
          </table:table-cell>
          <table:table-cell office:value-type="float" office:value="0.0000527179945493117" calcext:value-type="float">
            <text:p>5.27179945493117E-05</text:p>
          </table:table-cell>
          <table:table-cell office:value-type="string" calcext:value-type="string">
            <text:p>arousal_b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4" calcext:value-type="float">
            <text:p>0.04</text:p>
          </table:table-cell>
          <table:table-cell office:value-type="float" office:value="1.348" calcext:value-type="float">
            <text:p>1.348</text:p>
          </table:table-cell>
          <table:table-cell table:number-columns-repeated="2" office:value-type="float" office:value="0.265" calcext:value-type="float">
            <text:p>0.265</text:p>
          </table:table-cell>
          <table:table-cell office:value-type="float" office:value="0.088" calcext:value-type="float">
            <text:p>0.088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dnn</text:p>
          </table:table-cell>
          <table:table-cell office:value-type="float" office:value="1" calcext:value-type="float">
            <text:p>1</text:p>
          </table:table-cell>
          <table:table-cell office:value-type="float" office:value="0.16592700779438" calcext:value-type="float">
            <text:p>0.16592700779438</text:p>
          </table:table-cell>
          <table:table-cell office:value-type="string" calcext:value-type="string">
            <text:p>arousal_b</text:p>
          </table:table-cell>
          <table:table-cell office:value-type="float" office:value="0.048" calcext:value-type="float">
            <text:p>0.04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48" calcext:value-type="float">
            <text:p>0.048</text:p>
          </table:table-cell>
          <table:table-cell office:value-type="float" office:value="1.447" calcext:value-type="float">
            <text:p>1.447</text:p>
          </table:table-cell>
          <table:table-cell table:number-columns-repeated="2" office:value-type="float" office:value="0.249" calcext:value-type="float">
            <text:p>0.249</text:p>
          </table:table-cell>
          <table:table-cell office:value-type="float" office:value="0.094" calcext:value-type="float">
            <text:p>0.094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</table:table>
      <table:table table:name="task" table:style-name="ta1">
        <table:table-column table:style-name="co9" table:number-columns-repeated="64" table:default-cell-style-name="ce5"/>
        <table:table-row table:style-name="ro1">
          <table:table-cell table:style-name="ce2" office:value-type="string" calcext:value-type="string">
            <text:p>bpm</text:p>
          </table:table-cell>
          <table:table-cell table:style-name="ce2" office:value-type="float" office:value="0.138571098446846" calcext:value-type="float">
            <text:p>0.138571098446846</text:p>
          </table:table-cell>
          <table:table-cell table:style-name="ce2" office:value-type="float" office:value="0.159030869603157" calcext:value-type="float">
            <text:p>0.159030869603157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4.843" calcext:value-type="float">
            <text:p>4.843</text:p>
          </table:table-cell>
          <table:table-cell table:number-columns-repeated="2" table:style-name="ce2" office:value-type="float" office:value="0.045" calcext:value-type="float">
            <text:p>0.045</text:p>
          </table:table-cell>
          <table:table-cell table:style-name="ce2" office:value-type="float" office:value="0.257" calcext:value-type="float">
            <text:p>0.25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50"/>
        </table:table-row>
        <table:table-row table:style-name="ro1">
          <table:table-cell table:style-name="Default" office:value-type="string" calcext:value-type="string">
            <text:p>HRV_HTI</text:p>
          </table:table-cell>
          <table:table-cell table:style-name="Default" office:value-type="float" office:value="0.218765169382095" calcext:value-type="float">
            <text:p>0.218765169382095</text:p>
          </table:table-cell>
          <table:table-cell table:style-name="Default" office:value-type="float" office:value="0.213347896933556" calcext:value-type="float">
            <text:p>0.213347896933556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float" office:value="0.997" calcext:value-type="float">
            <text:p>0.99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997" calcext:value-type="float">
            <text:p>0.997</text:p>
          </table:table-cell>
          <table:table-cell table:style-name="Default" office:value-type="float" office:value="4.064" calcext:value-type="float">
            <text:p>4.064</text:p>
          </table:table-cell>
          <table:table-cell table:number-columns-repeated="2" table:style-name="Default" office:value-type="float" office:value="0.063" calcext:value-type="float">
            <text:p>0.063</text:p>
          </table:table-cell>
          <table:table-cell table:style-name="Default" office:value-type="float" office:value="0.225" calcext:value-type="float">
            <text:p>0.2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50"/>
        </table:table-row>
        <table:table-row table:style-name="ro1">
          <table:table-cell office:value-type="string" calcext:value-type="string">
            <text:p>HRV_IQRNN</text:p>
          </table:table-cell>
          <table:table-cell office:value-type="float" office:value="0.0299248564988375" calcext:value-type="float">
            <text:p>0.029924856498838</text:p>
          </table:table-cell>
          <table:table-cell office:value-type="float" office:value="0.559820830821991" calcext:value-type="float">
            <text:p>0.559820830821991</text:p>
          </table:table-cell>
          <table:table-cell office:value-type="string" calcext:value-type="string">
            <text:p>task</text:p>
          </table:table-cell>
          <table:table-cell office:value-type="float" office:value="0.109" calcext:value-type="float">
            <text:p>0.10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09" calcext:value-type="float">
            <text:p>0.109</text:p>
          </table:table-cell>
          <table:table-cell office:value-type="float" office:value="0.692" calcext:value-type="float">
            <text:p>0.692</text:p>
          </table:table-cell>
          <table:table-cell table:number-columns-repeated="2" office:value-type="float" office:value="0.419" calcext:value-type="float">
            <text:p>0.419</text:p>
          </table:table-cell>
          <table:table-cell office:value-type="float" office:value="0.047" calcext:value-type="float">
            <text:p>0.047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HRV_MadNN</text:p>
          </table:table-cell>
          <table:table-cell office:value-type="float" office:value="0.0433204732835293" calcext:value-type="float">
            <text:p>0.043320473283529</text:p>
          </table:table-cell>
          <table:table-cell office:value-type="float" office:value="0.642866432666779" calcext:value-type="float">
            <text:p>0.642866432666779</text:p>
          </table:table-cell>
          <table:table-cell office:value-type="string" calcext:value-type="string">
            <text:p>task</text:p>
          </table:table-cell>
          <table:table-cell office:value-type="float" office:value="0.037" calcext:value-type="float">
            <text:p>0.03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37" calcext:value-type="float">
            <text:p>0.037</text:p>
          </table:table-cell>
          <table:table-cell office:value-type="float" office:value="0.239" calcext:value-type="float">
            <text:p>0.239</text:p>
          </table:table-cell>
          <table:table-cell table:number-columns-repeated="2" office:value-type="float" office:value="0.632" calcext:value-type="float">
            <text:p>0.632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Default" office:value-type="string" calcext:value-type="string">
            <text:p>hrv_madnn</text:p>
          </table:table-cell>
          <table:table-cell table:style-name="Default" office:value-type="float" office:value="0.771136283874512" calcext:value-type="float">
            <text:p>0.771136283874512</text:p>
          </table:table-cell>
          <table:table-cell table:style-name="Default" office:value-type="float" office:value="0.734757542610168" calcext:value-type="float">
            <text:p>0.734757542610168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0.07" calcext:value-type="float">
            <text:p>0.07</text:p>
          </table:table-cell>
          <table:table-cell table:number-columns-repeated="2" table:style-name="Default" office:value-type="float" office:value="0.796" calcext:value-type="float">
            <text:p>0.796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50"/>
        </table:table-row>
        <table:table-row table:style-name="ro1">
          <table:table-cell office:value-type="string" calcext:value-type="string">
            <text:p>HRV_MCVNN</text:p>
          </table:table-cell>
          <table:table-cell office:value-type="float" office:value="0.0429824516177177" calcext:value-type="float">
            <text:p>0.042982451617718</text:p>
          </table:table-cell>
          <table:table-cell office:value-type="float" office:value="0.640359818935394" calcext:value-type="float">
            <text:p>0.640359818935394</text:p>
          </table:table-cell>
          <table:table-cell office:value-type="string" calcext:value-type="string">
            <text:p>task</text:p>
          </table:table-cell>
          <table:table-cell office:value-type="float" office:value="0.037" calcext:value-type="float">
            <text:p>0.03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37" calcext:value-type="float">
            <text:p>0.037</text:p>
          </table:table-cell>
          <table:table-cell office:value-type="float" office:value="0.239" calcext:value-type="float">
            <text:p>0.239</text:p>
          </table:table-cell>
          <table:table-cell table:number-columns-repeated="2" office:value-type="float" office:value="0.632" calcext:value-type="float">
            <text:p>0.632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Default" office:value-type="string" calcext:value-type="string">
            <text:p>HRV_MeanNN</text:p>
          </table:table-cell>
          <table:table-cell table:style-name="Default" office:value-type="float" office:value="0.0758185014128685" calcext:value-type="float">
            <text:p>0.075818501412869</text:p>
          </table:table-cell>
          <table:table-cell table:style-name="Default" office:value-type="float" office:value="0.326609551906586" calcext:value-type="float">
            <text:p>0.326609551906586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float" office:value="0.185" calcext:value-type="float">
            <text:p>0.18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185" calcext:value-type="float">
            <text:p>0.185</text:p>
          </table:table-cell>
          <table:table-cell table:style-name="Default" office:value-type="float" office:value="1.421" calcext:value-type="float">
            <text:p>1.421</text:p>
          </table:table-cell>
          <table:table-cell table:number-columns-repeated="2" table:style-name="Default" office:value-type="float" office:value="0.253" calcext:value-type="float">
            <text:p>0.253</text:p>
          </table:table-cell>
          <table:table-cell table:style-name="Default" office:value-type="float" office:value="0.092" calcext:value-type="float">
            <text:p>0.0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50"/>
        </table:table-row>
        <table:table-row table:style-name="ro1">
          <table:table-cell office:value-type="string" calcext:value-type="string">
            <text:p>HRV_pNN20</text:p>
          </table:table-cell>
          <table:table-cell office:value-type="float" office:value="0.0432120636105537" calcext:value-type="float">
            <text:p>0.043212063610554</text:p>
          </table:table-cell>
          <table:table-cell office:value-type="float" office:value="0.0433841906487942" calcext:value-type="float">
            <text:p>0.043384190648794</text:p>
          </table:table-cell>
          <table:table-cell office:value-type="string" calcext:value-type="string">
            <text:p>t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964" calcext:value-type="float">
            <text:p>0.9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HRV_pNN50</text:p>
          </table:table-cell>
          <table:table-cell office:value-type="float" office:value="0.0262145884335041" calcext:value-type="float">
            <text:p>0.026214588433504</text:p>
          </table:table-cell>
          <table:table-cell office:value-type="float" office:value="0.570272266864777" calcext:value-type="float">
            <text:p>0.570272266864777</text:p>
          </table:table-cell>
          <table:table-cell office:value-type="string" calcext:value-type="string">
            <text:p>task</text:p>
          </table:table-cell>
          <table:table-cell office:value-type="float" office:value="0.041" calcext:value-type="float">
            <text:p>0.04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41" calcext:value-type="float">
            <text:p>0.041</text:p>
          </table:table-cell>
          <table:table-cell office:value-type="float" office:value="0.262" calcext:value-type="float">
            <text:p>0.262</text:p>
          </table:table-cell>
          <table:table-cell table:number-columns-repeated="2" office:value-type="float" office:value="0.617" calcext:value-type="float">
            <text:p>0.617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HRV_SDANN1</text:p>
          </table:table-cell>
          <table:table-cell office:value-type="float" office:value="0.0119464145973325" calcext:value-type="float">
            <text:p>0.011946414597333</text:p>
          </table:table-cell>
          <table:table-cell office:value-type="float" office:value="0.0591769106686115" calcext:value-type="float">
            <text:p>0.059176910668612</text:p>
          </table:table-cell>
          <table:table-cell office:value-type="string" calcext:value-type="string">
            <text:p>task</text:p>
          </table:table-cell>
          <table:table-cell office:value-type="float" office:value="0.379" calcext:value-type="float">
            <text:p>0.37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379" calcext:value-type="float">
            <text:p>0.379</text:p>
          </table:table-cell>
          <table:table-cell office:value-type="float" office:value="2.424" calcext:value-type="float">
            <text:p>2.424</text:p>
          </table:table-cell>
          <table:table-cell table:number-columns-repeated="2" office:value-type="float" office:value="0.142" calcext:value-type="float">
            <text:p>0.142</text:p>
          </table:table-cell>
          <table:table-cell office:value-type="float" office:value="0.148" calcext:value-type="float">
            <text:p>0.148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Default" office:value-type="string" calcext:value-type="string">
            <text:p>HRV_SDANN2</text:p>
          </table:table-cell>
          <table:table-cell table:style-name="Default" office:value-type="float" office:value="0.0636033192276955" calcext:value-type="float">
            <text:p>0.063603319227696</text:p>
          </table:table-cell>
          <table:table-cell table:style-name="Default" office:value-type="float" office:value="0.342073857784271" calcext:value-type="float">
            <text:p>0.342073857784271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float" office:value="0.019" calcext:value-type="float">
            <text:p>0.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19" calcext:value-type="float">
            <text:p>0.019</text:p>
          </table:table-cell>
          <table:table-cell table:style-name="Default" office:value-type="float" office:value="0.535" calcext:value-type="float">
            <text:p>0.535</text:p>
          </table:table-cell>
          <table:table-cell table:number-columns-repeated="2" table:style-name="Default" office:value-type="float" office:value="0.476" calcext:value-type="float">
            <text:p>0.476</text:p>
          </table:table-cell>
          <table:table-cell table:style-name="Default" office:value-type="float" office:value="0.037" calcext:value-type="float">
            <text:p>0.03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 office:value-type="string" calcext:value-type="string">
            <text:p>HRV_SDANN5</text:p>
          </table:table-cell>
          <table:table-cell table:style-name="Default" office:value-type="float" office:value="0.0501879528164864" calcext:value-type="float">
            <text:p>0.050187952816486</text:p>
          </table:table-cell>
          <table:table-cell table:style-name="Default" office:value-type="float" office:value="0.633663833141327" calcext:value-type="float">
            <text:p>0.633663833141327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float" office:value="0.124" calcext:value-type="float">
            <text:p>0.1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124" calcext:value-type="float">
            <text:p>0.124</text:p>
          </table:table-cell>
          <table:table-cell table:style-name="Default" office:value-type="float" office:value="1.02" calcext:value-type="float">
            <text:p>1.02</text:p>
          </table:table-cell>
          <table:table-cell table:number-columns-repeated="2" table:style-name="Default" office:value-type="float" office:value="0.33" calcext:value-type="float">
            <text:p>0.33</text:p>
          </table:table-cell>
          <table:table-cell table:style-name="Default" office:value-type="float" office:value="0.068" calcext:value-type="float">
            <text:p>0.0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 office:value-type="string" calcext:value-type="string">
            <text:p>HRV_SDNN</text:p>
          </table:table-cell>
          <table:table-cell table:style-name="Default" office:value-type="float" office:value="0.601974964141846" calcext:value-type="float">
            <text:p>0.601974964141846</text:p>
          </table:table-cell>
          <table:table-cell table:style-name="Default" office:value-type="float" office:value="0.828769981861115" calcext:value-type="float">
            <text:p>0.828769981861115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0.059" calcext:value-type="float">
            <text:p>0.059</text:p>
          </table:table-cell>
          <table:table-cell table:number-columns-repeated="2" table:style-name="Default" office:value-type="float" office:value="0.812" calcext:value-type="float">
            <text:p>0.812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 office:value-type="string" calcext:value-type="string">
            <text:p>HRV_SDNNI1</text:p>
          </table:table-cell>
          <table:table-cell table:style-name="Default" office:value-type="float" office:value="0.0692655295133591" calcext:value-type="float">
            <text:p>0.069265529513359</text:p>
          </table:table-cell>
          <table:table-cell table:style-name="Default" office:value-type="float" office:value="0.840293705463409" calcext:value-type="float">
            <text:p>0.840293705463409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float" office:value="0.056" calcext:value-type="float">
            <text:p>0.05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56" calcext:value-type="float">
            <text:p>0.056</text:p>
          </table:table-cell>
          <table:table-cell table:style-name="Default" office:value-type="float" office:value="0.382" calcext:value-type="float">
            <text:p>0.382</text:p>
          </table:table-cell>
          <table:table-cell table:number-columns-repeated="2" table:style-name="Default" office:value-type="float" office:value="0.547" calcext:value-type="float">
            <text:p>0.547</text:p>
          </table:table-cell>
          <table:table-cell table:style-name="Default" office:value-type="float" office:value="0.027" calcext:value-type="float">
            <text:p>0.02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2" table:number-columns-repeated="50"/>
        </table:table-row>
        <table:table-row table:style-name="ro1">
          <table:table-cell office:value-type="string" calcext:value-type="string">
            <text:p>HRV_SDNNI2</text:p>
          </table:table-cell>
          <table:table-cell office:value-type="float" office:value="0.0447064749896526" calcext:value-type="float">
            <text:p>0.044706474989653</text:p>
          </table:table-cell>
          <table:table-cell office:value-type="float" office:value="0.0406386815011501" calcext:value-type="float">
            <text:p>0.04063868150115</text:p>
          </table:table-cell>
          <table:table-cell office:value-type="string" calcext:value-type="string">
            <text:p>task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868" calcext:value-type="float">
            <text:p>0.868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50"/>
        </table:table-row>
        <table:table-row table:style-name="ro1">
          <table:table-cell table:style-name="Default" office:value-type="string" calcext:value-type="string">
            <text:p>HRV_TINN</text:p>
          </table:table-cell>
          <table:table-cell table:style-name="Default" office:value-type="float" office:value="0.234768286347389" calcext:value-type="float">
            <text:p>0.234768286347389</text:p>
          </table:table-cell>
          <table:table-cell table:style-name="Default" office:value-type="float" office:value="0.499367117881775" calcext:value-type="float">
            <text:p>0.499367117881775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float" office:value="0.799" calcext:value-type="float">
            <text:p>0.79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799" calcext:value-type="float">
            <text:p>0.799</text:p>
          </table:table-cell>
          <table:table-cell table:style-name="Default" office:value-type="float" office:value="3.688" calcext:value-type="float">
            <text:p>3.688</text:p>
          </table:table-cell>
          <table:table-cell table:number-columns-repeated="2" table:style-name="Default" office:value-type="float" office:value="0.075" calcext:value-type="float">
            <text:p>0.075</text:p>
          </table:table-cell>
          <table:table-cell table:style-name="Default" office:value-type="float" office:value="0.209" calcext:value-type="float">
            <text:p>0.20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1"/>
        </table:table-row>
        <table:table-row table:style-name="ro1">
          <table:table-cell table:style-name="ce2" office:value-type="string" calcext:value-type="string">
            <text:p>ibi</text:p>
          </table:table-cell>
          <table:table-cell table:style-name="ce2" office:value-type="float" office:value="0.170612141489983" calcext:value-type="float">
            <text:p>0.170612141489983</text:p>
          </table:table-cell>
          <table:table-cell table:style-name="ce2" office:value-type="float" office:value="0.168196961283684" calcext:value-type="float">
            <text:p>0.168196961283684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float" office:value="1.234" calcext:value-type="float">
            <text:p>1.2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.234" calcext:value-type="float">
            <text:p>1.234</text:p>
          </table:table-cell>
          <table:table-cell table:style-name="ce2" office:value-type="float" office:value="8.828" calcext:value-type="float">
            <text:p>8.828</text:p>
          </table:table-cell>
          <table:table-cell table:number-columns-repeated="2" table:style-name="ce2" office:value-type="float" office:value="0.01" calcext:value-type="float">
            <text:p>0.01</text:p>
          </table:table-cell>
          <table:table-cell table:style-name="ce2" office:value-type="float" office:value="0.387" calcext:value-type="float">
            <text:p>0.38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Default" table:number-columns-repeated="50"/>
        </table:table-row>
        <table:table-row table:style-name="ro1">
          <table:table-cell table:style-name="ce2" office:value-type="string" calcext:value-type="string">
            <text:p>peak_kurt</text:p>
          </table:table-cell>
          <table:table-cell table:style-name="ce2" office:value-type="float" office:value="0.0500019080936909" calcext:value-type="float">
            <text:p>0.050001908093691</text:p>
          </table:table-cell>
          <table:table-cell table:style-name="ce2" office:value-type="float" office:value="0.297566562891007" calcext:value-type="float">
            <text:p>0.297566562891007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float" office:value="0.811" calcext:value-type="float">
            <text:p>0.8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811" calcext:value-type="float">
            <text:p>0.811</text:p>
          </table:table-cell>
          <table:table-cell table:style-name="ce2" office:value-type="float" office:value="6.886" calcext:value-type="float">
            <text:p>6.886</text:p>
          </table:table-cell>
          <table:table-cell table:number-columns-repeated="2" table:style-name="ce2" office:value-type="float" office:value="0.02" calcext:value-type="float">
            <text:p>0.02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1"/>
        </table:table-row>
        <table:table-row table:style-name="ro1">
          <table:table-cell office:value-type="string" calcext:value-type="string">
            <text:p>peak_max</text:p>
          </table:table-cell>
          <table:table-cell office:value-type="float" office:value="1" calcext:value-type="float">
            <text:p>1</text:p>
          </table:table-cell>
          <table:table-cell office:value-type="float" office:value="0.000343085644999519" calcext:value-type="float">
            <text:p>0.000343085645</text:p>
          </table:table-cell>
          <table:table-cell office:value-type="string" calcext:value-type="string">
            <text:p>task</text:p>
          </table:table-cell>
          <table:table-cell office:value-type="float" office:value="0.151" calcext:value-type="float">
            <text:p>0.15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51" calcext:value-type="float">
            <text:p>0.151</text:p>
          </table:table-cell>
          <table:table-cell office:value-type="float" office:value="0.659" calcext:value-type="float">
            <text:p>0.659</text:p>
          </table:table-cell>
          <table:table-cell table:number-columns-repeated="2" office:value-type="float" office:value="0.431" calcext:value-type="float">
            <text:p>0.431</text:p>
          </table:table-cell>
          <table:table-cell office:value-type="float" office:value="0.045" calcext:value-type="float">
            <text:p>0.04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50"/>
        </table:table-row>
        <table:table-row table:style-name="ro1">
          <table:table-cell office:value-type="string" calcext:value-type="string">
            <text:p>peak_mean</text:p>
          </table:table-cell>
          <table:table-cell office:value-type="float" office:value="1" calcext:value-type="float">
            <text:p>1</text:p>
          </table:table-cell>
          <table:table-cell office:value-type="float" office:value="0.0000056900612435129" calcext:value-type="float">
            <text:p>5.6900612435129E-06</text:p>
          </table:table-cell>
          <table:table-cell office:value-type="string" calcext:value-type="string">
            <text:p>task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36" calcext:value-type="float">
            <text:p>0.036</text:p>
          </table:table-cell>
          <table:table-cell office:value-type="float" office:value="0.272" calcext:value-type="float">
            <text:p>0.272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50"/>
        </table:table-row>
        <table:table-row table:style-name="ro1">
          <table:table-cell office:value-type="string" calcext:value-type="string">
            <text:p>peak_median</text:p>
          </table:table-cell>
          <table:table-cell office:value-type="float" office:value="1" calcext:value-type="float">
            <text:p>1</text:p>
          </table:table-cell>
          <table:table-cell office:value-type="float" office:value="0.00462078163400292" calcext:value-type="float">
            <text:p>0.004620781634003</text:p>
          </table:table-cell>
          <table:table-cell office:value-type="string" calcext:value-type="string">
            <text:p>task</text:p>
          </table:table-cell>
          <table:table-cell office:value-type="float" office:value="0.555" calcext:value-type="float">
            <text:p>0.55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555" calcext:value-type="float">
            <text:p>0.555</text:p>
          </table:table-cell>
          <table:table-cell office:value-type="float" office:value="4.078" calcext:value-type="float">
            <text:p>4.078</text:p>
          </table:table-cell>
          <table:table-cell table:number-columns-repeated="2" office:value-type="float" office:value="0.063" calcext:value-type="float">
            <text:p>0.063</text:p>
          </table:table-cell>
          <table:table-cell office:value-type="float" office:value="0.226" calcext:value-type="float">
            <text:p>0.22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50"/>
        </table:table-row>
        <table:table-row table:style-name="ro1">
          <table:table-cell office:value-type="string" calcext:value-type="string">
            <text:p>peak_min</text:p>
          </table:table-cell>
          <table:table-cell office:value-type="float" office:value="1" calcext:value-type="float">
            <text:p>1</text:p>
          </table:table-cell>
          <table:table-cell office:value-type="float" office:value="0.000283641449641436" calcext:value-type="float">
            <text:p>0.000283641449641</text:p>
          </table:table-cell>
          <table:table-cell office:value-type="string" calcext:value-type="string">
            <text:p>task</text:p>
          </table:table-cell>
          <table:table-cell office:value-type="float" office:value="0.172" calcext:value-type="float">
            <text:p>0.17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72" calcext:value-type="float">
            <text:p>0.172</text:p>
          </table:table-cell>
          <table:table-cell office:value-type="float" office:value="0.728" calcext:value-type="float">
            <text:p>0.728</text:p>
          </table:table-cell>
          <table:table-cell table:number-columns-repeated="2" office:value-type="float" office:value="0.408" calcext:value-type="float">
            <text:p>0.408</text:p>
          </table:table-cell>
          <table:table-cell office:value-type="float" office:value="0.049" calcext:value-type="float">
            <text:p>0.04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50"/>
        </table:table-row>
        <table:table-row table:style-name="ro1">
          <table:table-cell table:style-name="ce2" office:value-type="string" calcext:value-type="string">
            <text:p>peak_neg_derivative</text:p>
          </table:table-cell>
          <table:table-cell table:style-name="ce2" office:value-type="float" office:value="0.277145087718964" calcext:value-type="float">
            <text:p>0.277145087718964</text:p>
          </table:table-cell>
          <table:table-cell table:style-name="ce2" office:value-type="float" office:value="0.205191642045975" calcext:value-type="float">
            <text:p>0.205191642045975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float" office:value="0.652" calcext:value-type="float">
            <text:p>0.6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652" calcext:value-type="float">
            <text:p>0.652</text:p>
          </table:table-cell>
          <table:table-cell table:style-name="ce2" office:value-type="float" office:value="8.765" calcext:value-type="float">
            <text:p>8.765</text:p>
          </table:table-cell>
          <table:table-cell table:number-columns-repeated="2" table:style-name="ce2" office:value-type="float" office:value="0.01" calcext:value-type="float">
            <text:p>0.01</text:p>
          </table:table-cell>
          <table:table-cell table:style-name="ce2" office:value-type="float" office:value="0.385" calcext:value-type="float">
            <text:p>0.38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1"/>
        </table:table-row>
        <table:table-row table:style-name="ro1">
          <table:table-cell table:style-name="ce2" office:value-type="string" calcext:value-type="string">
            <text:p>peak_pos_derivative</text:p>
          </table:table-cell>
          <table:table-cell table:style-name="ce2" office:value-type="float" office:value="0.0956555902957916" calcext:value-type="float">
            <text:p>0.095655590295792</text:p>
          </table:table-cell>
          <table:table-cell table:style-name="ce2" office:value-type="float" office:value="0.0625902563333511" calcext:value-type="float">
            <text:p>0.062590256333351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float" office:value="0.927" calcext:value-type="float">
            <text:p>0.9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927" calcext:value-type="float">
            <text:p>0.927</text:p>
          </table:table-cell>
          <table:table-cell table:style-name="ce2" office:value-type="float" office:value="9.652" calcext:value-type="float">
            <text:p>9.652</text:p>
          </table:table-cell>
          <table:table-cell table:number-columns-repeated="2" table:style-name="ce2" office:value-type="float" office:value="0.008" calcext:value-type="float">
            <text:p>0.008</text:p>
          </table:table-cell>
          <table:table-cell table:style-name="ce2" office:value-type="float" office:value="0.408" calcext:value-type="float">
            <text:p>0.40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1"/>
        </table:table-row>
        <table:table-row table:style-name="ro1">
          <table:table-cell office:value-type="string" calcext:value-type="string">
            <text:p>peak_skew</text:p>
          </table:table-cell>
          <table:table-cell office:value-type="float" office:value="0.0367911942303181" calcext:value-type="float">
            <text:p>0.036791194230318</text:p>
          </table:table-cell>
          <table:table-cell office:value-type="float" office:value="0.0312790684401989" calcext:value-type="float">
            <text:p>0.031279068440199</text:p>
          </table:table-cell>
          <table:table-cell office:value-type="string" calcext:value-type="string">
            <text:p>task</text:p>
          </table:table-cell>
          <table:table-cell office:value-type="float" office:value="0.497" calcext:value-type="float">
            <text:p>0.49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497" calcext:value-type="float">
            <text:p>0.497</text:p>
          </table:table-cell>
          <table:table-cell office:value-type="float" office:value="6.998" calcext:value-type="float">
            <text:p>6.998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50"/>
        </table:table-row>
        <table:table-row table:style-name="ro1">
          <table:table-cell table:style-name="ce2" office:value-type="string" calcext:value-type="string">
            <text:p>peak_std</text:p>
          </table:table-cell>
          <table:table-cell table:style-name="ce2" office:value-type="float" office:value="0.0732473358511925" calcext:value-type="float">
            <text:p>0.073247335851193</text:p>
          </table:table-cell>
          <table:table-cell table:style-name="ce2" office:value-type="float" office:value="0.0938167721033097" calcext:value-type="float">
            <text:p>0.09381677210331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float" office:value="1.162" calcext:value-type="float">
            <text:p>1.1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.162" calcext:value-type="float">
            <text:p>1.162</text:p>
          </table:table-cell>
          <table:table-cell table:style-name="ce2" office:value-type="float" office:value="8.943" calcext:value-type="float">
            <text:p>8.943</text:p>
          </table:table-cell>
          <table:table-cell table:number-columns-repeated="2" table:style-name="ce2" office:value-type="float" office:value="0.01" calcext:value-type="float">
            <text:p>0.01</text:p>
          </table:table-cell>
          <table:table-cell table:style-name="ce2" office:value-type="float" office:value="0.39" calcext:value-type="float">
            <text:p>0.3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Default" table:number-columns-repeated="50"/>
        </table:table-row>
        <table:table-row table:style-name="ro1">
          <table:table-cell table:style-name="ce2" office:value-type="string" calcext:value-type="string">
            <text:p>peak_var</text:p>
          </table:table-cell>
          <table:table-cell table:style-name="ce2" office:value-type="float" office:value="0.255496978759766" calcext:value-type="float">
            <text:p>0.255496978759766</text:p>
          </table:table-cell>
          <table:table-cell table:style-name="ce2" office:value-type="float" office:value="0.270989149808884" calcext:value-type="float">
            <text:p>0.270989149808884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8.822" calcext:value-type="float">
            <text:p>8.822</text:p>
          </table:table-cell>
          <table:table-cell table:number-columns-repeated="2" table:style-name="ce2" office:value-type="float" office:value="0.01" calcext:value-type="float">
            <text:p>0.01</text:p>
          </table:table-cell>
          <table:table-cell table:style-name="ce2" office:value-type="float" office:value="0.387" calcext:value-type="float">
            <text:p>0.387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1"/>
        </table:table-row>
        <table:table-row table:style-name="ro1">
          <table:table-cell table:style-name="Default" office:value-type="string" calcext:value-type="string">
            <text:p>rate_kurt</text:p>
          </table:table-cell>
          <table:table-cell table:style-name="Default" office:value-type="float" office:value="0.133526012301445" calcext:value-type="float">
            <text:p>0.133526012301445</text:p>
          </table:table-cell>
          <table:table-cell table:style-name="Default" office:value-type="float" office:value="0.169448241591454" calcext:value-type="float">
            <text:p>0.169448241591454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float" office:value="0.016" calcext:value-type="float">
            <text:p>0.0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16" calcext:value-type="float">
            <text:p>0.016</text:p>
          </table:table-cell>
          <table:table-cell table:style-name="Default" office:value-type="float" office:value="0.586" calcext:value-type="float">
            <text:p>0.586</text:p>
          </table:table-cell>
          <table:table-cell table:number-columns-repeated="2" table:style-name="Default" office:value-type="float" office:value="0.457" calcext:value-type="float">
            <text:p>0.457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2" table:number-columns-repeated="50"/>
        </table:table-row>
        <table:table-row table:style-name="ro1">
          <table:table-cell office:value-type="string" calcext:value-type="string">
            <text:p>rate_max</text:p>
          </table:table-cell>
          <table:table-cell office:value-type="float" office:value="0.0421959459781647" calcext:value-type="float">
            <text:p>0.042195945978165</text:p>
          </table:table-cell>
          <table:table-cell office:value-type="float" office:value="0.0705904364585877" calcext:value-type="float">
            <text:p>0.070590436458588</text:p>
          </table:table-cell>
          <table:table-cell office:value-type="string" calcext:value-type="string">
            <text:p>task</text:p>
          </table:table-cell>
          <table:table-cell office:value-type="float" office:value="0.877" calcext:value-type="float">
            <text:p>0.87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877" calcext:value-type="float">
            <text:p>0.877</text:p>
          </table:table-cell>
          <table:table-cell office:value-type="float" office:value="8.692" calcext:value-type="float">
            <text:p>8.692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383" calcext:value-type="float">
            <text:p>0.383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50"/>
        </table:table-row>
        <table:table-row table:style-name="ro1">
          <table:table-cell table:style-name="Default" office:value-type="string" calcext:value-type="string">
            <text:p>rate_mean</text:p>
          </table:table-cell>
          <table:table-cell table:style-name="Default" office:value-type="float" office:value="0.614596843719482" calcext:value-type="float">
            <text:p>0.614596843719482</text:p>
          </table:table-cell>
          <table:table-cell table:style-name="Default" office:value-type="float" office:value="0.727887511253357" calcext:value-type="float">
            <text:p>0.727887511253357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float" office:value="0.034" calcext:value-type="float">
            <text:p>0.03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34" calcext:value-type="float">
            <text:p>0.034</text:p>
          </table:table-cell>
          <table:table-cell table:style-name="Default" office:value-type="float" office:value="0.609" calcext:value-type="float">
            <text:p>0.609</text:p>
          </table:table-cell>
          <table:table-cell table:number-columns-repeated="2" table:style-name="Default" office:value-type="float" office:value="0.448" calcext:value-type="float">
            <text:p>0.448</text:p>
          </table:table-cell>
          <table:table-cell table:style-name="Default" office:value-type="float" office:value="0.042" calcext:value-type="float">
            <text:p>0.04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1"/>
        </table:table-row>
        <table:table-row table:style-name="ro1">
          <table:table-cell office:value-type="string" calcext:value-type="string">
            <text:p>rate_median</text:p>
          </table:table-cell>
          <table:table-cell office:value-type="float" office:value="0.0190738420933485" calcext:value-type="float">
            <text:p>0.019073842093349</text:p>
          </table:table-cell>
          <table:table-cell office:value-type="float" office:value="0.550758302211762" calcext:value-type="float">
            <text:p>0.550758302211762</text:p>
          </table:table-cell>
          <table:table-cell office:value-type="string" calcext:value-type="string">
            <text:p>task</text:p>
          </table:table-cell>
          <table:table-cell office:value-type="float" office:value="0.092" calcext:value-type="float">
            <text:p>0.09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92" calcext:value-type="float">
            <text:p>0.092</text:p>
          </table:table-cell>
          <table:table-cell office:value-type="float" office:value="0.655" calcext:value-type="float">
            <text:p>0.655</text:p>
          </table:table-cell>
          <table:table-cell table:number-columns-repeated="2" office:value-type="float" office:value="0.432" calcext:value-type="float">
            <text:p>0.432</text:p>
          </table:table-cell>
          <table:table-cell office:value-type="float" office:value="0.045" calcext:value-type="float">
            <text:p>0.04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50"/>
        </table:table-row>
        <table:table-row table:style-name="ro1">
          <table:table-cell table:style-name="ce2" office:value-type="string" calcext:value-type="string">
            <text:p>rate_min</text:p>
          </table:table-cell>
          <table:table-cell table:style-name="ce2" office:value-type="float" office:value="0.0911267995834351" calcext:value-type="float">
            <text:p>0.091126799583435</text:p>
          </table:table-cell>
          <table:table-cell table:style-name="ce2" office:value-type="float" office:value="0.0919291377067566" calcext:value-type="float">
            <text:p>0.091929137706757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float" office:value="0.387" calcext:value-type="float">
            <text:p>0.3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387" calcext:value-type="float">
            <text:p>0.387</text:p>
          </table:table-cell>
          <table:table-cell table:style-name="ce2" office:value-type="float" office:value="8.538" calcext:value-type="float">
            <text:p>8.538</text:p>
          </table:table-cell>
          <table:table-cell table:number-columns-repeated="2" table:style-name="ce2" office:value-type="float" office:value="0.011" calcext:value-type="float">
            <text:p>0.011</text:p>
          </table:table-cell>
          <table:table-cell table:style-name="ce2" office:value-type="float" office:value="0.379" calcext:value-type="float">
            <text:p>0.37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Default" table:number-columns-repeated="50"/>
        </table:table-row>
        <table:table-row table:style-name="ro1">
          <table:table-cell office:value-type="string" calcext:value-type="string">
            <text:p>rate_neg_derivative</text:p>
          </table:table-cell>
          <table:table-cell office:value-type="float" office:value="0.0304537825286388" calcext:value-type="float">
            <text:p>0.030453782528639</text:p>
          </table:table-cell>
          <table:table-cell office:value-type="float" office:value="0.46432825922966" calcext:value-type="float">
            <text:p>0.46432825922966</text:p>
          </table:table-cell>
          <table:table-cell office:value-type="string" calcext:value-type="string">
            <text:p>task</text:p>
          </table:table-cell>
          <table:table-cell office:value-type="float" office:value="0.268" calcext:value-type="float">
            <text:p>0.26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268" calcext:value-type="float">
            <text:p>0.268</text:p>
          </table:table-cell>
          <table:table-cell office:value-type="float" office:value="1.487" calcext:value-type="float">
            <text:p>1.487</text:p>
          </table:table-cell>
          <table:table-cell table:number-columns-repeated="2" office:value-type="float" office:value="0.243" calcext:value-type="float">
            <text:p>0.243</text:p>
          </table:table-cell>
          <table:table-cell office:value-type="float" office:value="0.096" calcext:value-type="float">
            <text:p>0.096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50"/>
        </table:table-row>
        <table:table-row table:style-name="ro1">
          <table:table-cell table:style-name="Default" office:value-type="string" calcext:value-type="string">
            <text:p>rate_pos_derivative</text:p>
          </table:table-cell>
          <table:table-cell table:style-name="Default" office:value-type="float" office:value="0.947883188724518" calcext:value-type="float">
            <text:p>0.947883188724518</text:p>
          </table:table-cell>
          <table:table-cell table:style-name="Default" office:value-type="float" office:value="0.949150204658508" calcext:value-type="float">
            <text:p>0.949150204658508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float" office:value="0.002" calcext:value-type="float">
            <text:p>0.0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02" calcext:value-type="float">
            <text:p>0.002</text:p>
          </table:table-cell>
          <table:table-cell table:style-name="Default" office:value-type="float" office:value="0.066" calcext:value-type="float">
            <text:p>0.066</text:p>
          </table:table-cell>
          <table:table-cell table:number-columns-repeated="2" table:style-name="Default" office:value-type="float" office:value="0.801" calcext:value-type="float">
            <text:p>0.801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50"/>
        </table:table-row>
        <table:table-row table:style-name="ro1">
          <table:table-cell office:value-type="string" calcext:value-type="string">
            <text:p>rate_skew</text:p>
          </table:table-cell>
          <table:table-cell office:value-type="float" office:value="0.0139055605977774" calcext:value-type="float">
            <text:p>0.013905560597777</text:p>
          </table:table-cell>
          <table:table-cell office:value-type="float" office:value="0.0419858172535896" calcext:value-type="float">
            <text:p>0.04198581725359</text:p>
          </table:table-cell>
          <table:table-cell office:value-type="string" calcext:value-type="string">
            <text:p>task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9" calcext:value-type="float">
            <text:p>0.049</text:p>
          </table:table-cell>
          <table:table-cell table:number-columns-repeated="2" office:value-type="float" office:value="0.827" calcext:value-type="float">
            <text:p>0.827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ate_std</text:p>
          </table:table-cell>
          <table:table-cell office:value-type="float" office:value="0.0483258701860905" calcext:value-type="float">
            <text:p>0.048325870186091</text:p>
          </table:table-cell>
          <table:table-cell office:value-type="float" office:value="0.159126535058022" calcext:value-type="float">
            <text:p>0.159126535058022</text:p>
          </table:table-cell>
          <table:table-cell office:value-type="string" calcext:value-type="string">
            <text:p>task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4" calcext:value-type="float">
            <text:p>0.034</text:p>
          </table:table-cell>
          <table:table-cell table:number-columns-repeated="2" office:value-type="float" office:value="0.856" calcext:value-type="float">
            <text:p>0.856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Default" office:value-type="string" calcext:value-type="string">
            <text:p>rate_var</text:p>
          </table:table-cell>
          <table:table-cell table:style-name="Default" office:value-type="float" office:value="0.343807339668274" calcext:value-type="float">
            <text:p>0.343807339668274</text:p>
          </table:table-cell>
          <table:table-cell table:style-name="Default" office:value-type="float" office:value="0.452338486909866" calcext:value-type="float">
            <text:p>0.452338486909866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float" office:value="0.018" calcext:value-type="float">
            <text:p>0.01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18" calcext:value-type="float">
            <text:p>0.018</text:p>
          </table:table-cell>
          <table:table-cell table:style-name="Default" office:value-type="float" office:value="1.349" calcext:value-type="float">
            <text:p>1.349</text:p>
          </table:table-cell>
          <table:table-cell table:number-columns-repeated="2" table:style-name="Default" office:value-type="float" office:value="0.265" calcext:value-type="float">
            <text:p>0.265</text:p>
          </table:table-cell>
          <table:table-cell table:style-name="Default" office:value-type="float" office:value="0.088" calcext:value-type="float">
            <text:p>0.08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50"/>
        </table:table-row>
        <table:table-row table:style-name="ro1">
          <table:table-cell office:value-type="string" calcext:value-type="string">
            <text:p>rmssd</text:p>
          </table:table-cell>
          <table:table-cell office:value-type="float" office:value="1" calcext:value-type="float">
            <text:p>1</text:p>
          </table:table-cell>
          <table:table-cell office:value-type="float" office:value="0.000650664966087788" calcext:value-type="float">
            <text:p>0.000650664966088</text:p>
          </table:table-cell>
          <table:table-cell office:value-type="string" calcext:value-type="string">
            <text:p>task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912" calcext:value-type="float">
            <text:p>0.912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d1</text:p>
          </table:table-cell>
          <table:table-cell office:value-type="float" office:value="1" calcext:value-type="float">
            <text:p>1</text:p>
          </table:table-cell>
          <table:table-cell office:value-type="float" office:value="0.0000527179945493117" calcext:value-type="float">
            <text:p>5.27179945493117E-05</text:p>
          </table:table-cell>
          <table:table-cell office:value-type="string" calcext:value-type="string">
            <text:p>task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7" calcext:value-type="float">
            <text:p>0.027</text:p>
          </table:table-cell>
          <table:table-cell table:number-columns-repeated="2" office:value-type="float" office:value="0.871" calcext:value-type="float">
            <text:p>0.871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dnn</text:p>
          </table:table-cell>
          <table:table-cell office:value-type="float" office:value="1" calcext:value-type="float">
            <text:p>1</text:p>
          </table:table-cell>
          <table:table-cell office:value-type="float" office:value="0.16592700779438" calcext:value-type="float">
            <text:p>0.16592700779438</text:p>
          </table:table-cell>
          <table:table-cell office:value-type="string" calcext:value-type="string">
            <text:p>task</text:p>
          </table:table-cell>
          <table:table-cell office:value-type="float" office:value="0.569" calcext:value-type="float">
            <text:p>0.56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569" calcext:value-type="float">
            <text:p>0.569</text:p>
          </table:table-cell>
          <table:table-cell office:value-type="float" office:value="4.596" calcext:value-type="float">
            <text:p>4.59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47" calcext:value-type="float">
            <text:p>0.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normal</text:p>
          </table:table-cell>
          <table:table-cell table:number-columns-repeated="50"/>
        </table:table-row>
      </table:table>
      <table:table table:name="arousal-task" table:style-name="ta1">
        <table:table-column table:style-name="co9" table:number-columns-repeated="64" table:default-cell-style-name="ce5"/>
        <table:table-row table:style-name="ro1">
          <table:table-cell office:value-type="string" calcext:value-type="string">
            <text:p>HRV_SDANN1</text:p>
          </table:table-cell>
          <table:table-cell office:value-type="float" office:value="0.0119464145973325" calcext:value-type="float">
            <text:p>0.011946414597333</text:p>
          </table:table-cell>
          <table:table-cell office:value-type="float" office:value="0.0591769106686115" calcext:value-type="float">
            <text:p>0.059176910668612</text:p>
          </table:table-cell>
          <table:table-cell office:value-type="string" calcext:value-type="string">
            <text:p>arousal_b * task</text:p>
          </table:table-cell>
          <table:table-cell office:value-type="float" office:value="0.034" calcext:value-type="float">
            <text:p>0.03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34" calcext:value-type="float">
            <text:p>0.034</text:p>
          </table:table-cell>
          <table:table-cell office:value-type="float" office:value="0.582" calcext:value-type="float">
            <text:p>0.582</text:p>
          </table:table-cell>
          <table:table-cell table:number-columns-repeated="2" office:value-type="float" office:value="0.458" calcext:value-type="float">
            <text:p>0.458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ate_skew</text:p>
          </table:table-cell>
          <table:table-cell office:value-type="float" office:value="0.0139055605977774" calcext:value-type="float">
            <text:p>0.013905560597777</text:p>
          </table:table-cell>
          <table:table-cell office:value-type="float" office:value="0.0419858172535896" calcext:value-type="float">
            <text:p>0.04198581725359</text:p>
          </table:table-cell>
          <table:table-cell office:value-type="string" calcext:value-type="string">
            <text:p>arousal_b * task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68" calcext:value-type="float">
            <text:p>0.068</text:p>
          </table:table-cell>
          <table:table-cell table:number-columns-repeated="2" office:value-type="float" office:value="0.798" calcext:value-type="float">
            <text:p>0.798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ate_median</text:p>
          </table:table-cell>
          <table:table-cell office:value-type="float" office:value="0.0190738420933485" calcext:value-type="float">
            <text:p>0.019073842093349</text:p>
          </table:table-cell>
          <table:table-cell office:value-type="float" office:value="0.550758302211762" calcext:value-type="float">
            <text:p>0.550758302211762</text:p>
          </table:table-cell>
          <table:table-cell office:value-type="string" calcext:value-type="string">
            <text:p>arousal_b * task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55" calcext:value-type="float">
            <text:p>0.055</text:p>
          </table:table-cell>
          <table:table-cell office:value-type="float" office:value="0.906" calcext:value-type="float">
            <text:p>0.906</text:p>
          </table:table-cell>
          <table:table-cell table:number-columns-repeated="2" office:value-type="float" office:value="0.357" calcext:value-type="float">
            <text:p>0.357</text:p>
          </table:table-cell>
          <table:table-cell office:value-type="float" office:value="0.061" calcext:value-type="float">
            <text:p>0.061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HRV_pNN50</text:p>
          </table:table-cell>
          <table:table-cell office:value-type="float" office:value="0.0262145884335041" calcext:value-type="float">
            <text:p>0.026214588433504</text:p>
          </table:table-cell>
          <table:table-cell office:value-type="float" office:value="0.570272266864777" calcext:value-type="float">
            <text:p>0.570272266864777</text:p>
          </table:table-cell>
          <table:table-cell office:value-type="string" calcext:value-type="string">
            <text:p>arousal_b * task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73" calcext:value-type="float">
            <text:p>0.073</text:p>
          </table:table-cell>
          <table:table-cell table:number-columns-repeated="2" office:value-type="float" office:value="0.791" calcext:value-type="float">
            <text:p>0.791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HRV_IQRNN</text:p>
          </table:table-cell>
          <table:table-cell office:value-type="float" office:value="0.0299248564988375" calcext:value-type="float">
            <text:p>0.029924856498838</text:p>
          </table:table-cell>
          <table:table-cell office:value-type="float" office:value="0.559820830821991" calcext:value-type="float">
            <text:p>0.559820830821991</text:p>
          </table:table-cell>
          <table:table-cell office:value-type="string" calcext:value-type="string">
            <text:p>arousal_b * task</text:p>
          </table:table-cell>
          <table:table-cell office:value-type="float" office:value="0.024" calcext:value-type="float">
            <text:p>0.02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24" calcext:value-type="float">
            <text:p>0.024</text:p>
          </table:table-cell>
          <table:table-cell office:value-type="float" office:value="0.303" calcext:value-type="float">
            <text:p>0.303</text:p>
          </table:table-cell>
          <table:table-cell table:number-columns-repeated="2" office:value-type="float" office:value="0.591" calcext:value-type="float">
            <text:p>0.591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ate_neg_derivative</text:p>
          </table:table-cell>
          <table:table-cell office:value-type="float" office:value="0.0304537825286388" calcext:value-type="float">
            <text:p>0.030453782528639</text:p>
          </table:table-cell>
          <table:table-cell office:value-type="float" office:value="0.46432825922966" calcext:value-type="float">
            <text:p>0.46432825922966</text:p>
          </table:table-cell>
          <table:table-cell office:value-type="string" calcext:value-type="string">
            <text:p>arousal_b * task</text:p>
          </table:table-cell>
          <table:table-cell office:value-type="float" office:value="0.039" calcext:value-type="float">
            <text:p>0.03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39" calcext:value-type="float">
            <text:p>0.039</text:p>
          </table:table-cell>
          <table:table-cell office:value-type="float" office:value="0.515" calcext:value-type="float">
            <text:p>0.515</text:p>
          </table:table-cell>
          <table:table-cell table:number-columns-repeated="2" office:value-type="float" office:value="0.485" calcext:value-type="float">
            <text:p>0.485</text:p>
          </table:table-cell>
          <table:table-cell office:value-type="float" office:value="0.035" calcext:value-type="float">
            <text:p>0.035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eak_skew</text:p>
          </table:table-cell>
          <table:table-cell office:value-type="float" office:value="0.0367911942303181" calcext:value-type="float">
            <text:p>0.036791194230318</text:p>
          </table:table-cell>
          <table:table-cell office:value-type="float" office:value="0.0312790684401989" calcext:value-type="float">
            <text:p>0.031279068440199</text:p>
          </table:table-cell>
          <table:table-cell office:value-type="string" calcext:value-type="string">
            <text:p>arousal_b * task</text:p>
          </table:table-cell>
          <table:table-cell office:value-type="float" office:value="0.073" calcext:value-type="float">
            <text:p>0.07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73" calcext:value-type="float">
            <text:p>0.073</text:p>
          </table:table-cell>
          <table:table-cell office:value-type="float" office:value="1.778" calcext:value-type="float">
            <text:p>1.778</text:p>
          </table:table-cell>
          <table:table-cell table:number-columns-repeated="2" office:value-type="float" office:value="0.204" calcext:value-type="float">
            <text:p>0.204</text:p>
          </table:table-cell>
          <table:table-cell office:value-type="float" office:value="0.113" calcext:value-type="float">
            <text:p>0.113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ate_max</text:p>
          </table:table-cell>
          <table:table-cell office:value-type="float" office:value="0.0421959459781647" calcext:value-type="float">
            <text:p>0.042195945978165</text:p>
          </table:table-cell>
          <table:table-cell office:value-type="float" office:value="0.0705904364585877" calcext:value-type="float">
            <text:p>0.070590436458588</text:p>
          </table:table-cell>
          <table:table-cell office:value-type="string" calcext:value-type="string">
            <text:p>arousal_b * task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.852" calcext:value-type="float">
            <text:p>0.852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HRV_MCVNN</text:p>
          </table:table-cell>
          <table:table-cell office:value-type="float" office:value="0.0429824516177177" calcext:value-type="float">
            <text:p>0.042982451617718</text:p>
          </table:table-cell>
          <table:table-cell office:value-type="float" office:value="0.640359818935394" calcext:value-type="float">
            <text:p>0.640359818935394</text:p>
          </table:table-cell>
          <table:table-cell office:value-type="string" calcext:value-type="string">
            <text:p>arousal_b * task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float" office:value="0.761" calcext:value-type="float">
            <text:p>0.761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HRV_pNN20</text:p>
          </table:table-cell>
          <table:table-cell office:value-type="float" office:value="0.0432120636105537" calcext:value-type="float">
            <text:p>0.043212063610554</text:p>
          </table:table-cell>
          <table:table-cell office:value-type="float" office:value="0.0433841906487942" calcext:value-type="float">
            <text:p>0.043384190648794</text:p>
          </table:table-cell>
          <table:table-cell office:value-type="string" calcext:value-type="string">
            <text:p>arousal_b * t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918" calcext:value-type="float">
            <text:p>0.918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HRV_MadNN</text:p>
          </table:table-cell>
          <table:table-cell office:value-type="float" office:value="0.0433204732835293" calcext:value-type="float">
            <text:p>0.043320473283529</text:p>
          </table:table-cell>
          <table:table-cell office:value-type="float" office:value="0.642866432666779" calcext:value-type="float">
            <text:p>0.642866432666779</text:p>
          </table:table-cell>
          <table:table-cell office:value-type="string" calcext:value-type="string">
            <text:p>arousal_b * task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HRV_SDNNI2</text:p>
          </table:table-cell>
          <table:table-cell office:value-type="float" office:value="0.0447064749896526" calcext:value-type="float">
            <text:p>0.044706474989653</text:p>
          </table:table-cell>
          <table:table-cell office:value-type="float" office:value="0.0406386815011501" calcext:value-type="float">
            <text:p>0.04063868150115</text:p>
          </table:table-cell>
          <table:table-cell office:value-type="string" calcext:value-type="string">
            <text:p>arousal_b * t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943" calcext:value-type="float">
            <text:p>0.9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ate_std</text:p>
          </table:table-cell>
          <table:table-cell office:value-type="float" office:value="0.0483258701860905" calcext:value-type="float">
            <text:p>0.048325870186091</text:p>
          </table:table-cell>
          <table:table-cell office:value-type="float" office:value="0.159126535058022" calcext:value-type="float">
            <text:p>0.159126535058022</text:p>
          </table:table-cell>
          <table:table-cell office:value-type="string" calcext:value-type="string">
            <text:p>arousal_b * t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968" calcext:value-type="float">
            <text:p>0.9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Default" office:value-type="string" calcext:value-type="string">
            <text:p>peak_kurt</text:p>
          </table:table-cell>
          <table:table-cell table:style-name="Default" office:value-type="float" office:value="0.0500019080936909" calcext:value-type="float">
            <text:p>0.050001908093691</text:p>
          </table:table-cell>
          <table:table-cell table:style-name="Default" office:value-type="float" office:value="0.297566562891007" calcext:value-type="float">
            <text:p>0.297566562891007</text:p>
          </table:table-cell>
          <table:table-cell table:style-name="Default" office:value-type="string" calcext:value-type="string">
            <text:p>arousal_b * task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0.022" calcext:value-type="float">
            <text:p>0.022</text:p>
          </table:table-cell>
          <table:table-cell table:number-columns-repeated="2" table:style-name="Default" office:value-type="float" office:value="0.885" calcext:value-type="float">
            <text:p>0.885</text:p>
          </table:table-cell>
          <table:table-cell table:style-name="Default" office:value-type="float" office:value="0.002" calcext:value-type="float">
            <text:p>0.0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1"/>
        </table:table-row>
        <table:table-row table:style-name="ro1">
          <table:table-cell table:style-name="Default" office:value-type="string" calcext:value-type="string">
            <text:p>HRV_SDANN5</text:p>
          </table:table-cell>
          <table:table-cell table:style-name="Default" office:value-type="float" office:value="0.0501879528164864" calcext:value-type="float">
            <text:p>0.050187952816486</text:p>
          </table:table-cell>
          <table:table-cell table:style-name="Default" office:value-type="float" office:value="0.633663833141327" calcext:value-type="float">
            <text:p>0.633663833141327</text:p>
          </table:table-cell>
          <table:table-cell table:style-name="Default" office:value-type="string" calcext:value-type="string">
            <text:p>arousal_b * task</text:p>
          </table:table-cell>
          <table:table-cell table:style-name="Default" office:value-type="float" office:value="0.034" calcext:value-type="float">
            <text:p>0.03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34" calcext:value-type="float">
            <text:p>0.034</text:p>
          </table:table-cell>
          <table:table-cell table:style-name="Default" office:value-type="float" office:value="0.508" calcext:value-type="float">
            <text:p>0.508</text:p>
          </table:table-cell>
          <table:table-cell table:number-columns-repeated="2" table:style-name="Default" office:value-type="float" office:value="0.488" calcext:value-type="float">
            <text:p>0.488</text:p>
          </table:table-cell>
          <table:table-cell table:style-name="Default" office:value-type="float" office:value="0.035" calcext:value-type="float">
            <text:p>0.03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1"/>
        </table:table-row>
        <table:table-row table:style-name="ro1">
          <table:table-cell table:style-name="Default" office:value-type="string" calcext:value-type="string">
            <text:p>HRV_SDANN2</text:p>
          </table:table-cell>
          <table:table-cell table:style-name="Default" office:value-type="float" office:value="0.0636033192276955" calcext:value-type="float">
            <text:p>0.063603319227696</text:p>
          </table:table-cell>
          <table:table-cell table:style-name="Default" office:value-type="float" office:value="0.342073857784271" calcext:value-type="float">
            <text:p>0.342073857784271</text:p>
          </table:table-cell>
          <table:table-cell table:style-name="Default" office:value-type="string" calcext:value-type="string">
            <text:p>arousal_b * task</text:p>
          </table:table-cell>
          <table:table-cell table:style-name="Default" office:value-type="float" office:value="0.021" calcext:value-type="float">
            <text:p>0.02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21" calcext:value-type="float">
            <text:p>0.021</text:p>
          </table:table-cell>
          <table:table-cell table:style-name="Default" office:value-type="float" office:value="1.252" calcext:value-type="float">
            <text:p>1.252</text:p>
          </table:table-cell>
          <table:table-cell table:number-columns-repeated="2" table:style-name="Default" office:value-type="float" office:value="0.282" calcext:value-type="float">
            <text:p>0.282</text:p>
          </table:table-cell>
          <table:table-cell table:style-name="Default" office:value-type="float" office:value="0.082" calcext:value-type="float">
            <text:p>0.08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1"/>
        </table:table-row>
        <table:table-row table:style-name="ro1">
          <table:table-cell table:style-name="Default" office:value-type="string" calcext:value-type="string">
            <text:p>HRV_SDNNI1</text:p>
          </table:table-cell>
          <table:table-cell table:style-name="Default" office:value-type="float" office:value="0.0692655295133591" calcext:value-type="float">
            <text:p>0.069265529513359</text:p>
          </table:table-cell>
          <table:table-cell table:style-name="Default" office:value-type="float" office:value="0.840293705463409" calcext:value-type="float">
            <text:p>0.840293705463409</text:p>
          </table:table-cell>
          <table:table-cell table:style-name="Default" office:value-type="string" calcext:value-type="string">
            <text:p>arousal_b * task</text:p>
          </table:table-cell>
          <table:table-cell table:style-name="Default" office:value-type="float" office:value="0.083" calcext:value-type="float">
            <text:p>0.08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83" calcext:value-type="float">
            <text:p>0.083</text:p>
          </table:table-cell>
          <table:table-cell table:style-name="Default" office:value-type="float" office:value="1.285" calcext:value-type="float">
            <text:p>1.285</text:p>
          </table:table-cell>
          <table:table-cell table:number-columns-repeated="2" table:style-name="Default" office:value-type="float" office:value="0.276" calcext:value-type="float">
            <text:p>0.276</text:p>
          </table:table-cell>
          <table:table-cell table:style-name="Default" office:value-type="float" office:value="0.084" calcext:value-type="float">
            <text:p>0.0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1"/>
        </table:table-row>
        <table:table-row table:style-name="ro1">
          <table:table-cell table:style-name="Default" office:value-type="string" calcext:value-type="string">
            <text:p>peak_std</text:p>
          </table:table-cell>
          <table:table-cell table:style-name="Default" office:value-type="float" office:value="0.0732473358511925" calcext:value-type="float">
            <text:p>0.073247335851193</text:p>
          </table:table-cell>
          <table:table-cell table:style-name="Default" office:value-type="float" office:value="0.0938167721033097" calcext:value-type="float">
            <text:p>0.09381677210331</text:p>
          </table:table-cell>
          <table:table-cell table:style-name="Default" office:value-type="string" calcext:value-type="string">
            <text:p>arousal_b * task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067" calcext:value-type="float">
            <text:p>0.067</text:p>
          </table:table-cell>
          <table:table-cell table:number-columns-repeated="2" table:style-name="Default" office:value-type="float" office:value="0.799" calcext:value-type="float">
            <text:p>0.799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1"/>
        </table:table-row>
        <table:table-row table:style-name="ro1">
          <table:table-cell table:style-name="Default" office:value-type="string" calcext:value-type="string">
            <text:p>HRV_MeanNN</text:p>
          </table:table-cell>
          <table:table-cell table:style-name="Default" office:value-type="float" office:value="0.0758185014128685" calcext:value-type="float">
            <text:p>0.075818501412869</text:p>
          </table:table-cell>
          <table:table-cell table:style-name="Default" office:value-type="float" office:value="0.326609551906586" calcext:value-type="float">
            <text:p>0.326609551906586</text:p>
          </table:table-cell>
          <table:table-cell table:style-name="Default" office:value-type="string" calcext:value-type="string">
            <text:p>arousal_b * task</text:p>
          </table:table-cell>
          <table:table-cell table:style-name="Default" office:value-type="float" office:value="0.028" calcext:value-type="float">
            <text:p>0.0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28" calcext:value-type="float">
            <text:p>0.028</text:p>
          </table:table-cell>
          <table:table-cell table:style-name="Default" office:value-type="float" office:value="0.53" calcext:value-type="float">
            <text:p>0.53</text:p>
          </table:table-cell>
          <table:table-cell table:number-columns-repeated="2" table:style-name="Default" office:value-type="float" office:value="0.479" calcext:value-type="float">
            <text:p>0.479</text:p>
          </table:table-cell>
          <table:table-cell table:style-name="Default" office:value-type="float" office:value="0.036" calcext:value-type="float">
            <text:p>0.0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1"/>
        </table:table-row>
        <table:table-row table:style-name="ro1">
          <table:table-cell table:style-name="Default" office:value-type="string" calcext:value-type="string">
            <text:p>rate_min</text:p>
          </table:table-cell>
          <table:table-cell table:style-name="Default" office:value-type="float" office:value="0.0911267995834351" calcext:value-type="float">
            <text:p>0.091126799583435</text:p>
          </table:table-cell>
          <table:table-cell table:style-name="Default" office:value-type="float" office:value="0.0919291377067566" calcext:value-type="float">
            <text:p>0.091929137706757</text:p>
          </table:table-cell>
          <table:table-cell table:style-name="Default" office:value-type="string" calcext:value-type="string">
            <text:p>arousal_b * task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8" calcext:value-type="float">
            <text:p>0.018</text:p>
          </table:table-cell>
          <table:table-cell table:number-columns-repeated="2" table:style-name="Default" office:value-type="float" office:value="0.895" calcext:value-type="float">
            <text:p>0.895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1"/>
        </table:table-row>
        <table:table-row table:style-name="ro1">
          <table:table-cell table:style-name="Default" office:value-type="string" calcext:value-type="string">
            <text:p>peak_pos_derivative</text:p>
          </table:table-cell>
          <table:table-cell table:style-name="Default" office:value-type="float" office:value="0.0956555902957916" calcext:value-type="float">
            <text:p>0.095655590295792</text:p>
          </table:table-cell>
          <table:table-cell table:style-name="Default" office:value-type="float" office:value="0.0625902563333511" calcext:value-type="float">
            <text:p>0.062590256333351</text:p>
          </table:table-cell>
          <table:table-cell table:style-name="Default" office:value-type="string" calcext:value-type="string">
            <text:p>arousal_b * task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2.165" calcext:value-type="float">
            <text:p>2.165</text:p>
          </table:table-cell>
          <table:table-cell table:number-columns-repeated="2" table:style-name="Default" office:value-type="float" office:value="0.163" calcext:value-type="float">
            <text:p>0.163</text:p>
          </table:table-cell>
          <table:table-cell table:style-name="Default" office:value-type="float" office:value="0.134" calcext:value-type="float">
            <text:p>0.13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1"/>
        </table:table-row>
        <table:table-row table:style-name="ro1">
          <table:table-cell table:style-name="Default" office:value-type="string" calcext:value-type="string">
            <text:p>rate_kurt</text:p>
          </table:table-cell>
          <table:table-cell table:style-name="Default" office:value-type="float" office:value="0.133526012301445" calcext:value-type="float">
            <text:p>0.133526012301445</text:p>
          </table:table-cell>
          <table:table-cell table:style-name="Default" office:value-type="float" office:value="0.169448241591454" calcext:value-type="float">
            <text:p>0.169448241591454</text:p>
          </table:table-cell>
          <table:table-cell table:style-name="Default" office:value-type="string" calcext:value-type="string">
            <text:p>arousal_b * task</text:p>
          </table:table-cell>
          <table:table-cell table:style-name="Default" office:value-type="float" office:value="0.058" calcext:value-type="float">
            <text:p>0.05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58" calcext:value-type="float">
            <text:p>0.058</text:p>
          </table:table-cell>
          <table:table-cell table:style-name="Default" office:value-type="float" office:value="3.093" calcext:value-type="float">
            <text:p>3.093</text:p>
          </table:table-cell>
          <table:table-cell table:number-columns-repeated="2" table:style-name="Default" office:value-type="float" office:value="0.1" calcext:value-type="float">
            <text:p>0.1</text:p>
          </table:table-cell>
          <table:table-cell table:style-name="Default" office:value-type="float" office:value="0.181" calcext:value-type="float">
            <text:p>0.18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1"/>
        </table:table-row>
        <table:table-row table:style-name="ro1">
          <table:table-cell table:style-name="Default" office:value-type="string" calcext:value-type="string">
            <text:p>bpm</text:p>
          </table:table-cell>
          <table:table-cell table:style-name="Default" office:value-type="float" office:value="0.138571098446846" calcext:value-type="float">
            <text:p>0.138571098446846</text:p>
          </table:table-cell>
          <table:table-cell table:style-name="Default" office:value-type="float" office:value="0.159030869603157" calcext:value-type="float">
            <text:p>0.159030869603157</text:p>
          </table:table-cell>
          <table:table-cell table:style-name="Default" office:value-type="string" calcext:value-type="string">
            <text:p>arousal_b * task</text:p>
          </table:table-cell>
          <table:table-cell table:style-name="Default" office:value-type="float" office:value="0.002" calcext:value-type="float">
            <text:p>0.0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02" calcext:value-type="float">
            <text:p>0.002</text:p>
          </table:table-cell>
          <table:table-cell table:style-name="Default" office:value-type="float" office:value="0.069" calcext:value-type="float">
            <text:p>0.069</text:p>
          </table:table-cell>
          <table:table-cell table:number-columns-repeated="2" table:style-name="Default" office:value-type="float" office:value="0.797" calcext:value-type="float">
            <text:p>0.797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1"/>
        </table:table-row>
        <table:table-row table:style-name="ro1">
          <table:table-cell table:style-name="Default" office:value-type="string" calcext:value-type="string">
            <text:p>ibi</text:p>
          </table:table-cell>
          <table:table-cell table:style-name="Default" office:value-type="float" office:value="0.170612141489983" calcext:value-type="float">
            <text:p>0.170612141489983</text:p>
          </table:table-cell>
          <table:table-cell table:style-name="Default" office:value-type="float" office:value="0.168196961283684" calcext:value-type="float">
            <text:p>0.168196961283684</text:p>
          </table:table-cell>
          <table:table-cell table:style-name="Default" office:value-type="string" calcext:value-type="string">
            <text:p>arousal_b * task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0.018" calcext:value-type="float">
            <text:p>0.018</text:p>
          </table:table-cell>
          <table:table-cell table:number-columns-repeated="2" table:style-name="Default" office:value-type="float" office:value="0.894" calcext:value-type="float">
            <text:p>0.89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1"/>
        </table:table-row>
        <table:table-row table:style-name="ro1">
          <table:table-cell table:style-name="Default" office:value-type="string" calcext:value-type="string">
            <text:p>HRV_HTI</text:p>
          </table:table-cell>
          <table:table-cell table:style-name="Default" office:value-type="float" office:value="0.218765169382095" calcext:value-type="float">
            <text:p>0.218765169382095</text:p>
          </table:table-cell>
          <table:table-cell table:style-name="Default" office:value-type="float" office:value="0.213347896933556" calcext:value-type="float">
            <text:p>0.213347896933556</text:p>
          </table:table-cell>
          <table:table-cell table:style-name="Default" office:value-type="string" calcext:value-type="string">
            <text:p>arousal_b * task</text:p>
          </table:table-cell>
          <table:table-cell table:style-name="Default" office:value-type="float" office:value="0.021" calcext:value-type="float">
            <text:p>0.02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21" calcext:value-type="float">
            <text:p>0.021</text:p>
          </table:table-cell>
          <table:table-cell table:style-name="Default" office:value-type="float" office:value="0.184" calcext:value-type="float">
            <text:p>0.184</text:p>
          </table:table-cell>
          <table:table-cell table:number-columns-repeated="2" table:style-name="Default" office:value-type="float" office:value="0.675" calcext:value-type="float">
            <text:p>0.675</text:p>
          </table:table-cell>
          <table:table-cell table:style-name="Default" office:value-type="float" office:value="0.013" calcext:value-type="float">
            <text:p>0.0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1"/>
        </table:table-row>
        <table:table-row table:style-name="ro1">
          <table:table-cell table:style-name="Default" office:value-type="string" calcext:value-type="string">
            <text:p>HRV_TINN</text:p>
          </table:table-cell>
          <table:table-cell table:style-name="Default" office:value-type="float" office:value="0.234768286347389" calcext:value-type="float">
            <text:p>0.234768286347389</text:p>
          </table:table-cell>
          <table:table-cell table:style-name="Default" office:value-type="float" office:value="0.499367117881775" calcext:value-type="float">
            <text:p>0.499367117881775</text:p>
          </table:table-cell>
          <table:table-cell table:style-name="Default" office:value-type="string" calcext:value-type="string">
            <text:p>arousal_b * task</text:p>
          </table:table-cell>
          <table:table-cell table:style-name="Default" office:value-type="float" office:value="0.019" calcext:value-type="float">
            <text:p>0.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19" calcext:value-type="float">
            <text:p>0.019</text:p>
          </table:table-cell>
          <table:table-cell table:style-name="Default" office:value-type="float" office:value="0.202" calcext:value-type="float">
            <text:p>0.202</text:p>
          </table:table-cell>
          <table:table-cell table:number-columns-repeated="2" table:style-name="Default" office:value-type="float" office:value="0.66" calcext:value-type="float">
            <text:p>0.66</text:p>
          </table:table-cell>
          <table:table-cell table:style-name="Default" office:value-type="float" office:value="0.014" calcext:value-type="float">
            <text:p>0.0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1"/>
        </table:table-row>
        <table:table-row table:style-name="ro1">
          <table:table-cell table:style-name="Default" office:value-type="string" calcext:value-type="string">
            <text:p>peak_var</text:p>
          </table:table-cell>
          <table:table-cell table:style-name="Default" office:value-type="float" office:value="0.255496978759766" calcext:value-type="float">
            <text:p>0.255496978759766</text:p>
          </table:table-cell>
          <table:table-cell table:style-name="Default" office:value-type="float" office:value="0.270989149808884" calcext:value-type="float">
            <text:p>0.270989149808884</text:p>
          </table:table-cell>
          <table:table-cell table:style-name="Default" office:value-type="string" calcext:value-type="string">
            <text:p>arousal_b * task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984" calcext:value-type="float">
            <text:p>0.9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1"/>
        </table:table-row>
        <table:table-row table:style-name="ro1">
          <table:table-cell table:style-name="Default" office:value-type="string" calcext:value-type="string">
            <text:p>peak_neg_derivative</text:p>
          </table:table-cell>
          <table:table-cell table:style-name="Default" office:value-type="float" office:value="0.277145087718964" calcext:value-type="float">
            <text:p>0.277145087718964</text:p>
          </table:table-cell>
          <table:table-cell table:style-name="Default" office:value-type="float" office:value="0.205191642045975" calcext:value-type="float">
            <text:p>0.205191642045975</text:p>
          </table:table-cell>
          <table:table-cell table:style-name="Default" office:value-type="string" calcext:value-type="string">
            <text:p>arousal_b * task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1.182" calcext:value-type="float">
            <text:p>1.182</text:p>
          </table:table-cell>
          <table:table-cell table:number-columns-repeated="2" table:style-name="Default" office:value-type="float" office:value="0.295" calcext:value-type="float">
            <text:p>0.295</text:p>
          </table:table-cell>
          <table:table-cell table:style-name="Default" office:value-type="float" office:value="0.078" calcext:value-type="float">
            <text:p>0.07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1"/>
        </table:table-row>
        <table:table-row table:style-name="ro1">
          <table:table-cell table:style-name="Default" office:value-type="string" calcext:value-type="string">
            <text:p>rate_var</text:p>
          </table:table-cell>
          <table:table-cell table:style-name="Default" office:value-type="float" office:value="0.343807339668274" calcext:value-type="float">
            <text:p>0.343807339668274</text:p>
          </table:table-cell>
          <table:table-cell table:style-name="Default" office:value-type="float" office:value="0.452338486909866" calcext:value-type="float">
            <text:p>0.452338486909866</text:p>
          </table:table-cell>
          <table:table-cell table:style-name="Default" office:value-type="string" calcext:value-type="string">
            <text:p>arousal_b * task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float" office:value="1.609" calcext:value-type="float">
            <text:p>1.609</text:p>
          </table:table-cell>
          <table:table-cell table:number-columns-repeated="2" table:style-name="Default" office:value-type="float" office:value="0.225" calcext:value-type="float">
            <text:p>0.225</text:p>
          </table:table-cell>
          <table:table-cell table:style-name="Default" office:value-type="float" office:value="0.103" calcext:value-type="float">
            <text:p>0.10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1"/>
        </table:table-row>
        <table:table-row table:style-name="ro1">
          <table:table-cell table:style-name="Default" office:value-type="string" calcext:value-type="string">
            <text:p>HRV_SDNN</text:p>
          </table:table-cell>
          <table:table-cell table:style-name="Default" office:value-type="float" office:value="0.601974964141846" calcext:value-type="float">
            <text:p>0.601974964141846</text:p>
          </table:table-cell>
          <table:table-cell table:style-name="Default" office:value-type="float" office:value="0.828769981861115" calcext:value-type="float">
            <text:p>0.828769981861115</text:p>
          </table:table-cell>
          <table:table-cell table:style-name="Default" office:value-type="string" calcext:value-type="string">
            <text:p>arousal_b * task</text:p>
          </table:table-cell>
          <table:table-cell table:style-name="Default" office:value-type="float" office:value="0.027" calcext:value-type="float">
            <text:p>0.02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27" calcext:value-type="float">
            <text:p>0.027</text:p>
          </table:table-cell>
          <table:table-cell table:style-name="Default" office:value-type="float" office:value="1.138" calcext:value-type="float">
            <text:p>1.138</text:p>
          </table:table-cell>
          <table:table-cell table:number-columns-repeated="2" table:style-name="Default" office:value-type="float" office:value="0.304" calcext:value-type="float">
            <text:p>0.304</text:p>
          </table:table-cell>
          <table:table-cell table:style-name="Default" office:value-type="float" office:value="0.075" calcext:value-type="float">
            <text:p>0.07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1"/>
        </table:table-row>
        <table:table-row table:style-name="ro1">
          <table:table-cell table:style-name="Default" office:value-type="string" calcext:value-type="string">
            <text:p>rate_mean</text:p>
          </table:table-cell>
          <table:table-cell table:style-name="Default" office:value-type="float" office:value="0.614596843719482" calcext:value-type="float">
            <text:p>0.614596843719482</text:p>
          </table:table-cell>
          <table:table-cell table:style-name="Default" office:value-type="float" office:value="0.727887511253357" calcext:value-type="float">
            <text:p>0.727887511253357</text:p>
          </table:table-cell>
          <table:table-cell table:style-name="Default" office:value-type="string" calcext:value-type="string">
            <text:p>arousal_b * task</text:p>
          </table:table-cell>
          <table:table-cell table:style-name="Default" office:value-type="float" office:value="0.023" calcext:value-type="float">
            <text:p>0.02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23" calcext:value-type="float">
            <text:p>0.023</text:p>
          </table:table-cell>
          <table:table-cell table:style-name="Default" office:value-type="float" office:value="0.609" calcext:value-type="float">
            <text:p>0.609</text:p>
          </table:table-cell>
          <table:table-cell table:number-columns-repeated="2" table:style-name="Default" office:value-type="float" office:value="0.448" calcext:value-type="float">
            <text:p>0.448</text:p>
          </table:table-cell>
          <table:table-cell table:style-name="Default" office:value-type="float" office:value="0.042" calcext:value-type="float">
            <text:p>0.04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1"/>
        </table:table-row>
        <table:table-row table:style-name="ro1">
          <table:table-cell table:style-name="Default" office:value-type="string" calcext:value-type="string">
            <text:p>hrv_madnn</text:p>
          </table:table-cell>
          <table:table-cell table:style-name="Default" office:value-type="float" office:value="0.771136283874512" calcext:value-type="float">
            <text:p>0.771136283874512</text:p>
          </table:table-cell>
          <table:table-cell table:style-name="Default" office:value-type="float" office:value="0.734757542610168" calcext:value-type="float">
            <text:p>0.734757542610168</text:p>
          </table:table-cell>
          <table:table-cell table:style-name="Default" office:value-type="string" calcext:value-type="string">
            <text:p>arousal_b * task</text:p>
          </table:table-cell>
          <table:table-cell table:style-name="Default" office:value-type="float" office:value="0.016" calcext:value-type="float">
            <text:p>0.0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16" calcext:value-type="float">
            <text:p>0.016</text:p>
          </table:table-cell>
          <table:table-cell table:style-name="Default" office:value-type="float" office:value="0.595" calcext:value-type="float">
            <text:p>0.595</text:p>
          </table:table-cell>
          <table:table-cell table:number-columns-repeated="2" table:style-name="Default" office:value-type="float" office:value="0.453" calcext:value-type="float">
            <text:p>0.453</text:p>
          </table:table-cell>
          <table:table-cell table:style-name="Default" office:value-type="float" office:value="0.041" calcext:value-type="float">
            <text:p>0.04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1"/>
        </table:table-row>
        <table:table-row table:style-name="ro1">
          <table:table-cell table:style-name="Default" office:value-type="string" calcext:value-type="string">
            <text:p>rate_pos_derivative</text:p>
          </table:table-cell>
          <table:table-cell table:style-name="Default" office:value-type="float" office:value="0.947883188724518" calcext:value-type="float">
            <text:p>0.947883188724518</text:p>
          </table:table-cell>
          <table:table-cell table:style-name="Default" office:value-type="float" office:value="0.949150204658508" calcext:value-type="float">
            <text:p>0.949150204658508</text:p>
          </table:table-cell>
          <table:table-cell table:style-name="Default" office:value-type="string" calcext:value-type="string">
            <text:p>arousal_b * task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0.03" calcext:value-type="float">
            <text:p>0.03</text:p>
          </table:table-cell>
          <table:table-cell table:number-columns-repeated="2" table:style-name="Default" office:value-type="float" office:value="0.864" calcext:value-type="float">
            <text:p>0.864</text:p>
          </table:table-cell>
          <table:table-cell table:style-name="Default" office:value-type="float" office:value="0.002" calcext:value-type="float">
            <text:p>0.0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1"/>
        </table:table-row>
        <table:table-row table:style-name="ro1">
          <table:table-cell office:value-type="string" calcext:value-type="string">
            <text:p>sdnn</text:p>
          </table:table-cell>
          <table:table-cell office:value-type="float" office:value="1" calcext:value-type="float">
            <text:p>1</text:p>
          </table:table-cell>
          <table:table-cell office:value-type="float" office:value="0.16592700779438" calcext:value-type="float">
            <text:p>0.16592700779438</text:p>
          </table:table-cell>
          <table:table-cell office:value-type="string" calcext:value-type="string">
            <text:p>arousal_b * task</text:p>
          </table:table-cell>
          <table:table-cell office:value-type="float" office:value="0.087" calcext:value-type="float">
            <text:p>0.08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87" calcext:value-type="float">
            <text:p>0.087</text:p>
          </table:table-cell>
          <table:table-cell office:value-type="float" office:value="1.627" calcext:value-type="float">
            <text:p>1.627</text:p>
          </table:table-cell>
          <table:table-cell table:number-columns-repeated="2" office:value-type="float" office:value="0.223" calcext:value-type="float">
            <text:p>0.223</text:p>
          </table:table-cell>
          <table:table-cell office:value-type="float" office:value="0.104" calcext:value-type="float">
            <text:p>0.104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d1</text:p>
          </table:table-cell>
          <table:table-cell office:value-type="float" office:value="1" calcext:value-type="float">
            <text:p>1</text:p>
          </table:table-cell>
          <table:table-cell office:value-type="float" office:value="0.0000527179945493117" calcext:value-type="float">
            <text:p>5.27179945493117E-05</text:p>
          </table:table-cell>
          <table:table-cell office:value-type="string" calcext:value-type="string">
            <text:p>arousal_b * task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8" calcext:value-type="float">
            <text:p>0.008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629" calcext:value-type="float">
            <text:p>0.629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mssd</text:p>
          </table:table-cell>
          <table:table-cell office:value-type="float" office:value="1" calcext:value-type="float">
            <text:p>1</text:p>
          </table:table-cell>
          <table:table-cell office:value-type="float" office:value="0.000650664966087788" calcext:value-type="float">
            <text:p>0.000650664966088</text:p>
          </table:table-cell>
          <table:table-cell office:value-type="string" calcext:value-type="string">
            <text:p>arousal_b * task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257" calcext:value-type="float">
            <text:p>0.257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eak_mean</text:p>
          </table:table-cell>
          <table:table-cell office:value-type="float" office:value="1" calcext:value-type="float">
            <text:p>1</text:p>
          </table:table-cell>
          <table:table-cell office:value-type="float" office:value="0.0000056900612435129" calcext:value-type="float">
            <text:p>5.6900612435129E-06</text:p>
          </table:table-cell>
          <table:table-cell office:value-type="string" calcext:value-type="string">
            <text:p>arousal_b * task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87" calcext:value-type="float">
            <text:p>0.087</text:p>
          </table:table-cell>
          <table:table-cell table:number-columns-repeated="2" office:value-type="float" office:value="0.773" calcext:value-type="float">
            <text:p>0.773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eak_median</text:p>
          </table:table-cell>
          <table:table-cell office:value-type="float" office:value="1" calcext:value-type="float">
            <text:p>1</text:p>
          </table:table-cell>
          <table:table-cell office:value-type="float" office:value="0.00462078163400292" calcext:value-type="float">
            <text:p>0.004620781634003</text:p>
          </table:table-cell>
          <table:table-cell office:value-type="string" calcext:value-type="string">
            <text:p>arousal_b * task</text:p>
          </table:table-cell>
          <table:table-cell office:value-type="float" office:value="0.261" calcext:value-type="float">
            <text:p>0.26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261" calcext:value-type="float">
            <text:p>0.261</text:p>
          </table:table-cell>
          <table:table-cell office:value-type="float" office:value="4.794" calcext:value-type="float">
            <text:p>4.794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float" office:value="0.255" calcext:value-type="float">
            <text:p>0.255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eak_max</text:p>
          </table:table-cell>
          <table:table-cell office:value-type="float" office:value="1" calcext:value-type="float">
            <text:p>1</text:p>
          </table:table-cell>
          <table:table-cell office:value-type="float" office:value="0.000343085644999519" calcext:value-type="float">
            <text:p>0.000343085645</text:p>
          </table:table-cell>
          <table:table-cell office:value-type="string" calcext:value-type="string">
            <text:p>arousal_b * task</text:p>
          </table:table-cell>
          <table:table-cell office:value-type="float" office:value="0.059" calcext:value-type="float">
            <text:p>0.05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59" calcext:value-type="float">
            <text:p>0.059</text:p>
          </table:table-cell>
          <table:table-cell office:value-type="float" office:value="0.973" calcext:value-type="float">
            <text:p>0.973</text:p>
          </table:table-cell>
          <table:table-cell table:number-columns-repeated="2" office:value-type="float" office:value="0.341" calcext:value-type="float">
            <text:p>0.341</text:p>
          </table:table-cell>
          <table:table-cell office:value-type="float" office:value="0.065" calcext:value-type="float">
            <text:p>0.065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eak_min</text:p>
          </table:table-cell>
          <table:table-cell office:value-type="float" office:value="1" calcext:value-type="float">
            <text:p>1</text:p>
          </table:table-cell>
          <table:table-cell office:value-type="float" office:value="0.000283641449641436" calcext:value-type="float">
            <text:p>0.000283641449641</text:p>
          </table:table-cell>
          <table:table-cell office:value-type="string" calcext:value-type="string">
            <text:p>arousal_b * task</text:p>
          </table:table-cell>
          <table:table-cell office:value-type="float" office:value="0.068" calcext:value-type="float">
            <text:p>0.06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68" calcext:value-type="float">
            <text:p>0.068</text:p>
          </table:table-cell>
          <table:table-cell office:value-type="float" office:value="1.096" calcext:value-type="float">
            <text:p>1.096</text:p>
          </table:table-cell>
          <table:table-cell table:number-columns-repeated="2" office:value-type="float" office:value="0.313" calcext:value-type="float">
            <text:p>0.313</text:p>
          </table:table-cell>
          <table:table-cell office:value-type="float" office:value="0.073" calcext:value-type="float">
            <text:p>0.073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</table:table>
      <table:named-expressions/>
      <table:database-ranges>
        <table:database-range table:name="__Anonymous_Sheet_DB__0" table:target-range-address="statistic_result_ppg_arousal.A1:statistic_result_ppg_arousal.M120" table:contains-header="false">
          <table:sort>
            <table:sort-by table:field-number="3" table:data-type="automatic"/>
          </table:sort>
        </table:database-range>
        <table:database-range table:name="__Anonymous_Sheet_DB__1" table:target-range-address="arousal.A1:arousal.M4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task.A1:task.N40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arousal-task'.A1:'arousal-task'.M4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13:24:35.0942348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30T13:29:17.944212658</dc:date>
    <meta:editing-duration>PT14M45S</meta:editing-duration>
    <meta:editing-cycles>3</meta:editing-cycles>
    <meta:generator>LibreOffice/6.4.3.2$Linux_X86_64 LibreOffice_project/747b5d0ebf89f41c860ec2a39efd7cb15b54f2d8</meta:generator>
    <meta:document-statistic meta:table-count="4" meta:cell-count="3121" meta:object-count="0"/>
  </office:meta>
</office:document-meta>
</file>